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21/" manifest:media-type="application/vnd.oasis.opendocument.chart"/>
  <manifest:file-entry manifest:full-path="Object 22/" manifest:media-type="application/vnd.oasis.opendocument.chart"/>
  <manifest:file-entry manifest:full-path="Object 23/" manifest:media-type="application/vnd.oasis.opendocument.chart"/>
  <manifest:file-entry manifest:full-path="Object 24/" manifest:media-type="application/vnd.oasis.opendocument.chart"/>
  <manifest:file-entry manifest:full-path="Object 25/" manifest:media-type="application/vnd.oasis.opendocument.chart"/>
  <manifest:file-entry manifest:full-path="Object 26/" manifest:media-type="application/vnd.oasis.opendocument.chart"/>
  <manifest:file-entry manifest:full-path="Object 27/" manifest:media-type="application/vnd.oasis.opendocument.chart"/>
  <manifest:file-entry manifest:full-path="Object 28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30/" manifest:media-type="application/vnd.oasis.opendocument.chart"/>
  <manifest:file-entry manifest:full-path="Object 31/" manifest:media-type="application/vnd.oasis.opendocument.chart"/>
  <manifest:file-entry manifest:full-path="Object 32/" manifest:media-type="application/vnd.oasis.opendocument.chart"/>
  <manifest:file-entry manifest:full-path="Object 33/" manifest:media-type="application/vnd.oasis.opendocument.chart"/>
  <manifest:file-entry manifest:full-path="Object 34/" manifest:media-type="application/vnd.oasis.opendocument.chart"/>
  <manifest:file-entry manifest:full-path="Object 35/" manifest:media-type="application/vnd.oasis.opendocument.chart"/>
  <manifest:file-entry manifest:full-path="Object 36/" manifest:media-type="application/vnd.oasis.opendocument.chart"/>
  <manifest:file-entry manifest:full-path="Object 37/" manifest:media-type="application/vnd.oasis.opendocument.chart"/>
  <manifest:file-entry manifest:full-path="Object 38/" manifest:media-type="application/vnd.oasis.opendocument.chart"/>
  <manifest:file-entry manifest:full-path="Object 39/" manifest:media-type="application/vnd.oasis.opendocument.chart"/>
  <manifest:file-entry manifest:full-path="Object 4/" manifest:media-type="application/vnd.oasis.opendocument.chart"/>
  <manifest:file-entry manifest:full-path="Object 40/" manifest:media-type="application/vnd.oasis.opendocument.chart"/>
  <manifest:file-entry manifest:full-path="Object 41/" manifest:media-type="application/vnd.oasis.opendocument.chart"/>
  <manifest:file-entry manifest:full-path="Object 42/" manifest:media-type="application/vnd.oasis.opendocument.chart"/>
  <manifest:file-entry manifest:full-path="Object 43/" manifest:media-type="application/vnd.oasis.opendocument.chart"/>
  <manifest:file-entry manifest:full-path="Object 44/" manifest:media-type="application/vnd.oasis.opendocument.chart"/>
  <manifest:file-entry manifest:full-path="Object 45/" manifest:media-type="application/vnd.oasis.opendocument.chart"/>
  <manifest:file-entry manifest:full-path="Object 46/" manifest:media-type="application/vnd.oasis.opendocument.chart"/>
  <manifest:file-entry manifest:full-path="Object 47/" manifest:media-type="application/vnd.oasis.opendocument.chart"/>
  <manifest:file-entry manifest:full-path="Object 48/" manifest:media-type="application/vnd.oasis.opendocument.chart"/>
  <manifest:file-entry manifest:full-path="Object 49/" manifest:media-type="application/vnd.oasis.opendocument.chart"/>
  <manifest:file-entry manifest:full-path="Object 5/" manifest:media-type="application/vnd.oasis.opendocument.chart"/>
  <manifest:file-entry manifest:full-path="Object 50/" manifest:media-type="application/vnd.oasis.opendocument.chart"/>
  <manifest:file-entry manifest:full-path="Object 51/" manifest:media-type="application/vnd.oasis.opendocument.chart"/>
  <manifest:file-entry manifest:full-path="Object 52/" manifest:media-type="application/vnd.oasis.opendocument.chart"/>
  <manifest:file-entry manifest:full-path="Object 53/" manifest:media-type="application/vnd.oasis.opendocument.chart"/>
  <manifest:file-entry manifest:full-path="Object 54/" manifest:media-type="application/vnd.oasis.opendocument.chart"/>
  <manifest:file-entry manifest:full-path="Object 55/" manifest:media-type="application/vnd.oasis.opendocument.chart"/>
  <manifest:file-entry manifest:full-path="Object 56/" manifest:media-type="application/vnd.oasis.opendocument.chart"/>
  <manifest:file-entry manifest:full-path="Object 57/" manifest:media-type="application/vnd.oasis.opendocument.chart"/>
  <manifest:file-entry manifest:full-path="Object 58/" manifest:media-type="application/vnd.oasis.opendocument.chart"/>
  <manifest:file-entry manifest:full-path="Object 59/" manifest:media-type="application/vnd.oasis.opendocument.chart"/>
  <manifest:file-entry manifest:full-path="Object 6/" manifest:media-type="application/vnd.oasis.opendocument.chart"/>
  <manifest:file-entry manifest:full-path="Object 60/" manifest:media-type="application/vnd.oasis.opendocument.chart"/>
  <manifest:file-entry manifest:full-path="Object 61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4/styles.xml" manifest:media-type="text/xml"/>
  <manifest:file-entry manifest:full-path="Object 44/content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7/styles.xml" manifest:media-type="text/xml"/>
  <manifest:file-entry manifest:full-path="Object 47/content.xml" manifest:media-type="text/xml"/>
  <manifest:file-entry manifest:full-path="Object 48/styles.xml" manifest:media-type="text/xml"/>
  <manifest:file-entry manifest:full-path="Object 48/content.xml" manifest:media-type="text/xml"/>
  <manifest:file-entry manifest:full-path="Object 49/styles.xml" manifest:media-type="text/xml"/>
  <manifest:file-entry manifest:full-path="Object 49/content.xml" manifest:media-type="text/xml"/>
  <manifest:file-entry manifest:full-path="Object 50/styles.xml" manifest:media-type="text/xml"/>
  <manifest:file-entry manifest:full-path="Object 50/content.xml" manifest:media-type="text/xml"/>
  <manifest:file-entry manifest:full-path="Object 51/styles.xml" manifest:media-type="text/xml"/>
  <manifest:file-entry manifest:full-path="Object 51/content.xml" manifest:media-type="text/xml"/>
  <manifest:file-entry manifest:full-path="Object 52/styles.xml" manifest:media-type="text/xml"/>
  <manifest:file-entry manifest:full-path="Object 52/content.xml" manifest:media-type="text/xml"/>
  <manifest:file-entry manifest:full-path="Object 53/styles.xml" manifest:media-type="text/xml"/>
  <manifest:file-entry manifest:full-path="Object 53/content.xml" manifest:media-type="text/xml"/>
  <manifest:file-entry manifest:full-path="Object 54/styles.xml" manifest:media-type="text/xml"/>
  <manifest:file-entry manifest:full-path="Object 54/content.xml" manifest:media-type="text/xml"/>
  <manifest:file-entry manifest:full-path="Object 55/styles.xml" manifest:media-type="text/xml"/>
  <manifest:file-entry manifest:full-path="Object 55/content.xml" manifest:media-type="text/xml"/>
  <manifest:file-entry manifest:full-path="Object 56/styles.xml" manifest:media-type="text/xml"/>
  <manifest:file-entry manifest:full-path="Object 56/content.xml" manifest:media-type="text/xml"/>
  <manifest:file-entry manifest:full-path="Object 57/styles.xml" manifest:media-type="text/xml"/>
  <manifest:file-entry manifest:full-path="Object 57/content.xml" manifest:media-type="text/xml"/>
  <manifest:file-entry manifest:full-path="Object 58/styles.xml" manifest:media-type="text/xml"/>
  <manifest:file-entry manifest:full-path="Object 58/content.xml" manifest:media-type="text/xml"/>
  <manifest:file-entry manifest:full-path="Object 59/styles.xml" manifest:media-type="text/xml"/>
  <manifest:file-entry manifest:full-path="Object 59/content.xml" manifest:media-type="text/xml"/>
  <manifest:file-entry manifest:full-path="Object 60/styles.xml" manifest:media-type="text/xml"/>
  <manifest:file-entry manifest:full-path="Object 60/content.xml" manifest:media-type="text/xml"/>
  <manifest:file-entry manifest:full-path="Object 61/styles.xml" manifest:media-type="text/xml"/>
  <manifest:file-entry manifest:full-path="Object 6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5" style:family="table-cell" style:parent-style-name="Default" style:data-style-name="N14">
      <style:table-cell-properties fo:background-color="#FFFFFF"/>
    </style:style>
    <style:style style:name="ce6" style:family="table-cell" style:parent-style-name="Default" style:data-style-name="N14">
      <style:table-cell-properties fo:border-top="none" fo:border-bottom="thin solid #000000" fo:border-left="none" fo:border-right="none" fo:background-color="#FFFFFF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 style:data-style-name="N14"/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14">
      <style:table-cell-properties fo:border-top="none" fo:border-bottom="thin solid #000000" fo:border-left="none" fo:border-right="none"/>
    </style:style>
    <style:style style:name="ce18" style:family="table-cell" style:parent-style-name="Default" style:data-style-name="N14">
      <style:table-cell-properties fo:background-color="transparent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wrap-option="wrap" fo:background-color="#FFFFFF"/>
    </style:style>
    <style:style style:name="ce22" style:family="table-cell" style:parent-style-name="Default" style:data-style-name="N0">
      <style:table-cell-properties style:vertical-align="middle" fo:wrap-option="wrap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6" style:family="table-cell" style:parent-style-name="Default" style:data-style-name="N14">
      <style:table-cell-properties fo:background-color="transparent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style:vertical-align="automatic" fo:wrap-option="wrap" fo:background-color="#FFFFFF"/>
    </style:style>
    <style:style style:name="ce33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wrap-option="wrap" fo:background-color="transparent"/>
    </style:style>
    <style:style style:name="ce35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wrap-option="wrap" fo:background-color="transparent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wrap-option="wrap"/>
    </style:style>
    <style:style style:name="ce38" style:family="table-cell" style:parent-style-name="Default" style:data-style-name="N14">
      <style:table-cell-properties fo:background-color="transparent"/>
      <style:text-properties fo:color="#70AD47"/>
    </style:style>
    <style:style style:name="ce39" style:family="table-cell" style:parent-style-name="Default" style:data-style-name="N14">
      <style:table-cell-properties fo:background-color="#FFFFFF"/>
      <style:text-properties fo:color="#70AD47"/>
    </style:style>
    <style:style style:name="ce40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6.13833333333333cm" style:use-optimal-column-width="true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2.44475cm" style:use-optimal-column-width="true"/>
    </style:style>
    <style:style style:name="co4" style:family="table-column">
      <style:table-column-properties fo:break-before="auto" style:column-width="0.85725cm" style:use-optimal-column-width="true"/>
    </style:style>
    <style:style style:name="co5" style:family="table-column">
      <style:table-column-properties fo:break-before="auto" style:column-width="2.57175cm"/>
    </style:style>
    <style:style style:name="co6" style:family="table-column">
      <style:table-column-properties fo:break-before="auto" style:column-width="2.50825cm"/>
    </style:style>
    <style:style style:name="co7" style:family="table-column">
      <style:table-column-properties fo:break-before="auto" style:column-width="2.36008333333333cm" style:use-optimal-column-width="true"/>
    </style:style>
    <style:style style:name="co8" style:family="table-column">
      <style:table-column-properties fo:break-before="auto" style:column-width="2.62466666666667cm"/>
    </style:style>
    <style:style style:name="co9" style:family="table-column">
      <style:table-column-properties fo:break-before="auto" style:column-width="2.43416666666667cm" style:use-optimal-column-width="true"/>
    </style:style>
    <style:style style:name="co10" style:family="table-column">
      <style:table-column-properties fo:break-before="auto" style:column-width="2.37066666666667cm" style:use-optimal-column-width="true"/>
    </style:style>
    <style:style style:name="co11" style:family="table-column">
      <style:table-column-properties fo:break-before="auto" style:column-width="2.37066666666667cm"/>
    </style:style>
    <style:style style:name="co12" style:family="table-column">
      <style:table-column-properties fo:break-before="auto" style:column-width="1.05833333333333cm"/>
    </style:style>
    <style:style style:name="co13" style:family="table-column">
      <style:table-column-properties fo:break-before="auto" style:column-width="6.604cm"/>
    </style:style>
    <style:style style:name="co14" style:family="table-column">
      <style:table-column-properties fo:break-before="auto" style:column-width="1.143cm"/>
    </style:style>
    <style:style style:name="co15" style:family="table-column">
      <style:table-column-properties fo:break-before="auto" style:column-width="6.65691666666667cm"/>
    </style:style>
    <style:style style:name="co16" style:family="table-column">
      <style:table-column-properties fo:break-before="auto" style:column-width="0.941916666666667cm" style:use-optimal-column-width="true"/>
    </style:style>
    <style:style style:name="co17" style:family="table-column">
      <style:table-column-properties fo:break-before="auto" style:column-width="6.55108333333333cm"/>
    </style:style>
    <style:style style:name="co18" style:family="table-column">
      <style:table-column-properties fo:break-before="auto" style:column-width="1.10066666666667cm"/>
    </style:style>
    <style:style style:name="co19" style:family="table-column">
      <style:table-column-properties fo:break-before="auto" style:column-width="6.81566666666667cm"/>
    </style:style>
    <style:style style:name="co20" style:family="table-column">
      <style:table-column-properties fo:break-before="auto" style:column-width="1.88383333333333cm"/>
    </style:style>
    <style:style style:name="co21" style:family="table-column">
      <style:table-column-properties fo:break-before="auto" style:column-width="1.50283333333333cm"/>
    </style:style>
    <style:style style:name="co22" style:family="table-column">
      <style:table-column-properties fo:break-before="auto" style:column-width="2.02141666666667cm"/>
    </style:style>
    <style:style style:name="co23" style:family="table-column">
      <style:table-column-properties fo:break-before="auto" style:column-width="0.169333333333333cm"/>
    </style:style>
    <style:style style:name="co24" style:family="table-column">
      <style:table-column-properties fo:break-before="auto" style:column-width="0.0211666666666667cm"/>
    </style:style>
    <style:style style:name="co25" style:family="table-column">
      <style:table-column-properties fo:break-before="auto" style:column-width="1.34408333333333cm"/>
    </style:style>
    <style:style style:name="co26" style:family="table-column">
      <style:table-column-properties fo:break-before="auto" style:column-width="1.47108333333333cm"/>
    </style:style>
    <style:style style:name="co27" style:family="table-column">
      <style:table-column-properties fo:break-before="auto" style:column-width="1.75683333333333cm"/>
    </style:style>
    <style:style style:name="co28" style:family="table-column">
      <style:table-column-properties fo:break-before="auto" style:column-width="7.0485cm"/>
    </style:style>
    <style:style style:name="co29" style:family="table-column">
      <style:table-column-properties fo:break-before="auto" style:column-width="5.28108333333333cm"/>
    </style:style>
    <style:style style:name="co30" style:family="table-column">
      <style:table-column-properties fo:break-before="auto" style:column-width="2.05316666666667cm"/>
    </style:style>
    <style:style style:name="co31" style:family="table-column">
      <style:table-column-properties fo:break-before="auto" style:column-width="1.87325cm"/>
    </style:style>
    <style:style style:name="co32" style:family="table-column">
      <style:table-column-properties fo:break-before="auto" style:column-width="2.10608333333333cm"/>
    </style:style>
    <style:style style:name="co33" style:family="table-column">
      <style:table-column-properties fo:break-before="auto" style:column-width="1.92616666666667cm"/>
    </style:style>
    <style:style style:name="co34" style:family="table-column">
      <style:table-column-properties fo:break-before="auto" style:column-width="0.116416666666667cm"/>
    </style:style>
    <style:style style:name="co35" style:family="table-column">
      <style:table-column-properties fo:break-before="auto" style:column-width="0.09525cm"/>
    </style:style>
    <style:style style:name="co36" style:family="table-column">
      <style:table-column-properties fo:break-before="auto" style:column-width="2.13783333333333cm"/>
    </style:style>
    <style:style style:name="co37" style:family="table-column">
      <style:table-column-properties fo:break-before="auto" style:column-width="2.0955cm"/>
    </style:style>
    <style:style style:name="co38" style:family="table-column">
      <style:table-column-properties fo:break-before="auto" style:column-width="2.01083333333333cm"/>
    </style:style>
    <style:style style:name="co39" style:family="table-column">
      <style:table-column-properties fo:break-before="auto" style:column-width="1.95791666666667cm"/>
    </style:style>
    <style:style style:name="co40" style:family="table-column">
      <style:table-column-properties fo:break-before="auto" style:column-width="1.59808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0.4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25.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4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50">
      <style:graphic-properties/>
    </style:style>
    <style:style style:family="graphic" style:name="a51">
      <style:graphic-properties/>
    </style:style>
    <style:style style:family="graphic" style:name="a52">
      <style:graphic-properties/>
    </style:style>
    <style:style style:family="graphic" style:name="a53">
      <style:graphic-properties/>
    </style:style>
    <style:style style:family="graphic" style:name="a54">
      <style:graphic-properties/>
    </style:style>
    <style:style style:family="graphic" style:name="a55">
      <style:graphic-properties/>
    </style:style>
    <style:style style:family="graphic" style:name="a30">
      <style:graphic-properties/>
    </style:style>
    <style:style style:family="graphic" style:name="a56">
      <style:graphic-properties/>
    </style:style>
    <style:style style:family="graphic" style:name="a31">
      <style:graphic-properties/>
    </style:style>
    <style:style style:family="graphic" style:name="a57">
      <style:graphic-properties/>
    </style:style>
    <style:style style:family="graphic" style:name="a32">
      <style:graphic-properties/>
    </style:style>
    <style:style style:family="graphic" style:name="a33">
      <style:graphic-properties/>
    </style:style>
    <style:style style:family="graphic" style:name="a58">
      <style:graphic-properties/>
    </style:style>
    <style:style style:family="graphic" style:name="a34">
      <style:graphic-properties/>
    </style:style>
    <style:style style:family="graphic" style:name="a59">
      <style:graphic-properties/>
    </style:style>
    <style:style style:family="graphic" style:name="a10">
      <style:graphic-properties/>
    </style:style>
    <style:style style:family="graphic" style:name="a35">
      <style:graphic-properties/>
    </style:style>
    <style:style style:family="graphic" style:name="a11">
      <style:graphic-properties/>
    </style:style>
    <style:style style:family="graphic" style:name="a36">
      <style:graphic-properties/>
    </style:style>
    <style:style style:family="graphic" style:name="a37">
      <style:graphic-properties/>
    </style:style>
    <style:style style:family="graphic" style:name="a12">
      <style:graphic-properties/>
    </style:style>
    <style:style style:family="graphic" style:name="a38">
      <style:graphic-properties/>
    </style:style>
    <style:style style:family="graphic" style:name="a13">
      <style:graphic-properties/>
    </style:style>
    <style:style style:family="graphic" style:name="a39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60">
      <style:graphic-properties/>
    </style:style>
    <style:style style:family="graphic" style:name="a40">
      <style:graphic-properties/>
    </style:style>
    <style:style style:family="graphic" style:name="a41">
      <style:graphic-properties/>
    </style:style>
    <style:style style:family="graphic" style:name="a42">
      <style:graphic-properties/>
    </style:style>
    <style:style style:family="graphic" style:name="a43">
      <style:graphic-properties/>
    </style:style>
    <style:style style:family="graphic" style:name="a44">
      <style:graphic-properties/>
    </style:style>
    <style:style style:family="graphic" style:name="a20">
      <style:graphic-properties/>
    </style:style>
    <style:style style:family="graphic" style:name="a45">
      <style:graphic-properties/>
    </style:style>
    <style:style style:family="graphic" style:name="a21">
      <style:graphic-properties/>
    </style:style>
    <style:style style:family="graphic" style:name="a46">
      <style:graphic-properties/>
    </style:style>
    <style:style style:family="graphic" style:name="a22">
      <style:graphic-properties/>
    </style:style>
    <style:style style:family="graphic" style:name="a47">
      <style:graphic-properties/>
    </style:style>
    <style:style style:family="graphic" style:name="a23">
      <style:graphic-properties/>
    </style:style>
    <style:style style:family="graphic" style:name="a48">
      <style:graphic-properties/>
    </style:style>
    <style:style style:family="graphic" style:name="a24">
      <style:graphic-properties/>
    </style:style>
    <style:style style:family="graphic" style:name="a49">
      <style:graphic-properties/>
    </style:style>
    <style:style style:family="graphic" style:name="a0">
      <style:graphic-properties/>
    </style:style>
    <style:style style:family="graphic" style:name="a25">
      <style:graphic-properties/>
    </style:style>
    <style:style style:family="graphic" style:name="a1">
      <style:graphic-properties/>
    </style:style>
    <style:style style:family="graphic" style:name="a26">
      <style:graphic-properties/>
    </style:style>
    <style:style style:family="graphic" style:name="a2">
      <style:graphic-properties/>
    </style:style>
    <style:style style:family="graphic" style:name="a27">
      <style:graphic-properties/>
    </style:style>
    <style:style style:family="graphic" style:name="a3">
      <style:graphic-properties/>
    </style:style>
    <style:style style:family="graphic" style:name="a28">
      <style:graphic-properties/>
    </style:style>
    <style:style style:family="graphic" style:name="a4">
      <style:graphic-properties/>
    </style:style>
    <style:style style:family="graphic" style:name="a29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gebnis_der_Kategorisieru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table:number-columns-repeated="3" table:style-name="ce2"/>
          <table:table-cell table:style-name="ce2">
            <draw:frame draw:z-index="1" draw:id="id0" draw:style-name="a0" draw:name="Diagramm 1" svg:x="0.34596in" svg:y="0.05545in" svg:width="6.11667in" svg:height="2.3759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9" table:style-name="ce2"/>
          <table:table-cell table:number-columns-repeated="16371"/>
        </table:table-row>
        <table:table-row table:style-name="ro2">
          <table:table-cell office:value-type="string" table:style-name="ce3">
            <text:p>Absolut</text:p>
          </table:table-cell>
          <table:table-cell table:number-columns-repeated="12" table:style-name="ce2"/>
          <table:table-cell table:number-columns-repeated="16371"/>
        </table:table-row>
        <table:table-row table:style-name="ro1">
          <table:table-cell office:value-type="string" table:style-name="ce2">
            <text:p>Fragen gesamt</text:p>
          </table:table-cell>
          <table:table-cell office:value-type="float" office:value="1205" table:style-name="ce2">
            <text:p>1205</text:p>
          </table:table-cell>
          <table:table-cell table:number-columns-repeated="11" table:style-name="ce2"/>
          <table:table-cell table:number-columns-repeated="16371"/>
        </table:table-row>
        <table:table-row table:style-name="ro1">
          <table:table-cell office:value-type="string" table:style-name="ce2">
            <text:p>Interaktionsperspektive</text:p>
          </table:table-cell>
          <table:table-cell office:value-type="float" office:value="439" table:style-name="ce2">
            <text:p>439</text:p>
          </table:table-cell>
          <table:table-cell table:number-columns-repeated="11" table:style-name="ce2"/>
          <table:table-cell table:number-columns-repeated="16371"/>
        </table:table-row>
        <table:table-row table:style-name="ro1">
          <table:table-cell office:value-type="string" table:style-name="ce2">
            <text:p>Technologisch-mediale Perspektive</text:p>
          </table:table-cell>
          <table:table-cell office:value-type="float" office:value="471" table:style-name="ce2">
            <text:p>471</text:p>
          </table:table-cell>
          <table:table-cell table:number-columns-repeated="11" table:style-name="ce2"/>
          <table:table-cell table:number-columns-repeated="16371"/>
        </table:table-row>
        <table:table-row table:style-name="ro1">
          <table:table-cell office:value-type="string" table:style-name="ce2">
            <text:p>Gesellschaftlich-Kulturelle Perspektive</text:p>
          </table:table-cell>
          <table:table-cell office:value-type="float" office:value="102" table:style-name="ce2">
            <text:p>102</text:p>
          </table:table-cell>
          <table:table-cell table:number-columns-repeated="11" table:style-name="ce2"/>
          <table:table-cell table:number-columns-repeated="16371"/>
        </table:table-row>
        <table:table-row table:style-name="ro1">
          <table:table-cell office:value-type="string" table:style-name="ce2">
            <text:p>nicht einordbar</text:p>
          </table:table-cell>
          <table:table-cell office:value-type="float" office:value="291" table:style-name="ce2">
            <text:p>291</text:p>
          </table:table-cell>
          <table:table-cell table:number-columns-repeated="11" table:style-name="ce2"/>
          <table:table-cell table:number-columns-repeated="16371"/>
        </table:table-row>
        <table:table-row table:style-name="ro1">
          <table:table-cell office:value-type="string" table:style-name="ce2">
            <text:p>davon was ist das<text:s/></text:p>
          </table:table-cell>
          <table:table-cell office:value-type="float" office:value="14" table:style-name="ce4">
            <text:p>14</text:p>
          </table:table-cell>
          <table:table-cell table:number-columns-repeated="11" table:style-name="ce2"/>
          <table:table-cell table:number-columns-repeated="16371"/>
        </table:table-row>
        <table:table-row table:style-name="ro1">
          <table:table-cell table:style-name="ce2"/>
          <table:table-cell office:value-type="float" office:value="1303" table:formula="of:=[.B5]+[.B6]+[.B8]+[.B7]" table:style-name="ce2">
            <text:p>1303</text:p>
          </table:table-cell>
          <table:table-cell table:number-columns-repeated="11" table:style-name="ce2"/>
          <table:table-cell table:number-columns-repeated="16371"/>
        </table:table-row>
        <table:table-row table:number-rows-repeated="5"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table:number-columns-repeated="3" table:style-name="ce2"/>
          <table:table-cell table:style-name="ce2">
            <draw:frame draw:z-index="2" draw:id="id1" draw:style-name="a1" draw:name="Diagramm 2" svg:x="0.32782in" svg:y="0.059in" svg:width="7.36826in" svg:height="4.0292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9" table:style-name="ce2"/>
          <table:table-cell table:number-columns-repeated="16371"/>
        </table:table-row>
        <table:table-row table:number-rows-repeated="2"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office:value-type="string" table:style-name="ce3">
            <text:p>Prozentual</text:p>
          </table:table-cell>
          <table:table-cell office:value-type="string" table:style-name="ce2">
            <text:p>Absolut</text:p>
          </table:table-cell>
          <table:table-cell office:value-type="string" table:style-name="ce2">
            <text:p>Prozentual</text:p>
          </table:table-cell>
          <table:table-cell table:number-columns-repeated="10" table:style-name="ce2"/>
          <table:table-cell table:number-columns-repeated="16371"/>
        </table:table-row>
        <table:table-row table:style-name="ro1">
          <table:table-cell office:value-type="string" table:style-name="ce2">
            <text:p>Fragen gesamt</text:p>
          </table:table-cell>
          <table:table-cell office:value-type="float" office:value="1303" table:style-name="ce2">
            <text:p>1303</text:p>
          </table:table-cell>
          <table:table-cell office:value-type="percentage" office:value="1" table:formula="of:=([.B20]/[.$B$20])" table:style-name="ce5">
            <text:p>100,00%</text:p>
          </table:table-cell>
          <table:table-cell table:number-columns-repeated="10" table:style-name="ce2"/>
          <table:table-cell table:number-columns-repeated="16371"/>
        </table:table-row>
        <table:table-row table:style-name="ro1">
          <table:table-cell office:value-type="string" table:style-name="ce2">
            <text:p>Interaktionsperspektive</text:p>
          </table:table-cell>
          <table:table-cell office:value-type="float" office:value="439" table:style-name="ce2">
            <text:p>439</text:p>
          </table:table-cell>
          <table:table-cell office:value-type="percentage" office:value="0.33691481197237144" table:formula="of:=([.B21]/[.$B$20])" table:style-name="ce5">
            <text:p>33,69%</text:p>
          </table:table-cell>
          <table:table-cell table:number-columns-repeated="10" table:style-name="ce2"/>
          <table:table-cell table:number-columns-repeated="16371"/>
        </table:table-row>
        <table:table-row table:style-name="ro1">
          <table:table-cell office:value-type="string" table:style-name="ce2">
            <text:p>Technologisch-mediale Perspektive</text:p>
          </table:table-cell>
          <table:table-cell office:value-type="float" office:value="471" table:style-name="ce2">
            <text:p>471</text:p>
          </table:table-cell>
          <table:table-cell office:value-type="percentage" office:value="0.36147352264006138" table:formula="of:=([.B22]/[.$B$20])" table:style-name="ce5">
            <text:p>36,15%</text:p>
          </table:table-cell>
          <table:table-cell table:number-columns-repeated="10" table:style-name="ce2"/>
          <table:table-cell table:number-columns-repeated="16371"/>
        </table:table-row>
        <table:table-row table:style-name="ro1">
          <table:table-cell office:value-type="string" table:style-name="ce2">
            <text:p>Gesellschaftlich-Kulturelle Perspektive</text:p>
          </table:table-cell>
          <table:table-cell office:value-type="float" office:value="102" table:style-name="ce2">
            <text:p>102</text:p>
          </table:table-cell>
          <table:table-cell office:value-type="percentage" office:value="7.8280890253261709E-2" table:formula="of:=([.B23]/[.$B$20])" table:style-name="ce5">
            <text:p>7,83%</text:p>
          </table:table-cell>
          <table:table-cell table:number-columns-repeated="10" table:style-name="ce2"/>
          <table:table-cell table:number-columns-repeated="16371"/>
        </table:table-row>
        <table:table-row table:style-name="ro1">
          <table:table-cell office:value-type="string" table:style-name="ce2">
            <text:p>nicht einordbar</text:p>
          </table:table-cell>
          <table:table-cell office:value-type="float" office:value="291" table:style-name="ce4">
            <text:p>291</text:p>
          </table:table-cell>
          <table:table-cell office:value-type="percentage" office:value="0.22333077513430544" table:formula="of:=([.B24]/[.$B$20])" table:style-name="ce6">
            <text:p>22,33%</text:p>
          </table:table-cell>
          <table:table-cell table:number-columns-repeated="10" table:style-name="ce2"/>
          <table:table-cell table:number-columns-repeated="16371"/>
        </table:table-row>
        <table:table-row table:style-name="ro1">
          <table:table-cell table:style-name="ce2"/>
          <table:table-cell office:value-type="float" office:value="1303" table:formula="of:=[.B21]+[.B22]+[.B23]+[.B24]" table:style-name="ce2">
            <text:p>1303</text:p>
          </table:table-cell>
          <table:table-cell office:value-type="percentage" office:value="1" table:formula="of:=[.C21]+[.C22]+[.C23]+[.C24]" table:style-name="ce5">
            <text:p>100,00%</text:p>
          </table:table-cell>
          <table:table-cell table:number-columns-repeated="10" table:style-name="ce2"/>
          <table:table-cell table:number-columns-repeated="16371"/>
        </table:table-row>
        <table:table-row table:number-rows-repeated="6"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table:number-columns-repeated="2" table:style-name="ce2"/>
          <table:table-cell table:style-name="ce5"/>
          <table:table-cell table:number-columns-repeated="10" table:style-name="ce2"/>
          <table:table-cell table:number-columns-repeated="16371"/>
        </table:table-row>
        <table:table-row table:number-rows-repeated="4" table:style-name="ro1">
          <table:table-cell table:number-columns-repeated="13" table:style-name="ce2"/>
          <table:table-cell table:number-columns-repeated="16371"/>
        </table:table-row>
        <table:table-row table:number-rows-repeated="1048540" table:style-name="ro1">
          <table:table-cell table:number-columns-repeated="16384"/>
        </table:table-row>
      </table:table>
      <table:table table:name="Ankreuzergebnisse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4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2" table:number-columns-repeated="16361" table:default-cell-style-name="ce1"/>
        <table:table-row table:style-name="ro1">
          <table:table-cell table:style-name="ce1"/>
          <table:table-cell table:number-columns-repeated="3" table:style-name="ce7"/>
          <table:table-cell table:number-columns-repeated="2" table:style-name="ce1"/>
          <table:table-cell table:style-name="ce2">
            <draw:frame draw:z-index="1" draw:id="id2" draw:style-name="a2" draw:name="Diagramm 2" svg:x="0.11835in" svg:y="0.12115in" svg:width="5.0014in" svg:height="2.7507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5" table:style-name="ce2"/>
          <table:table-cell table:style-name="ce2">
            <draw:frame draw:z-index="2" draw:id="id3" draw:style-name="a3" draw:name="Diagramm 4" svg:x="0.04167in" svg:y="0.12499in" svg:width="5.05357in" svg:height="2.7262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3" table:style-name="ce2"/>
          <table:table-cell table:number-columns-repeated="16358"/>
        </table:table-row>
        <table:table-row table:style-name="ro3">
          <table:table-cell office:value-type="string" table:style-name="ce8">
            <text:p>Ich möchte mehr über Informatik und Technik im Unterricht lernen</text:p>
          </table:table-cell>
          <table:table-cell table:style-name="ce1"/>
          <table:table-cell table:number-columns-repeated="2" table:style-name="ce7"/>
          <table:table-cell table:number-columns-repeated="2" table:style-name="ce1"/>
          <table:table-cell table:number-columns-repeated="20" table:style-name="ce2"/>
          <table:table-cell table:number-columns-repeated="16358"/>
        </table:table-row>
        <table:table-row table:style-name="ro3">
          <table:table-cell table:style-name="ce1"/>
          <table:table-cell table:style-name="ce8"/>
          <table:table-cell table:number-columns-repeated="2" table:style-name="ce7"/>
          <table:table-cell table:number-columns-repeated="2" table:style-name="ce1"/>
          <table:table-cell table:number-columns-repeated="20" table:style-name="ce2"/>
          <table:table-cell table:number-columns-repeated="16358"/>
        </table:table-row>
        <table:table-row table:style-name="ro4">
          <table:table-cell table:style-name="ce9"/>
          <table:table-cell table:style-name="ce10"/>
          <table:table-cell office:value-type="string" table:style-name="ce11">
            <text:p>Anzahl Bögen absolut</text:p>
          </table:table-cell>
          <table:table-cell office:value-type="string" table:style-name="ce11">
            <text:p>Anzahl Bögen</text:p>
          </table:table-cell>
          <table:table-cell office:value-type="string" table:style-name="ce11">
            <text:p>Anzahl Fragen absolut</text:p>
          </table:table-cell>
          <table:table-cell office:value-type="string" table:style-name="ce11">
            <text:p>Anzahl Fragen</text:p>
          </table:table-cell>
          <table:table-cell table:number-columns-repeated="20" table:style-name="ce12"/>
          <table:table-cell table:number-columns-repeated="16358" table:style-name="ce9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13">
            <text:p>ja sehr gern</text:p>
          </table:table-cell>
          <table:table-cell office:value-type="float" office:value="317" table:style-name="ce7">
            <text:p>317</text:p>
          </table:table-cell>
          <table:table-cell office:value-type="percentage" office:value="0.59252336448598131" table:formula="of:=[.C5]/[.$C$11]" table:style-name="ce14">
            <text:p>59,25%</text:p>
          </table:table-cell>
          <table:table-cell office:value-type="float" office:value="750" table:style-name="ce7">
            <text:p>750</text:p>
          </table:table-cell>
          <table:table-cell office:value-type="percentage" office:value="0.62240663900414939" table:formula="of:=[.E5]/[.$E$11]" table:style-name="ce14">
            <text:p>62,24%</text:p>
          </table:table-cell>
          <table:table-cell table:number-columns-repeated="20" table:style-name="ce2"/>
          <table:table-cell table:number-columns-repeated="16358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13">
            <text:p>eher ja</text:p>
          </table:table-cell>
          <table:table-cell office:value-type="float" office:value="131" table:style-name="ce7">
            <text:p>131</text:p>
          </table:table-cell>
          <table:table-cell office:value-type="percentage" office:value="0.24485981308411214" table:formula="of:=[.C6]/[.$C$11]" table:style-name="ce14">
            <text:p>24,49%</text:p>
          </table:table-cell>
          <table:table-cell office:value-type="float" office:value="285" table:style-name="ce7">
            <text:p>285</text:p>
          </table:table-cell>
          <table:table-cell office:value-type="percentage" office:value="0.23651452282157676" table:formula="of:=[.E6]/[.$E$11]" table:style-name="ce14">
            <text:p>23,65%</text:p>
          </table:table-cell>
          <table:table-cell table:number-columns-repeated="20" table:style-name="ce2"/>
          <table:table-cell table:number-columns-repeated="16358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13">
            <text:p>eher nicht</text:p>
          </table:table-cell>
          <table:table-cell office:value-type="float" office:value="37" table:style-name="ce7">
            <text:p>37</text:p>
          </table:table-cell>
          <table:table-cell office:value-type="percentage" office:value="6.9158878504672894E-2" table:formula="of:=[.C7]/[.$C$11]" table:style-name="ce14">
            <text:p>6,92%</text:p>
          </table:table-cell>
          <table:table-cell office:value-type="float" office:value="65" table:style-name="ce7">
            <text:p>65</text:p>
          </table:table-cell>
          <table:table-cell office:value-type="percentage" office:value="5.3941908713692949E-2" table:formula="of:=[.E7]/[.$E$11]" table:style-name="ce14">
            <text:p>5,39%</text:p>
          </table:table-cell>
          <table:table-cell table:number-columns-repeated="20" table:style-name="ce2"/>
          <table:table-cell table:number-columns-repeated="16358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13">
            <text:p>gar nicht</text:p>
          </table:table-cell>
          <table:table-cell office:value-type="float" office:value="12" table:style-name="ce7">
            <text:p>12</text:p>
          </table:table-cell>
          <table:table-cell office:value-type="percentage" office:value="2.2429906542056073E-2" table:formula="of:=[.C8]/[.$C$11]" table:style-name="ce14">
            <text:p>2,24%</text:p>
          </table:table-cell>
          <table:table-cell office:value-type="float" office:value="25" table:style-name="ce7">
            <text:p>25</text:p>
          </table:table-cell>
          <table:table-cell office:value-type="percentage" office:value="2.0746887966804978E-2" table:formula="of:=[.E8]/[.$E$11]" table:style-name="ce14">
            <text:p>2,07%</text:p>
          </table:table-cell>
          <table:table-cell table:number-columns-repeated="20" table:style-name="ce2"/>
          <table:table-cell table:number-columns-repeated="16358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string" table:style-name="ce13">
            <text:p>ich weiß nicht</text:p>
          </table:table-cell>
          <table:table-cell office:value-type="float" office:value="31" table:style-name="ce7">
            <text:p>31</text:p>
          </table:table-cell>
          <table:table-cell office:value-type="percentage" office:value="5.7943925233644861E-2" table:formula="of:=[.C9]/[.$C$11]" table:style-name="ce14">
            <text:p>5,79%</text:p>
          </table:table-cell>
          <table:table-cell office:value-type="float" office:value="66" table:style-name="ce7">
            <text:p>66</text:p>
          </table:table-cell>
          <table:table-cell office:value-type="percentage" office:value="5.4771784232365145E-2" table:formula="of:=[.E9]/[.$E$11]" table:style-name="ce14">
            <text:p>5,48%</text:p>
          </table:table-cell>
          <table:table-cell table:number-columns-repeated="20" table:style-name="ce2"/>
          <table:table-cell table:number-columns-repeated="16358"/>
        </table:table-row>
        <table:table-row table:style-name="ro1">
          <table:table-cell office:value-type="float" office:value="-999" table:style-name="ce15">
            <text:p>-999</text:p>
          </table:table-cell>
          <table:table-cell office:value-type="string" table:style-name="ce16">
            <text:p>keine Angabe</text:p>
          </table:table-cell>
          <table:table-cell office:value-type="float" office:value="7" table:style-name="ce15">
            <text:p>7</text:p>
          </table:table-cell>
          <table:table-cell office:value-type="percentage" office:value="1.3084112149532711E-2" table:formula="of:=[.C10]/[.$C$11]" table:style-name="ce17">
            <text:p>1,31%</text:p>
          </table:table-cell>
          <table:table-cell office:value-type="float" office:value="14" table:style-name="ce15">
            <text:p>14</text:p>
          </table:table-cell>
          <table:table-cell office:value-type="percentage" office:value="1.1618257261410789E-2" table:formula="of:=[.E10]/[.$E$11]" table:style-name="ce17">
            <text:p>1,16%</text:p>
          </table:table-cell>
          <table:table-cell table:number-columns-repeated="20" table:style-name="ce2"/>
          <table:table-cell table:number-columns-repeated="16358"/>
        </table:table-row>
        <table:table-row table:style-name="ro1">
          <table:table-cell table:style-name="ce1"/>
          <table:table-cell table:style-name="ce7"/>
          <table:table-cell office:value-type="float" office:value="535" table:formula="of:=SUM([.C5:.C10])" table:style-name="ce7">
            <text:p>535</text:p>
          </table:table-cell>
          <table:table-cell office:value-type="percentage" office:value="1" table:formula="of:=SUM([.D5:.D10])" table:style-name="ce18">
            <text:p>100,00%</text:p>
          </table:table-cell>
          <table:table-cell office:value-type="float" office:value="1205" table:formula="of:=SUM([.E5:.E10])" table:style-name="ce7">
            <text:p>1205</text:p>
          </table:table-cell>
          <table:table-cell office:value-type="percentage" office:value="1" table:formula="of:=[.E11]/[.$E$11]" table:style-name="ce14">
            <text:p>100,00%</text:p>
          </table:table-cell>
          <table:table-cell table:number-columns-repeated="20" table:style-name="ce2"/>
          <table:table-cell table:number-columns-repeated="16358"/>
        </table:table-row>
        <table:table-row table:style-name="ro1">
          <table:table-cell table:style-name="ce1"/>
          <table:table-cell table:style-name="ce7"/>
          <table:table-cell table:number-columns-repeated="4" table:style-name="ce1"/>
          <table:table-cell table:number-columns-repeated="20" table:style-name="ce2"/>
          <table:table-cell table:number-columns-repeated="16358"/>
        </table:table-row>
        <table:table-row table:style-name="ro1">
          <table:table-cell table:number-columns-repeated="6" table:style-name="ce1"/>
          <table:table-cell table:number-columns-repeated="20" table:style-name="ce2"/>
          <table:table-cell table:number-columns-repeated="16358"/>
        </table:table-row>
        <table:table-row table:style-name="ro1">
          <table:table-cell table:number-columns-repeated="6" table:style-name="ce1"/>
          <table:table-cell table:number-columns-repeated="6" table:style-name="ce2"/>
          <table:table-cell table:style-name="ce2">
            <draw:frame draw:z-index="6" draw:id="id7" draw:style-name="a7" draw:name="Diagramm 8" svg:x="0in" svg:y="0.1894in" svg:width="5.0014in" svg:height="2.68207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3" table:style-name="ce2"/>
          <table:table-cell table:number-columns-repeated="16358"/>
        </table:table-row>
        <table:table-row table:style-name="ro1">
          <table:table-cell table:number-columns-repeated="6" table:style-name="ce19"/>
          <table:table-cell table:style-name="ce20">
            <draw:frame draw:z-index="3" draw:id="id4" draw:style-name="a4" draw:name="Diagramm 5" svg:x="0.10118in" svg:y="0.0119in" svg:width="5.0014in" svg:height="2.68207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9" table:style-name="ce20"/>
          <table:table-cell table:number-columns-repeated="16358" table:style-name="ce19"/>
        </table:table-row>
        <table:table-row table:style-name="ro1">
          <table:table-cell office:value-type="string" table:style-name="ce8">
            <text:p>Ich würde eine AG zu Informatik und Technik wählen</text:p>
          </table:table-cell>
          <table:table-cell table:number-columns-repeated="5" table:style-name="ce1"/>
          <table:table-cell table:number-columns-repeated="20" table:style-name="ce2"/>
          <table:table-cell table:number-columns-repeated="16358"/>
        </table:table-row>
        <table:table-row table:style-name="ro1">
          <table:table-cell table:style-name="ce1"/>
          <table:table-cell table:style-name="ce7"/>
          <table:table-cell table:number-columns-repeated="4" table:style-name="ce1"/>
          <table:table-cell table:number-columns-repeated="20" table:style-name="ce2"/>
          <table:table-cell table:number-columns-repeated="16358"/>
        </table:table-row>
        <table:table-row table:style-name="ro5">
          <table:table-cell table:style-name="ce9"/>
          <table:table-cell table:style-name="ce10"/>
          <table:table-cell office:value-type="string" table:style-name="ce11">
            <text:p>Anzahl Bögen absolut</text:p>
          </table:table-cell>
          <table:table-cell office:value-type="string" table:style-name="ce11">
            <text:p>Anzahl Bögen</text:p>
          </table:table-cell>
          <table:table-cell office:value-type="string" table:style-name="ce11">
            <text:p>Anzahl Fragen absolut</text:p>
          </table:table-cell>
          <table:table-cell office:value-type="string" table:style-name="ce11">
            <text:p>Anzahl Fragen</text:p>
          </table:table-cell>
          <table:table-cell table:number-columns-repeated="20" table:style-name="ce21"/>
          <table:table-cell table:number-columns-repeated="16358" table:style-name="ce22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13">
            <text:p>ja sehr gern</text:p>
          </table:table-cell>
          <table:table-cell office:value-type="float" office:value="169" table:style-name="ce7">
            <text:p>169</text:p>
          </table:table-cell>
          <table:table-cell office:value-type="percentage" office:value="0.31588785046728973" table:formula="of:=[.C19]/[.$C$25]" table:style-name="ce14">
            <text:p>31,59%</text:p>
          </table:table-cell>
          <table:table-cell office:value-type="float" office:value="392" table:style-name="ce7">
            <text:p>392</text:p>
          </table:table-cell>
          <table:table-cell office:value-type="percentage" office:value="0.32531120331950208" table:formula="of:=[.E19]/[.$E$25]" table:style-name="ce14">
            <text:p>32,53%</text:p>
          </table:table-cell>
          <table:table-cell table:number-columns-repeated="20" table:style-name="ce2"/>
          <table:table-cell table:number-columns-repeated="16358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13">
            <text:p>eher ja</text:p>
          </table:table-cell>
          <table:table-cell office:value-type="float" office:value="166" table:style-name="ce7">
            <text:p>166</text:p>
          </table:table-cell>
          <table:table-cell office:value-type="percentage" office:value="0.3102803738317757" table:formula="of:=[.C20]/[.$C$25]" table:style-name="ce14">
            <text:p>31,03%</text:p>
          </table:table-cell>
          <table:table-cell office:value-type="float" office:value="354" table:style-name="ce7">
            <text:p>354</text:p>
          </table:table-cell>
          <table:table-cell office:value-type="percentage" office:value="0.29377593360995852" table:formula="of:=[.E20]/[.$E$25]" table:style-name="ce14">
            <text:p>29,38%</text:p>
          </table:table-cell>
          <table:table-cell table:number-columns-repeated="20" table:style-name="ce2"/>
          <table:table-cell table:number-columns-repeated="16358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13">
            <text:p>eher nicht</text:p>
          </table:table-cell>
          <table:table-cell office:value-type="float" office:value="101" table:style-name="ce7">
            <text:p>101</text:p>
          </table:table-cell>
          <table:table-cell office:value-type="percentage" office:value="0.18878504672897195" table:formula="of:=[.C21]/[.$C$25]" table:style-name="ce14">
            <text:p>18,88%</text:p>
          </table:table-cell>
          <table:table-cell office:value-type="float" office:value="231" table:style-name="ce7">
            <text:p>231</text:p>
          </table:table-cell>
          <table:table-cell office:value-type="percentage" office:value="0.19170124481327802" table:formula="of:=[.E21]/[.$E$25]" table:style-name="ce14">
            <text:p>19,17%</text:p>
          </table:table-cell>
          <table:table-cell table:number-columns-repeated="20" table:style-name="ce2"/>
          <table:table-cell table:number-columns-repeated="16358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13">
            <text:p>gar nicht</text:p>
          </table:table-cell>
          <table:table-cell office:value-type="float" office:value="29" table:style-name="ce7">
            <text:p>29</text:p>
          </table:table-cell>
          <table:table-cell office:value-type="percentage" office:value="5.4205607476635512E-2" table:formula="of:=[.C22]/[.$C$25]" table:style-name="ce14">
            <text:p>5,42%</text:p>
          </table:table-cell>
          <table:table-cell office:value-type="float" office:value="63" table:style-name="ce7">
            <text:p>63</text:p>
          </table:table-cell>
          <table:table-cell office:value-type="percentage" office:value="5.2282157676348549E-2" table:formula="of:=[.E22]/[.$E$25]" table:style-name="ce14">
            <text:p>5,23%</text:p>
          </table:table-cell>
          <table:table-cell table:number-columns-repeated="20" table:style-name="ce2"/>
          <table:table-cell table:number-columns-repeated="16358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string" table:style-name="ce13">
            <text:p>ich weiß nicht</text:p>
          </table:table-cell>
          <table:table-cell office:value-type="float" office:value="64" table:style-name="ce7">
            <text:p>64</text:p>
          </table:table-cell>
          <table:table-cell office:value-type="percentage" office:value="0.11962616822429907" table:formula="of:=[.C23]/[.$C$25]" table:style-name="ce14">
            <text:p>11,96%</text:p>
          </table:table-cell>
          <table:table-cell office:value-type="float" office:value="147" table:style-name="ce7">
            <text:p>147</text:p>
          </table:table-cell>
          <table:table-cell office:value-type="percentage" office:value="0.12199170124481327" table:formula="of:=[.E23]/[.$E$25]" table:style-name="ce14">
            <text:p>12,20%</text:p>
          </table:table-cell>
          <table:table-cell table:number-columns-repeated="20" table:style-name="ce2"/>
          <table:table-cell table:number-columns-repeated="16358"/>
        </table:table-row>
        <table:table-row table:style-name="ro1">
          <table:table-cell office:value-type="float" office:value="-999" table:style-name="ce15">
            <text:p>-999</text:p>
          </table:table-cell>
          <table:table-cell office:value-type="string" table:style-name="ce16">
            <text:p>keine Angabe</text:p>
          </table:table-cell>
          <table:table-cell office:value-type="float" office:value="6" table:style-name="ce15">
            <text:p>6</text:p>
          </table:table-cell>
          <table:table-cell office:value-type="percentage" office:value="1.1214953271028037E-2" table:formula="of:=[.C24]/[.$C$25]" table:style-name="ce17">
            <text:p>1,12%</text:p>
          </table:table-cell>
          <table:table-cell office:value-type="float" office:value="18" table:style-name="ce15">
            <text:p>18</text:p>
          </table:table-cell>
          <table:table-cell office:value-type="percentage" office:value="1.4937759336099586E-2" table:formula="of:=[.E24]/[.$E$25]" table:style-name="ce17">
            <text:p>1,49%</text:p>
          </table:table-cell>
          <table:table-cell table:number-columns-repeated="20" table:style-name="ce2"/>
          <table:table-cell table:number-columns-repeated="16358"/>
        </table:table-row>
        <table:table-row table:style-name="ro1">
          <table:table-cell table:style-name="ce1"/>
          <table:table-cell table:style-name="ce7"/>
          <table:table-cell office:value-type="float" office:value="535" table:formula="of:=SUM([.C19:.C24])" table:style-name="ce7">
            <text:p>535</text:p>
          </table:table-cell>
          <table:table-cell office:value-type="percentage" office:value="1" table:formula="of:=SUM([.D19:.D24])" table:style-name="ce18">
            <text:p>100,00%</text:p>
          </table:table-cell>
          <table:table-cell office:value-type="float" office:value="1205" table:formula="of:=SUM([.E19:.E24])" table:style-name="ce7">
            <text:p>1205</text:p>
          </table:table-cell>
          <table:table-cell office:value-type="percentage" office:value="1" table:formula="of:=[.E25]/[.$E$25]" table:style-name="ce14">
            <text:p>100,00%</text:p>
          </table:table-cell>
          <table:table-cell table:number-columns-repeated="20" table:style-name="ce2"/>
          <table:table-cell table:number-columns-repeated="16358"/>
        </table:table-row>
        <table:table-row table:style-name="ro1">
          <table:table-cell table:style-name="ce1"/>
          <table:table-cell table:style-name="ce7"/>
          <table:table-cell table:number-columns-repeated="4" table:style-name="ce1"/>
          <table:table-cell table:number-columns-repeated="20" table:style-name="ce20"/>
          <table:table-cell table:number-columns-repeated="16358" table:style-name="ce19"/>
        </table:table-row>
        <table:table-row table:number-rows-repeated="2" table:style-name="ro1">
          <table:table-cell table:number-columns-repeated="6" table:style-name="ce1"/>
          <table:table-cell table:number-columns-repeated="20" table:style-name="ce2"/>
          <table:table-cell table:number-columns-repeated="16358"/>
        </table:table-row>
        <table:table-row table:style-name="ro1">
          <table:table-cell office:value-type="string" table:style-name="ce8">
            <text:p>Ich mag Geschichten, die etwas mit Computern und Technik zu tun haben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table:style-name="ce7"/>
          <table:table-cell table:number-columns-repeated="16382" table:style-name="ce1"/>
        </table:table-row>
        <table:table-row table:style-name="ro5">
          <table:table-cell table:style-name="ce9"/>
          <table:table-cell table:style-name="ce10"/>
          <table:table-cell office:value-type="string" table:style-name="ce11">
            <text:p>Anzahl Bögen absolut</text:p>
          </table:table-cell>
          <table:table-cell office:value-type="string" table:style-name="ce11">
            <text:p>Anzahl Bögen</text:p>
          </table:table-cell>
          <table:table-cell office:value-type="string" table:style-name="ce11">
            <text:p>Anzahl Fragen absolut</text:p>
          </table:table-cell>
          <table:table-cell office:value-type="string" table:style-name="ce11">
            <text:p>Anzahl Fragen</text:p>
          </table:table-cell>
          <table:table-cell table:number-columns-repeated="16378" table:style-name="ce22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13">
            <text:p>ja sehr gern</text:p>
          </table:table-cell>
          <table:table-cell office:value-type="float" office:value="209" table:style-name="ce7">
            <text:p>209</text:p>
          </table:table-cell>
          <table:table-cell office:value-type="percentage" office:value="0.39065420560747666" table:formula="of:=[.C32]/[.$C$38]" table:style-name="ce14">
            <text:p>39,07%</text:p>
          </table:table-cell>
          <table:table-cell office:value-type="float" office:value="519" table:style-name="ce7">
            <text:p>519</text:p>
          </table:table-cell>
          <table:table-cell office:value-type="percentage" office:value="0.43070539419087139" table:formula="of:=[.E32]/[.$E$38]" table:style-name="ce14">
            <text:p>43,07%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13">
            <text:p>eher ja</text:p>
          </table:table-cell>
          <table:table-cell office:value-type="float" office:value="130" table:style-name="ce7">
            <text:p>130</text:p>
          </table:table-cell>
          <table:table-cell office:value-type="percentage" office:value="0.24299065420560748" table:formula="of:=[.C33]/[.$C$38]" table:style-name="ce14">
            <text:p>24,30%</text:p>
          </table:table-cell>
          <table:table-cell office:value-type="float" office:value="283" table:style-name="ce7">
            <text:p>283</text:p>
          </table:table-cell>
          <table:table-cell office:value-type="percentage" office:value="0.23485477178423236" table:formula="of:=[.E33]/[.$E$38]" table:style-name="ce14">
            <text:p>23,49%</text:p>
          </table:table-cell>
          <table:table-cell table:number-columns-repeated="21" table:style-name="ce1"/>
          <table:table-cell table:number-columns-repeated="9" table:style-name="ce2"/>
          <table:table-cell table:number-columns-repeated="16348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13">
            <text:p>eher nicht</text:p>
          </table:table-cell>
          <table:table-cell office:value-type="float" office:value="117" table:style-name="ce7">
            <text:p>117</text:p>
          </table:table-cell>
          <table:table-cell office:value-type="percentage" office:value="0.21869158878504674" table:formula="of:=[.C34]/[.$C$38]" table:style-name="ce14">
            <text:p>21,87%</text:p>
          </table:table-cell>
          <table:table-cell office:value-type="float" office:value="236" table:style-name="ce7">
            <text:p>236</text:p>
          </table:table-cell>
          <table:table-cell office:value-type="percentage" office:value="0.195850622406639" table:formula="of:=[.E34]/[.$E$38]" table:style-name="ce14">
            <text:p>19,59%</text:p>
          </table:table-cell>
          <table:table-cell table:number-columns-repeated="21" table:style-name="ce1"/>
          <table:table-cell table:style-name="ce2">
            <draw:frame draw:z-index="7" draw:id="id8" draw:style-name="a8" draw:name="Diagramm 7" svg:x="0.6299in" svg:y="0.15441in" svg:width="6.09559in" svg:height="3.4583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7" table:style-name="ce2"/>
          <table:table-cell table:style-name="ce2">
            <draw:frame draw:z-index="8" draw:id="id9" draw:style-name="a9" draw:name="Diagramm 8" svg:x="0.05682in" svg:y="0.14015in" svg:width="5.60985in" svg:height="3.48106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48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13">
            <text:p>gar nicht</text:p>
          </table:table-cell>
          <table:table-cell office:value-type="float" office:value="38" table:style-name="ce7">
            <text:p>38</text:p>
          </table:table-cell>
          <table:table-cell office:value-type="percentage" office:value="7.1028037383177575E-2" table:formula="of:=[.C35]/[.$C$38]" table:style-name="ce14">
            <text:p>7,10%</text:p>
          </table:table-cell>
          <table:table-cell office:value-type="float" office:value="79" table:style-name="ce7">
            <text:p>79</text:p>
          </table:table-cell>
          <table:table-cell office:value-type="percentage" office:value="6.5560165975103737E-2" table:formula="of:=[.E35]/[.$E$38]" table:style-name="ce14">
            <text:p>6,56%</text:p>
          </table:table-cell>
          <table:table-cell table:number-columns-repeated="7" table:style-name="ce1"/>
          <table:table-cell office:value-type="string" table:style-name="ce8">
            <text:p>Ich möchte später einen Beruf haben, der viel mit Computern zu tun hat</text:p>
          </table:table-cell>
          <table:table-cell table:number-columns-repeated="13" table:style-name="ce1"/>
          <table:table-cell table:number-columns-repeated="9" table:style-name="ce2"/>
          <table:table-cell table:number-columns-repeated="16348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string" table:style-name="ce13">
            <text:p>ich weiß nicht</text:p>
          </table:table-cell>
          <table:table-cell office:value-type="float" office:value="28" table:style-name="ce7">
            <text:p>28</text:p>
          </table:table-cell>
          <table:table-cell office:value-type="percentage" office:value="5.2336448598130844E-2" table:formula="of:=[.C36]/[.$C$38]" table:style-name="ce14">
            <text:p>5,23%</text:p>
          </table:table-cell>
          <table:table-cell office:value-type="float" office:value="55" table:style-name="ce7">
            <text:p>55</text:p>
          </table:table-cell>
          <table:table-cell office:value-type="percentage" office:value="4.5643153526970952E-2" table:formula="of:=[.E36]/[.$E$38]" table:style-name="ce14">
            <text:p>4,56%</text:p>
          </table:table-cell>
          <table:table-cell table:number-columns-repeated="21" table:style-name="ce1"/>
          <table:table-cell table:number-columns-repeated="9" table:style-name="ce2"/>
          <table:table-cell table:number-columns-repeated="16348"/>
        </table:table-row>
        <table:table-row table:style-name="ro1">
          <table:table-cell office:value-type="float" office:value="-999" table:style-name="ce15">
            <text:p>-999</text:p>
          </table:table-cell>
          <table:table-cell office:value-type="string" table:style-name="ce16">
            <text:p>keine Angabe</text:p>
          </table:table-cell>
          <table:table-cell office:value-type="float" office:value="13" table:style-name="ce15">
            <text:p>13</text:p>
          </table:table-cell>
          <table:table-cell office:value-type="percentage" office:value="2.4299065420560748E-2" table:formula="of:=[.C37]/[.$C$38]" table:style-name="ce17">
            <text:p>2,43%</text:p>
          </table:table-cell>
          <table:table-cell office:value-type="float" office:value="33" table:style-name="ce15">
            <text:p>33</text:p>
          </table:table-cell>
          <table:table-cell office:value-type="percentage" office:value="2.7385892116182572E-2" table:formula="of:=[.E37]/[.$E$38]" table:style-name="ce17">
            <text:p>2,74%</text:p>
          </table:table-cell>
          <table:table-cell table:number-columns-repeated="21" table:style-name="ce19"/>
          <table:table-cell table:number-columns-repeated="9" table:style-name="ce20"/>
          <table:table-cell table:number-columns-repeated="16348" table:style-name="ce19"/>
        </table:table-row>
        <table:table-row table:style-name="ro1">
          <table:table-cell table:style-name="ce1"/>
          <table:table-cell table:style-name="ce7"/>
          <table:table-cell office:value-type="float" office:value="535" table:formula="of:=SUM([.C32:.C37])" table:style-name="ce7">
            <text:p>535</text:p>
          </table:table-cell>
          <table:table-cell office:value-type="percentage" office:value="0.99999999999999989" table:formula="of:=SUM([.D32:.D37])" table:style-name="ce18">
            <text:p>100,00%</text:p>
          </table:table-cell>
          <table:table-cell office:value-type="float" office:value="1205" table:formula="of:=SUM([.E32:.E37])" table:style-name="ce7">
            <text:p>1205</text:p>
          </table:table-cell>
          <table:table-cell office:value-type="percentage" office:value="1" table:formula="of:=[.E38]/[.$E$38]" table:style-name="ce14">
            <text:p>100,00%</text:p>
          </table:table-cell>
          <table:table-cell table:number-columns-repeated="21" table:style-name="ce1"/>
          <table:table-cell table:number-columns-repeated="9" table:style-name="ce2"/>
          <table:table-cell table:number-columns-repeated="16348"/>
        </table:table-row>
        <table:table-row table:style-name="ro1">
          <table:table-cell table:style-name="ce1"/>
          <table:table-cell table:style-name="ce7"/>
          <table:table-cell table:number-columns-repeated="12" table:style-name="ce1"/>
          <table:table-cell office:value-type="string" table:style-name="ce23">
            <text:p>Mädchen</text:p>
          </table:table-cell>
          <table:table-cell table:number-columns-repeated="2" table:style-name="ce23"/>
          <table:table-cell office:value-type="string" table:style-name="ce23">
            <text:p>Jungen</text:p>
          </table:table-cell>
          <table:table-cell table:number-columns-repeated="2" table:style-name="ce23"/>
          <table:table-cell office:value-type="string" table:style-name="ce23">
            <text:p>keine Antwort</text:p>
          </table:table-cell>
          <table:table-cell table:number-columns-repeated="2" table:style-name="ce23"/>
          <table:table-cell office:value-type="string" table:style-name="ce23">
            <text:p>anderes</text:p>
          </table:table-cell>
          <table:table-cell table:number-columns-repeated="2" table:style-name="ce23"/>
          <table:table-cell table:style-name="ce1"/>
          <table:table-cell table:number-columns-repeated="9" table:style-name="ce2"/>
          <table:table-cell table:number-columns-repeated="16348"/>
        </table:table-row>
        <table:table-row table:style-name="ro1">
          <table:table-cell table:number-columns-repeated="6" table:style-name="ce1"/>
          <table:table-cell table:style-name="ce1">
            <draw:frame draw:z-index="4" draw:id="id5" draw:style-name="a5" draw:name="Diagramm 8" svg:x="0.04923in" svg:y="0.08604in" svg:width="5.0014in" svg:height="2.68207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office:value-type="string" table:style-name="ce24">
            <text:p>alle</text:p>
          </table:table-cell>
          <table:table-cell office:value-type="float" office:value="229" table:style-name="ce1">
            <text:p>229</text:p>
          </table:table-cell>
          <table:table-cell office:value-type="percentage" office:value="1" table:formula="of:=[.O40]/[.$O$47]" table:style-name="ce14">
            <text:p>100,00%</text:p>
          </table:table-cell>
          <table:table-cell table:style-name="ce14"/>
          <table:table-cell office:value-type="float" office:value="277" table:style-name="ce1">
            <text:p>277</text:p>
          </table:table-cell>
          <table:table-cell office:value-type="percentage" office:value="1" table:formula="of:=[.R40]/[.$R$47]" table:style-name="ce14">
            <text:p>100,00%</text:p>
          </table:table-cell>
          <table:table-cell table:style-name="ce14"/>
          <table:table-cell office:value-type="float" office:value="26" table:style-name="ce25">
            <text:p>26</text:p>
          </table:table-cell>
          <table:table-cell office:value-type="percentage" office:value="1" table:formula="of:=[.U40]/[.$U$47]" table:style-name="ce26">
            <text:p>100,00%</text:p>
          </table:table-cell>
          <table:table-cell table:style-name="ce26"/>
          <table:table-cell office:value-type="float" office:value="3" table:style-name="ce25">
            <text:p>3</text:p>
          </table:table-cell>
          <table:table-cell office:value-type="percentage" office:value="1" table:formula="of:=[.X40]/[.$X$47]" table:style-name="ce26">
            <text:p>100,00%</text:p>
          </table:table-cell>
          <table:table-cell table:style-name="ce26"/>
          <table:table-cell office:value-type="float" office:value="535" table:formula="of:=[.O40]+[.R40]+[.U40]+[.X40]" table:style-name="ce1">
            <text:p>535</text:p>
          </table:table-cell>
          <table:table-cell table:number-columns-repeated="9" table:style-name="ce2"/>
          <table:table-cell table:number-columns-repeated="16348"/>
        </table:table-row>
        <table:table-row table:style-name="ro1">
          <table:table-cell table:number-columns-repeated="12" table:style-name="ce1"/>
          <table:table-cell office:value-type="float" office:value="1" table:style-name="ce7">
            <text:p>1</text:p>
          </table:table-cell>
          <table:table-cell office:value-type="string" table:style-name="ce13">
            <text:p>ja sehr gern</text:p>
          </table:table-cell>
          <table:table-cell office:value-type="float" office:value="26" table:style-name="ce1">
            <text:p>26</text:p>
          </table:table-cell>
          <table:table-cell office:value-type="percentage" office:value="0.11353711790393013" table:formula="of:=[.O41]/[.$O$47]" table:style-name="ce14">
            <text:p>11,35%</text:p>
          </table:table-cell>
          <table:table-cell office:value-type="percentage" office:value="4.8598130841121495E-2" table:formula="of:=[.O41]/[.$AA$40]" table:style-name="ce14">
            <text:p>4,86%</text:p>
          </table:table-cell>
          <table:table-cell office:value-type="float" office:value="101" table:style-name="ce1">
            <text:p>101</text:p>
          </table:table-cell>
          <table:table-cell office:value-type="percentage" office:value="0.36462093862815886" table:formula="of:=[.R41]/[.$R$47]" table:style-name="ce14">
            <text:p>36,46%</text:p>
          </table:table-cell>
          <table:table-cell office:value-type="percentage" office:value="0.18878504672897195" table:formula="of:=[.R41]/[.$AA$40]" table:style-name="ce14">
            <text:p>18,88%</text:p>
          </table:table-cell>
          <table:table-cell office:value-type="float" office:value="6" table:style-name="ce1">
            <text:p>6</text:p>
          </table:table-cell>
          <table:table-cell office:value-type="percentage" office:value="0.23076923076923078" table:formula="of:=[.U41]/[.$U$47]" table:style-name="ce26">
            <text:p>23,08%</text:p>
          </table:table-cell>
          <table:table-cell office:value-type="percentage" office:value="1.1214953271028037E-2" table:formula="of:=[.U41]/[.$AA$40]" table:style-name="ce26">
            <text:p>1,12%</text:p>
          </table:table-cell>
          <table:table-cell office:value-type="float" office:value="1" table:style-name="ce7">
            <text:p>1</text:p>
          </table:table-cell>
          <table:table-cell office:value-type="percentage" office:value="0.33333333333333331" table:formula="of:=[.X41]/[.$X$47]" table:style-name="ce26">
            <text:p>33,33%</text:p>
          </table:table-cell>
          <table:table-cell office:value-type="percentage" office:value="1.869158878504673E-3" table:formula="of:=[.X41]/[.$AA$40]" table:style-name="ce26">
            <text:p>0,19%</text:p>
          </table:table-cell>
          <table:table-cell office:value-type="float" office:value="134" table:formula="of:=[.O41]+[.R41]+[.U41]+[.X41]" table:style-name="ce1">
            <text:p>134</text:p>
          </table:table-cell>
          <table:table-cell table:number-columns-repeated="9" table:style-name="ce2"/>
          <table:table-cell table:number-columns-repeated="16348"/>
        </table:table-row>
        <table:table-row table:style-name="ro1">
          <table:table-cell office:value-type="string" table:style-name="ce8">
            <text:p>Ich möchte später einen Beruf haben, der viel mit Computern zu tun hat</text:p>
          </table:table-cell>
          <table:table-cell table:number-columns-repeated="11" table:style-name="ce1"/>
          <table:table-cell office:value-type="float" office:value="2" table:style-name="ce7">
            <text:p>2</text:p>
          </table:table-cell>
          <table:table-cell office:value-type="string" table:style-name="ce13">
            <text:p>eher ja</text:p>
          </table:table-cell>
          <table:table-cell office:value-type="float" office:value="33" table:style-name="ce1">
            <text:p>33</text:p>
          </table:table-cell>
          <table:table-cell office:value-type="percentage" office:value="0.14410480349344978" table:formula="of:=[.O42]/[.$O$47]" table:style-name="ce14">
            <text:p>14,41%</text:p>
          </table:table-cell>
          <table:table-cell office:value-type="percentage" office:value="6.1682242990654203E-2" table:formula="of:=[.O42]/[.$AA$40]" table:style-name="ce14">
            <text:p>6,17%</text:p>
          </table:table-cell>
          <table:table-cell office:value-type="float" office:value="44" table:style-name="ce1">
            <text:p>44</text:p>
          </table:table-cell>
          <table:table-cell office:value-type="percentage" office:value="0.1588447653429603" table:formula="of:=[.R42]/[.$R$47]" table:style-name="ce14">
            <text:p>15,88%</text:p>
          </table:table-cell>
          <table:table-cell office:value-type="percentage" office:value="8.2242990654205608E-2" table:formula="of:=[.R42]/[.$AA$40]" table:style-name="ce14">
            <text:p>8,22%</text:p>
          </table:table-cell>
          <table:table-cell office:value-type="float" office:value="2" table:style-name="ce1">
            <text:p>2</text:p>
          </table:table-cell>
          <table:table-cell office:value-type="percentage" office:value="7.6923076923076927E-2" table:formula="of:=[.U42]/[.$U$47]" table:style-name="ce26">
            <text:p>7,69%</text:p>
          </table:table-cell>
          <table:table-cell office:value-type="percentage" office:value="3.7383177570093459E-3" table:formula="of:=[.U42]/[.$AA$40]" table:style-name="ce26">
            <text:p>0,37%</text:p>
          </table:table-cell>
          <table:table-cell office:value-type="float" office:value="1" table:style-name="ce1">
            <text:p>1</text:p>
          </table:table-cell>
          <table:table-cell office:value-type="percentage" office:value="0.33333333333333331" table:formula="of:=[.X42]/[.$X$47]" table:style-name="ce26">
            <text:p>33,33%</text:p>
          </table:table-cell>
          <table:table-cell office:value-type="percentage" office:value="1.869158878504673E-3" table:formula="of:=[.X42]/[.$AA$40]" table:style-name="ce26">
            <text:p>0,19%</text:p>
          </table:table-cell>
          <table:table-cell office:value-type="float" office:value="80" table:formula="of:=[.O42]+[.R42]+[.U42]+[.X42]" table:style-name="ce1">
            <text:p>80</text:p>
          </table:table-cell>
          <table:table-cell table:number-columns-repeated="9" table:style-name="ce2"/>
          <table:table-cell table:number-columns-repeated="16348"/>
        </table:table-row>
        <table:table-row table:style-name="ro1">
          <table:table-cell table:style-name="ce1"/>
          <table:table-cell table:style-name="ce7"/>
          <table:table-cell table:number-columns-repeated="10" table:style-name="ce1"/>
          <table:table-cell office:value-type="float" office:value="3" table:style-name="ce7">
            <text:p>3</text:p>
          </table:table-cell>
          <table:table-cell office:value-type="string" table:style-name="ce13">
            <text:p>eher nicht</text:p>
          </table:table-cell>
          <table:table-cell office:value-type="float" office:value="75" table:style-name="ce1">
            <text:p>75</text:p>
          </table:table-cell>
          <table:table-cell office:value-type="percentage" office:value="0.32751091703056767" table:formula="of:=[.O43]/[.$O$47]" table:style-name="ce14">
            <text:p>32,75%</text:p>
          </table:table-cell>
          <table:table-cell office:value-type="percentage" office:value="0.14018691588785046" table:formula="of:=[.O43]/[.$AA$40]" table:style-name="ce14">
            <text:p>14,02%</text:p>
          </table:table-cell>
          <table:table-cell office:value-type="float" office:value="44" table:style-name="ce1">
            <text:p>44</text:p>
          </table:table-cell>
          <table:table-cell office:value-type="percentage" office:value="0.1588447653429603" table:formula="of:=[.R43]/[.$R$47]" table:style-name="ce14">
            <text:p>15,88%</text:p>
          </table:table-cell>
          <table:table-cell office:value-type="percentage" office:value="8.2242990654205608E-2" table:formula="of:=[.R43]/[.$AA$40]" table:style-name="ce14">
            <text:p>8,22%</text:p>
          </table:table-cell>
          <table:table-cell office:value-type="float" office:value="7" table:style-name="ce1">
            <text:p>7</text:p>
          </table:table-cell>
          <table:table-cell office:value-type="percentage" office:value="0.26923076923076922" table:formula="of:=[.U43]/[.$U$47]" table:style-name="ce26">
            <text:p>26,92%</text:p>
          </table:table-cell>
          <table:table-cell office:value-type="percentage" office:value="1.3084112149532711E-2" table:formula="of:=[.U43]/[.$AA$40]" table:style-name="ce26">
            <text:p>1,31%</text:p>
          </table:table-cell>
          <table:table-cell office:value-type="float" office:value="1" table:style-name="ce1">
            <text:p>1</text:p>
          </table:table-cell>
          <table:table-cell office:value-type="percentage" office:value="0.33333333333333331" table:formula="of:=[.X43]/[.$X$47]" table:style-name="ce26">
            <text:p>33,33%</text:p>
          </table:table-cell>
          <table:table-cell office:value-type="percentage" office:value="1.869158878504673E-3" table:formula="of:=[.X43]/[.$AA$40]" table:style-name="ce26">
            <text:p>0,19%</text:p>
          </table:table-cell>
          <table:table-cell office:value-type="float" office:value="127" table:formula="of:=[.O43]+[.R43]+[.U43]+[.X43]" table:style-name="ce1">
            <text:p>127</text:p>
          </table:table-cell>
          <table:table-cell table:number-columns-repeated="9" table:style-name="ce2"/>
          <table:table-cell table:number-columns-repeated="16348"/>
        </table:table-row>
        <table:table-row table:style-name="ro5">
          <table:table-cell table:style-name="ce9"/>
          <table:table-cell table:style-name="ce10"/>
          <table:table-cell office:value-type="string" table:style-name="ce11">
            <text:p>Anzahl Bögen absolut</text:p>
          </table:table-cell>
          <table:table-cell office:value-type="string" table:style-name="ce11">
            <text:p>Anzahl Bögen</text:p>
          </table:table-cell>
          <table:table-cell office:value-type="string" table:style-name="ce11">
            <text:p>Anzahl Fragen absolut</text:p>
          </table:table-cell>
          <table:table-cell office:value-type="string" table:style-name="ce11">
            <text:p>Anzahl Fragen</text:p>
          </table:table-cell>
          <table:table-cell table:number-columns-repeated="6" table:style-name="ce22"/>
          <table:table-cell office:value-type="float" office:value="4" table:style-name="ce7">
            <text:p>4</text:p>
          </table:table-cell>
          <table:table-cell office:value-type="string" table:style-name="ce13">
            <text:p>gar nicht</text:p>
          </table:table-cell>
          <table:table-cell office:value-type="float" office:value="60" table:style-name="ce22">
            <text:p>60</text:p>
          </table:table-cell>
          <table:table-cell office:value-type="percentage" office:value="0.26200873362445415" table:formula="of:=[.O44]/[.$O$47]" table:style-name="ce14">
            <text:p>26,20%</text:p>
          </table:table-cell>
          <table:table-cell office:value-type="percentage" office:value="0.11214953271028037" table:formula="of:=[.O44]/[.$AA$40]" table:style-name="ce14">
            <text:p>11,21%</text:p>
          </table:table-cell>
          <table:table-cell office:value-type="float" office:value="42" table:style-name="ce22">
            <text:p>42</text:p>
          </table:table-cell>
          <table:table-cell office:value-type="percentage" office:value="0.15162454873646208" table:formula="of:=[.R44]/[.$R$47]" table:style-name="ce14">
            <text:p>15,16%</text:p>
          </table:table-cell>
          <table:table-cell office:value-type="percentage" office:value="7.8504672897196259E-2" table:formula="of:=[.R44]/[.$AA$40]" table:style-name="ce14">
            <text:p>7,85%</text:p>
          </table:table-cell>
          <table:table-cell office:value-type="float" office:value="3" table:style-name="ce22">
            <text:p>3</text:p>
          </table:table-cell>
          <table:table-cell office:value-type="percentage" office:value="0.11538461538461539" table:formula="of:=[.U44]/[.$U$47]" table:style-name="ce26">
            <text:p>11,54%</text:p>
          </table:table-cell>
          <table:table-cell office:value-type="percentage" office:value="5.6074766355140183E-3" table:formula="of:=[.U44]/[.$AA$40]" table:style-name="ce26">
            <text:p>0,56%</text:p>
          </table:table-cell>
          <table:table-cell office:value-type="float" office:value="0" table:style-name="ce22">
            <text:p>0</text:p>
          </table:table-cell>
          <table:table-cell office:value-type="percentage" office:value="0" table:formula="of:=[.X44]/[.$X$47]" table:style-name="ce26">
            <text:p>0,00%</text:p>
          </table:table-cell>
          <table:table-cell office:value-type="percentage" office:value="0" table:formula="of:=[.X44]/[.$AA$40]" table:style-name="ce26">
            <text:p>0,00%</text:p>
          </table:table-cell>
          <table:table-cell office:value-type="float" office:value="105" table:formula="of:=[.O44]+[.R44]+[.U44]+[.X44]" table:style-name="ce1">
            <text:p>105</text:p>
          </table:table-cell>
          <table:table-cell table:number-columns-repeated="9" table:style-name="ce21"/>
          <table:table-cell table:number-columns-repeated="16348" table:style-name="ce22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13">
            <text:p>ja sehr gern</text:p>
          </table:table-cell>
          <table:table-cell office:value-type="float" office:value="134" table:style-name="ce7">
            <text:p>134</text:p>
          </table:table-cell>
          <table:table-cell office:value-type="percentage" office:value="0.25046728971962617" table:formula="of:=[.C45]/[.$C$51]" table:style-name="ce14">
            <text:p>25,05%</text:p>
          </table:table-cell>
          <table:table-cell office:value-type="float" office:value="285" table:style-name="ce7">
            <text:p>285</text:p>
          </table:table-cell>
          <table:table-cell office:value-type="percentage" office:value="0.23651452282157676" table:formula="of:=[.E45]/[.$E$51]" table:style-name="ce14">
            <text:p>23,65%</text:p>
          </table:table-cell>
          <table:table-cell table:number-columns-repeated="6" table:style-name="ce1"/>
          <table:table-cell office:value-type="float" office:value="5" table:style-name="ce7">
            <text:p>5</text:p>
          </table:table-cell>
          <table:table-cell office:value-type="string" table:style-name="ce13">
            <text:p>ich weiß nicht</text:p>
          </table:table-cell>
          <table:table-cell office:value-type="float" office:value="28" table:style-name="ce1">
            <text:p>28</text:p>
          </table:table-cell>
          <table:table-cell office:value-type="percentage" office:value="0.1222707423580786" table:formula="of:=[.O45]/[.$O$47]" table:style-name="ce14">
            <text:p>12,23%</text:p>
          </table:table-cell>
          <table:table-cell office:value-type="percentage" office:value="5.2336448598130844E-2" table:formula="of:=[.O45]/[.$AA$40]" table:style-name="ce14">
            <text:p>5,23%</text:p>
          </table:table-cell>
          <table:table-cell office:value-type="float" office:value="39" table:style-name="ce1">
            <text:p>39</text:p>
          </table:table-cell>
          <table:table-cell office:value-type="percentage" office:value="0.1407942238267148" table:formula="of:=[.R45]/[.$R$47]" table:style-name="ce14">
            <text:p>14,08%</text:p>
          </table:table-cell>
          <table:table-cell office:value-type="percentage" office:value="7.2897196261682243E-2" table:formula="of:=[.R45]/[.$AA$40]" table:style-name="ce14">
            <text:p>7,29%</text:p>
          </table:table-cell>
          <table:table-cell office:value-type="float" office:value="5" table:style-name="ce1">
            <text:p>5</text:p>
          </table:table-cell>
          <table:table-cell office:value-type="percentage" office:value="0.19230769230769232" table:formula="of:=[.U45]/[.$U$47]" table:style-name="ce26">
            <text:p>19,23%</text:p>
          </table:table-cell>
          <table:table-cell office:value-type="percentage" office:value="9.3457943925233638E-3" table:formula="of:=[.U45]/[.$AA$40]" table:style-name="ce26">
            <text:p>0,93%</text:p>
          </table:table-cell>
          <table:table-cell office:value-type="float" office:value="0" table:style-name="ce1">
            <text:p>0</text:p>
          </table:table-cell>
          <table:table-cell office:value-type="percentage" office:value="0" table:formula="of:=[.X45]/[.$X$47]" table:style-name="ce26">
            <text:p>0,00%</text:p>
          </table:table-cell>
          <table:table-cell office:value-type="percentage" office:value="0" table:formula="of:=[.X45]/[.$AA$40]" table:style-name="ce26">
            <text:p>0,00%</text:p>
          </table:table-cell>
          <table:table-cell office:value-type="float" office:value="72" table:formula="of:=[.O45]+[.R45]+[.U45]+[.X45]" table:style-name="ce1">
            <text:p>72</text:p>
          </table:table-cell>
          <table:table-cell table:number-columns-repeated="9" table:style-name="ce2"/>
          <table:table-cell table:number-columns-repeated="16348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13">
            <text:p>eher ja</text:p>
          </table:table-cell>
          <table:table-cell office:value-type="float" office:value="80" table:style-name="ce7">
            <text:p>80</text:p>
          </table:table-cell>
          <table:table-cell office:value-type="percentage" office:value="0.14953271028037382" table:formula="of:=[.C46]/[.$C$51]" table:style-name="ce14">
            <text:p>14,95%</text:p>
          </table:table-cell>
          <table:table-cell office:value-type="float" office:value="197" table:style-name="ce7">
            <text:p>197</text:p>
          </table:table-cell>
          <table:table-cell office:value-type="percentage" office:value="0.16348547717842324" table:formula="of:=[.E46]/[.$E$51]" table:style-name="ce14">
            <text:p>16,35%</text:p>
          </table:table-cell>
          <table:table-cell table:number-columns-repeated="6" table:style-name="ce1"/>
          <table:table-cell office:value-type="float" office:value="-999" table:style-name="ce7">
            <text:p>-999</text:p>
          </table:table-cell>
          <table:table-cell office:value-type="string" table:style-name="ce13">
            <text:p>keine Angabe</text:p>
          </table:table-cell>
          <table:table-cell office:value-type="float" office:value="7" table:style-name="ce1">
            <text:p>7</text:p>
          </table:table-cell>
          <table:table-cell office:value-type="percentage" office:value="3.0567685589519649E-2" table:formula="of:=[.O46]/[.$O$47]" table:style-name="ce14">
            <text:p>3,06%</text:p>
          </table:table-cell>
          <table:table-cell office:value-type="percentage" office:value="1.3084112149532711E-2" table:formula="of:=[.O46]/[.$AA$40]" table:style-name="ce14">
            <text:p>1,31%</text:p>
          </table:table-cell>
          <table:table-cell office:value-type="float" office:value="7" table:style-name="ce1">
            <text:p>7</text:p>
          </table:table-cell>
          <table:table-cell office:value-type="percentage" office:value="2.5270758122743681E-2" table:formula="of:=[.R46]/[.$R$47]" table:style-name="ce14">
            <text:p>2,53%</text:p>
          </table:table-cell>
          <table:table-cell office:value-type="percentage" office:value="1.3084112149532711E-2" table:formula="of:=[.R46]/[.$AA$40]" table:style-name="ce14">
            <text:p>1,31%</text:p>
          </table:table-cell>
          <table:table-cell office:value-type="float" office:value="3" table:style-name="ce1">
            <text:p>3</text:p>
          </table:table-cell>
          <table:table-cell office:value-type="percentage" office:value="0.11538461538461539" table:formula="of:=[.U46]/[.$U$47]" table:style-name="ce26">
            <text:p>11,54%</text:p>
          </table:table-cell>
          <table:table-cell office:value-type="percentage" office:value="5.6074766355140183E-3" table:formula="of:=[.U46]/[.$AA$40]" table:style-name="ce26">
            <text:p>0,56%</text:p>
          </table:table-cell>
          <table:table-cell office:value-type="float" office:value="0" table:style-name="ce1">
            <text:p>0</text:p>
          </table:table-cell>
          <table:table-cell office:value-type="percentage" office:value="0" table:formula="of:=[.X46]/[.$X$47]" table:style-name="ce26">
            <text:p>0,00%</text:p>
          </table:table-cell>
          <table:table-cell office:value-type="percentage" office:value="0" table:formula="of:=[.X46]/[.$AA$40]" table:style-name="ce26">
            <text:p>0,00%</text:p>
          </table:table-cell>
          <table:table-cell office:value-type="float" office:value="17" table:formula="of:=[.O46]+[.R46]+[.U46]+[.X46]" table:style-name="ce1">
            <text:p>17</text:p>
          </table:table-cell>
          <table:table-cell table:number-columns-repeated="9" table:style-name="ce2"/>
          <table:table-cell table:number-columns-repeated="16348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13">
            <text:p>eher nicht</text:p>
          </table:table-cell>
          <table:table-cell office:value-type="float" office:value="127" table:style-name="ce7">
            <text:p>127</text:p>
          </table:table-cell>
          <table:table-cell office:value-type="percentage" office:value="0.23738317757009345" table:formula="of:=[.C47]/[.$C$51]" table:style-name="ce14">
            <text:p>23,74%</text:p>
          </table:table-cell>
          <table:table-cell office:value-type="float" office:value="288" table:style-name="ce7">
            <text:p>288</text:p>
          </table:table-cell>
          <table:table-cell office:value-type="percentage" office:value="0.23900414937759337" table:formula="of:=[.E47]/[.$E$51]" table:style-name="ce14">
            <text:p>23,90%</text:p>
          </table:table-cell>
          <table:table-cell table:number-columns-repeated="8" table:style-name="ce1"/>
          <table:table-cell office:value-type="float" office:value="229" table:formula="of:=[.O41]+[.O42]+[.O43]+[.O44]+[.O45]+[.O46]" table:style-name="ce1">
            <text:p>229</text:p>
          </table:table-cell>
          <table:table-cell office:value-type="percentage" office:value="1" table:formula="of:=[.O47]/[.$O$47]" table:style-name="ce14">
            <text:p>100,00%</text:p>
          </table:table-cell>
          <table:table-cell table:style-name="ce14"/>
          <table:table-cell office:value-type="float" office:value="277" table:formula="of:=SUM([.R41:.R46])" table:style-name="ce1">
            <text:p>277</text:p>
          </table:table-cell>
          <table:table-cell office:value-type="percentage" office:value="1" table:formula="of:=[.R47]/[.$R$47]" table:style-name="ce14">
            <text:p>100,00%</text:p>
          </table:table-cell>
          <table:table-cell table:style-name="ce14"/>
          <table:table-cell office:value-type="float" office:value="26" table:formula="of:=SUM([.U41:.U46])" table:style-name="ce1">
            <text:p>26</text:p>
          </table:table-cell>
          <table:table-cell office:value-type="percentage" office:value="1" table:formula="of:=[.U47]/[.$U$47]" table:style-name="ce26">
            <text:p>100,00%</text:p>
          </table:table-cell>
          <table:table-cell table:style-name="ce25"/>
          <table:table-cell office:value-type="float" office:value="3" table:formula="of:=SUM([.X41:.X46])" table:style-name="ce1">
            <text:p>3</text:p>
          </table:table-cell>
          <table:table-cell office:value-type="percentage" office:value="1" table:formula="of:=[.X47]/[.$X$47]" table:style-name="ce26">
            <text:p>100,00%</text:p>
          </table:table-cell>
          <table:table-cell table:style-name="ce26"/>
          <table:table-cell table:style-name="ce1"/>
          <table:table-cell table:number-columns-repeated="9" table:style-name="ce2"/>
          <table:table-cell table:number-columns-repeated="16348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13">
            <text:p>gar nicht</text:p>
          </table:table-cell>
          <table:table-cell office:value-type="float" office:value="105" table:style-name="ce7">
            <text:p>105</text:p>
          </table:table-cell>
          <table:table-cell office:value-type="percentage" office:value="0.19626168224299065" table:formula="of:=[.C48]/[.$C$51]" table:style-name="ce14">
            <text:p>19,63%</text:p>
          </table:table-cell>
          <table:table-cell office:value-type="float" office:value="238" table:style-name="ce7">
            <text:p>238</text:p>
          </table:table-cell>
          <table:table-cell office:value-type="percentage" office:value="0.19751037344398339" table:formula="of:=[.E48]/[.$E$51]" table:style-name="ce14">
            <text:p>19,75%</text:p>
          </table:table-cell>
          <table:table-cell table:number-columns-repeated="15" table:style-name="ce19"/>
          <table:table-cell table:number-columns-repeated="2" table:style-name="ce25"/>
          <table:table-cell table:number-columns-repeated="4" table:style-name="ce19"/>
          <table:table-cell table:number-columns-repeated="9" table:style-name="ce20"/>
          <table:table-cell table:number-columns-repeated="16348" table:style-name="ce19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string" table:style-name="ce13">
            <text:p>ich weiß nicht</text:p>
          </table:table-cell>
          <table:table-cell office:value-type="float" office:value="72" table:style-name="ce7">
            <text:p>72</text:p>
          </table:table-cell>
          <table:table-cell office:value-type="percentage" office:value="0.13457943925233645" table:formula="of:=[.C49]/[.$C$51]" table:style-name="ce14">
            <text:p>13,46%</text:p>
          </table:table-cell>
          <table:table-cell office:value-type="float" office:value="167" table:style-name="ce7">
            <text:p>167</text:p>
          </table:table-cell>
          <table:table-cell office:value-type="percentage" office:value="0.13858921161825727" table:formula="of:=[.E49]/[.$E$51]" table:style-name="ce14">
            <text:p>13,86%</text:p>
          </table:table-cell>
          <table:table-cell table:number-columns-repeated="21" table:style-name="ce1"/>
          <table:table-cell table:number-columns-repeated="9" table:style-name="ce2"/>
          <table:table-cell table:number-columns-repeated="16348"/>
        </table:table-row>
        <table:table-row table:style-name="ro1">
          <table:table-cell office:value-type="float" office:value="-999" table:style-name="ce15">
            <text:p>-999</text:p>
          </table:table-cell>
          <table:table-cell office:value-type="string" table:style-name="ce16">
            <text:p>keine Angabe</text:p>
          </table:table-cell>
          <table:table-cell office:value-type="float" office:value="17" table:style-name="ce15">
            <text:p>17</text:p>
          </table:table-cell>
          <table:table-cell office:value-type="percentage" office:value="3.1775700934579439E-2" table:formula="of:=[.C50]/[.$C$51]" table:style-name="ce17">
            <text:p>3,18%</text:p>
          </table:table-cell>
          <table:table-cell office:value-type="float" office:value="30" table:style-name="ce15">
            <text:p>30</text:p>
          </table:table-cell>
          <table:table-cell office:value-type="percentage" office:value="2.4896265560165973E-2" table:formula="of:=[.E50]/[.$E$51]" table:style-name="ce17">
            <text:p>2,49%</text:p>
          </table:table-cell>
          <table:table-cell table:number-columns-repeated="21" table:style-name="ce1"/>
          <table:table-cell table:number-columns-repeated="9" table:style-name="ce2"/>
          <table:table-cell table:number-columns-repeated="16348"/>
        </table:table-row>
        <table:table-row table:style-name="ro1">
          <table:table-cell table:style-name="ce1"/>
          <table:table-cell table:style-name="ce7"/>
          <table:table-cell office:value-type="float" office:value="535" table:formula="of:=SUM([.C45:.C50])" table:style-name="ce7">
            <text:p>535</text:p>
          </table:table-cell>
          <table:table-cell office:value-type="percentage" office:value="1" table:formula="of:=SUM([.D45:.D50])" table:style-name="ce18">
            <text:p>100,00%</text:p>
          </table:table-cell>
          <table:table-cell office:value-type="float" office:value="1205" table:formula="of:=SUM([.E45:.E50])" table:style-name="ce7">
            <text:p>1205</text:p>
          </table:table-cell>
          <table:table-cell office:value-type="percentage" office:value="1" table:formula="of:=[.E51]/[.$E$51]" table:style-name="ce14">
            <text:p>100,00%</text:p>
          </table:table-cell>
          <table:table-cell table:number-columns-repeated="21" table:style-name="ce1"/>
          <table:table-cell table:number-columns-repeated="9" table:style-name="ce2"/>
          <table:table-cell table:number-columns-repeated="16348"/>
        </table:table-row>
        <table:table-row table:style-name="ro1">
          <table:table-cell table:style-name="ce1"/>
          <table:table-cell table:style-name="ce7"/>
          <table:table-cell table:number-columns-repeated="14" table:style-name="ce1"/>
          <table:table-cell table:number-columns-repeated="10" table:style-name="ce2"/>
          <table:table-cell table:style-name="ce1"/>
          <table:table-cell table:number-columns-repeated="9" table:style-name="ce2"/>
          <table:table-cell table:number-columns-repeated="16348"/>
        </table:table-row>
        <table:table-row table:style-name="ro1">
          <table:table-cell table:number-columns-repeated="16" table:style-name="ce1"/>
          <table:table-cell table:number-columns-repeated="10" table:style-name="ce2"/>
          <table:table-cell table:style-name="ce1"/>
          <table:table-cell table:number-columns-repeated="9" table:style-name="ce2"/>
          <table:table-cell table:number-columns-repeated="16348"/>
        </table:table-row>
        <table:table-row table:style-name="ro1">
          <table:table-cell table:number-columns-repeated="16" table:style-name="ce1"/>
          <table:table-cell table:style-name="ce2"/>
          <table:table-cell table:style-name="ce2">
            <draw:frame draw:z-index="9" draw:id="id10" draw:style-name="a10" draw:name="Diagramm 10" svg:x="0.23864in" svg:y="0.16288in" svg:width="6.52651in" svg:height="3.34545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8" table:style-name="ce2"/>
          <table:table-cell table:number-columns-repeated="16358" table:style-name="ce1"/>
        </table:table-row>
        <table:table-row table:style-name="ro1">
          <table:table-cell table:number-columns-repeated="6" table:style-name="ce1"/>
          <table:table-cell table:style-name="ce1">
            <draw:frame draw:z-index="5" draw:id="id6" draw:style-name="a6" draw:name="Diagramm 10" svg:x="0.00649in" svg:y="0.01137in" svg:width="5.0014in" svg:height="2.68347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9" table:style-name="ce1"/>
          <table:table-cell table:number-columns-repeated="10" table:style-name="ce2"/>
          <table:table-cell table:number-columns-repeated="16358" table:style-name="ce1"/>
        </table:table-row>
        <table:table-row table:style-name="ro1">
          <table:table-cell office:value-type="string" table:style-name="ce8">
            <text:p>Ich möchte später einen Beruf haben, der wenig mit Computern zu tun hat</text:p>
          </table:table-cell>
          <table:table-cell table:number-columns-repeated="15" table:style-name="ce1"/>
          <table:table-cell table:number-columns-repeated="10" table:style-name="ce2"/>
          <table:table-cell table:number-columns-repeated="16358" table:style-name="ce1"/>
        </table:table-row>
        <table:table-row table:style-name="ro1">
          <table:table-cell table:style-name="ce1"/>
          <table:table-cell table:style-name="ce7"/>
          <table:table-cell table:number-columns-repeated="14" table:style-name="ce1"/>
          <table:table-cell table:number-columns-repeated="10" table:style-name="ce2"/>
          <table:table-cell table:number-columns-repeated="16358" table:style-name="ce1"/>
        </table:table-row>
        <table:table-row table:style-name="ro5">
          <table:table-cell table:style-name="ce9"/>
          <table:table-cell table:style-name="ce10"/>
          <table:table-cell office:value-type="string" table:style-name="ce11">
            <text:p>Anzahl Bögen absolut</text:p>
          </table:table-cell>
          <table:table-cell office:value-type="string" table:style-name="ce11">
            <text:p>Anzahl Bögen</text:p>
          </table:table-cell>
          <table:table-cell office:value-type="string" table:style-name="ce11">
            <text:p>Anzahl Fragen absolut</text:p>
          </table:table-cell>
          <table:table-cell office:value-type="string" table:style-name="ce11">
            <text:p>Anzahl Fragen</text:p>
          </table:table-cell>
          <table:table-cell table:number-columns-repeated="10" table:style-name="ce22"/>
          <table:table-cell table:number-columns-repeated="10" table:style-name="ce21"/>
          <table:table-cell table:number-columns-repeated="16358" table:style-name="ce22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13">
            <text:p>ja sehr gern</text:p>
          </table:table-cell>
          <table:table-cell office:value-type="float" office:value="111" table:style-name="ce1">
            <text:p>111</text:p>
          </table:table-cell>
          <table:table-cell office:value-type="percentage" office:value="0.20747663551401868" table:formula="of:=[.C59]/[.$C$65]" table:style-name="ce14">
            <text:p>20,75%</text:p>
          </table:table-cell>
          <table:table-cell office:value-type="float" office:value="274" table:style-name="ce7">
            <text:p>274</text:p>
          </table:table-cell>
          <table:table-cell office:value-type="percentage" office:value="0.22738589211618257" table:formula="of:=[.E59]/[.$E$65]" table:style-name="ce14">
            <text:p>22,74%</text:p>
          </table:table-cell>
          <table:table-cell table:number-columns-repeated="10" table:style-name="ce1"/>
          <table:table-cell table:number-columns-repeated="10" table:style-name="ce2"/>
          <table:table-cell table:number-columns-repeated="16358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13">
            <text:p>eher ja</text:p>
          </table:table-cell>
          <table:table-cell office:value-type="float" office:value="134" table:style-name="ce1">
            <text:p>134</text:p>
          </table:table-cell>
          <table:table-cell office:value-type="percentage" office:value="0.25046728971962617" table:formula="of:=[.C60]/[.$C$65]" table:style-name="ce14">
            <text:p>25,05%</text:p>
          </table:table-cell>
          <table:table-cell office:value-type="float" office:value="296" table:style-name="ce7">
            <text:p>296</text:p>
          </table:table-cell>
          <table:table-cell office:value-type="percentage" office:value="0.24564315352697094" table:formula="of:=[.E60]/[.$E$65]" table:style-name="ce14">
            <text:p>24,56%</text:p>
          </table:table-cell>
          <table:table-cell table:number-columns-repeated="10" table:style-name="ce1"/>
          <table:table-cell table:number-columns-repeated="10" table:style-name="ce2"/>
          <table:table-cell table:number-columns-repeated="16358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13">
            <text:p>eher nicht</text:p>
          </table:table-cell>
          <table:table-cell office:value-type="float" office:value="86" table:style-name="ce1">
            <text:p>86</text:p>
          </table:table-cell>
          <table:table-cell office:value-type="percentage" office:value="0.16074766355140188" table:formula="of:=[.C61]/[.$C$65]" table:style-name="ce14">
            <text:p>16,07%</text:p>
          </table:table-cell>
          <table:table-cell office:value-type="float" office:value="190" table:style-name="ce7">
            <text:p>190</text:p>
          </table:table-cell>
          <table:table-cell office:value-type="percentage" office:value="0.15767634854771784" table:formula="of:=[.E61]/[.$E$65]" table:style-name="ce14">
            <text:p>15,77%</text:p>
          </table:table-cell>
          <table:table-cell table:number-columns-repeated="10" table:style-name="ce1"/>
          <table:table-cell table:number-columns-repeated="10" table:style-name="ce2"/>
          <table:table-cell table:number-columns-repeated="16358" table:style-name="ce1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13">
            <text:p>gar nicht</text:p>
          </table:table-cell>
          <table:table-cell office:value-type="float" office:value="118" table:style-name="ce1">
            <text:p>118</text:p>
          </table:table-cell>
          <table:table-cell office:value-type="percentage" office:value="0.22056074766355141" table:formula="of:=[.C62]/[.$C$65]" table:style-name="ce14">
            <text:p>22,06%</text:p>
          </table:table-cell>
          <table:table-cell office:value-type="float" office:value="262" table:style-name="ce7">
            <text:p>262</text:p>
          </table:table-cell>
          <table:table-cell office:value-type="percentage" office:value="0.21742738589211619" table:formula="of:=[.E62]/[.$E$65]" table:style-name="ce14">
            <text:p>21,74%</text:p>
          </table:table-cell>
          <table:table-cell table:number-columns-repeated="10" table:style-name="ce1"/>
          <table:table-cell table:number-columns-repeated="10" table:style-name="ce2"/>
          <table:table-cell table:number-columns-repeated="16358" table:style-name="ce1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string" table:style-name="ce13">
            <text:p>ich weiß nicht</text:p>
          </table:table-cell>
          <table:table-cell office:value-type="float" office:value="68" table:style-name="ce1">
            <text:p>68</text:p>
          </table:table-cell>
          <table:table-cell office:value-type="percentage" office:value="0.12710280373831775" table:formula="of:=[.C63]/[.$C$65]" table:style-name="ce14">
            <text:p>12,71%</text:p>
          </table:table-cell>
          <table:table-cell office:value-type="float" office:value="144" table:style-name="ce7">
            <text:p>144</text:p>
          </table:table-cell>
          <table:table-cell office:value-type="percentage" office:value="0.11950207468879669" table:formula="of:=[.E63]/[.$E$65]" table:style-name="ce14">
            <text:p>11,95%</text:p>
          </table:table-cell>
          <table:table-cell table:number-columns-repeated="10" table:style-name="ce1"/>
          <table:table-cell table:number-columns-repeated="10" table:style-name="ce2"/>
          <table:table-cell table:number-columns-repeated="16358" table:style-name="ce1"/>
        </table:table-row>
        <table:table-row table:style-name="ro1">
          <table:table-cell office:value-type="float" office:value="-999" table:style-name="ce15">
            <text:p>-999</text:p>
          </table:table-cell>
          <table:table-cell office:value-type="string" table:style-name="ce16">
            <text:p>keine Angabe</text:p>
          </table:table-cell>
          <table:table-cell office:value-type="float" office:value="18" table:style-name="ce27">
            <text:p>18</text:p>
          </table:table-cell>
          <table:table-cell office:value-type="percentage" office:value="3.3644859813084113E-2" table:formula="of:=[.C64]/[.$C$65]" table:style-name="ce17">
            <text:p>3,36%</text:p>
          </table:table-cell>
          <table:table-cell office:value-type="float" office:value="39" table:style-name="ce15">
            <text:p>39</text:p>
          </table:table-cell>
          <table:table-cell office:value-type="percentage" office:value="3.2365145228215771E-2" table:formula="of:=[.E64]/[.$E$65]" table:style-name="ce17">
            <text:p>3,24%</text:p>
          </table:table-cell>
          <table:table-cell table:number-columns-repeated="10" table:style-name="ce1"/>
          <table:table-cell table:number-columns-repeated="10" table:style-name="ce2"/>
          <table:table-cell table:number-columns-repeated="16358" table:style-name="ce1"/>
        </table:table-row>
        <table:table-row table:style-name="ro1">
          <table:table-cell table:number-columns-repeated="2"/>
          <table:table-cell office:value-type="float" office:value="535" table:formula="of:=SUM([.C59:.C64])" table:style-name="ce7">
            <text:p>535</text:p>
          </table:table-cell>
          <table:table-cell office:value-type="percentage" office:value="0.99999999999999989" table:formula="of:=SUM([.D59:.D64])" table:style-name="ce18">
            <text:p>100,00%</text:p>
          </table:table-cell>
          <table:table-cell office:value-type="float" office:value="1205" table:formula="of:=SUM([.E59:.E64])" table:style-name="ce7">
            <text:p>1205</text:p>
          </table:table-cell>
          <table:table-cell office:value-type="percentage" office:value="1" table:formula="of:=[.E65]/[.$E$65]" table:style-name="ce14">
            <text:p>100,00%</text:p>
          </table:table-cell>
          <table:table-cell table:number-columns-repeated="10" table:style-name="ce1"/>
          <table:table-cell table:number-columns-repeated="10" table:style-name="ce2"/>
          <table:table-cell table:number-columns-repeated="16358"/>
        </table:table-row>
        <table:table-row table:number-rows-repeated="12" table:style-name="ro1">
          <table:table-cell table:number-columns-repeated="2"/>
          <table:table-cell table:number-columns-repeated="14" table:style-name="ce1"/>
          <table:table-cell table:number-columns-repeated="10" table:style-name="ce2"/>
          <table:table-cell table:number-columns-repeated="16358"/>
        </table:table-row>
        <table:table-row table:number-rows-repeated="1048499" table:style-name="ro1">
          <table:table-cell table:number-columns-repeated="16384"/>
        </table:table-row>
      </table:table>
      <table:table table:name="Zusammenhang_Absolut" table:style-name="ta1"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13" table:default-cell-style-name="ce1"/>
        <table:table-column table:style-name="co2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7" table:default-cell-style-name="ce1"/>
        <table:table-column table:style-name="co2" table:default-cell-style-name="ce1"/>
        <table:table-column table:style-name="co18" table:default-cell-style-name="ce1"/>
        <table:table-column table:style-name="co2" table:number-columns-repeated="16371" table:default-cell-style-name="ce1"/>
        <table:table-row table:style-name="ro6">
          <table:table-cell table:number-columns-repeated="2" table:style-name="ce2"/>
          <table:table-cell office:value-type="string" table:style-name="ce28">
            <text:p>Fragen gesamt<text:s/></text:p>
          </table:table-cell>
          <table:table-cell office:value-type="float" office:value="1205" table:style-name="ce29">
            <text:p>1205</text:p>
          </table:table-cell>
          <table:table-cell table:number-columns-repeated="11" table:style-name="ce2"/>
          <table:table-cell table:style-name="ce1">
            <draw:frame draw:z-index="1" draw:id="id11" draw:style-name="a11" draw:name="Diagramm 5" svg:x="0.04093in" svg:y="0.02083in" svg:width="4.5in" svg:height="2.42917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2" draw:id="id12" draw:style-name="a12" draw:name="Diagramm 6" svg:x="0.23052in" svg:y="0in" svg:width="4.51667in" svg:height="2.4458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63"/>
        </table:table-row>
        <table:table-row table:style-name="ro3">
          <table:table-cell table:style-name="ce2"/>
          <table:table-cell office:value-type="string" table:style-name="ce30">
            <text:p>Ich möchte mehr über Informatik und Technik im Unterricht lernen</text:p>
          </table:table-cell>
          <table:table-cell table:number-columns-repeated="13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&lt;=2, also die, die ja sehr gern oder eher ja angekreuzt haben</text:p>
          </table:table-cell>
          <table:table-cell table:number-columns-repeated="2" table:style-name="ce2"/>
          <table:table-cell office:value-type="string" table:style-name="ce2">
            <text:p>&gt;2, also die, die eher nicht oder gar nicht <text:s/>angekreuzt haben</text:p>
          </table:table-cell>
          <table:table-cell table:number-columns-repeated="2" table:style-name="ce2"/>
          <table:table-cell office:value-type="string" table:style-name="ce2">
            <text:p>Die gar nichts angekreuzt haben, also -999</text:p>
          </table:table-cell>
          <table:table-cell table:number-columns-repeated="2" table:style-name="ce2"/>
          <table:table-cell office:value-type="string" table:style-name="ce2">
            <text:p>Die ich weiß nicht angekreuzt haben, also 5</text:p>
          </table:table-cell>
          <table:table-cell table:number-columns-repeated="4" table:style-name="ce2"/>
          <table:table-cell table:number-columns-repeated="16369"/>
        </table:table-row>
        <table:table-row table:style-name="ro1">
          <table:table-cell table:number-columns-repeated="15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Fragen gesamt</text:p>
          </table:table-cell>
          <table:table-cell office:value-type="float" office:value="1035" table:formula="of:=1049-[.I5]" table:style-name="ce2">
            <text:p>1035</text:p>
          </table:table-cell>
          <table:table-cell table:style-name="ce2"/>
          <table:table-cell office:value-type="string" table:style-name="ce2">
            <text:p>Fragen gesamt</text:p>
          </table:table-cell>
          <table:table-cell office:value-type="float" office:value="90" table:formula="of:=156-[.L5]" table:style-name="ce2">
            <text:p>90</text:p>
          </table:table-cell>
          <table:table-cell table:style-name="ce2"/>
          <table:table-cell office:value-type="string" table:style-name="ce2">
            <text:p>Fragen gesamt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string" table:style-name="ce2">
            <text:p>Fragen gesamt</text:p>
          </table:table-cell>
          <table:table-cell office:value-type="float" office:value="66" table:style-name="ce2">
            <text:p>66</text:p>
          </table:table-cell>
          <table:table-cell table:style-name="ce2"/>
          <table:table-cell office:value-type="float" office:value="1205" table:formula="of:=[.C5]+[.F5]+[.I5]+[.L5]" table:style-name="ce2">
            <text:p>1205</text:p>
          </table:table-cell>
          <table:table-cell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374" table:formula="of:=376-[.I6]" table:style-name="ce2">
            <text:p>374</text:p>
          </table:table-cell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34" table:formula="of:=63-[.L6]" table:style-name="ce2">
            <text:p>34</text:p>
          </table:table-cell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29" table:style-name="ce2">
            <text:p>29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422" table:formula="of:=427-[.I7]" table:style-name="ce2">
            <text:p>422</text:p>
          </table:table-cell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30" table:formula="of:=44-[.L7]" table:style-name="ce2">
            <text:p>30</text:p>
          </table:table-cell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14" table:style-name="ce2">
            <text:p>14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87" table:formula="of:=88-[.I8]" table:style-name="ce2">
            <text:p>87</text:p>
          </table:table-cell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10" table:formula="of:=14-[.L8]" table:style-name="ce2">
            <text:p>10</text:p>
          </table:table-cell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nicht einordbar</text:p>
          </table:table-cell>
          <table:table-cell office:value-type="float" office:value="239" table:formula="of:=245-[.I9]" table:style-name="ce2">
            <text:p>239</text:p>
          </table:table-cell>
          <table:table-cell table:style-name="ce2"/>
          <table:table-cell office:value-type="string" table:style-name="ce2">
            <text:p>nicht einordbar</text:p>
          </table:table-cell>
          <table:table-cell office:value-type="float" office:value="26" table:formula="of:=46-[.L9]" table:style-name="ce2">
            <text:p>26</text:p>
          </table:table-cell>
          <table:table-cell table:style-name="ce2"/>
          <table:table-cell office:value-type="string" table:style-name="ce2">
            <text:p>nicht einordbar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string" table:style-name="ce2">
            <text:p>nicht einordbar</text:p>
          </table:table-cell>
          <table:table-cell office:value-type="float" office:value="20" table:style-name="ce2">
            <text:p>20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11" table:style-name="ce4">
            <text:p>11</text:p>
          </table:table-cell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2" table:formula="of:=3-[.L10]" table:style-name="ce4">
            <text:p>2</text:p>
          </table:table-cell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0" table:style-name="ce4">
            <text:p>0</text:p>
          </table:table-cell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1" table:style-name="ce4">
            <text:p>1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table:number-columns-repeated="2" table:style-name="ce2"/>
          <table:table-cell office:value-type="float" office:value="1122" table:formula="of:=[.C7]+[.C6]+[.C8]+[.C9]" table:style-name="ce2">
            <text:p>1122</text:p>
          </table:table-cell>
          <table:table-cell table:number-columns-repeated="2" table:style-name="ce2"/>
          <table:table-cell office:value-type="float" office:value="100" table:formula="of:=[.F7]+[.F6]+[.F8]+[.F9]" table:style-name="ce2">
            <text:p>100</text:p>
          </table:table-cell>
          <table:table-cell table:number-columns-repeated="2" table:style-name="ce2"/>
          <table:table-cell office:value-type="float" office:value="14" table:formula="of:=[.I7]+[.I6]+[.I8]+[.I9]" table:style-name="ce2">
            <text:p>14</text:p>
          </table:table-cell>
          <table:table-cell table:number-columns-repeated="2" table:style-name="ce2"/>
          <table:table-cell office:value-type="float" office:value="67" table:formula="of:=[.L7]+[.L6]+[.L8]+[.L9]" table:style-name="ce2">
            <text:p>67</text:p>
          </table:table-cell>
          <table:table-cell table:style-name="ce2"/>
          <table:table-cell office:value-type="float" office:value="1303" table:formula="of:=[.C11]+[.F11]+[.I11]+[.L11]" table:style-name="ce2">
            <text:p>1303</text:p>
          </table:table-cell>
          <table:table-cell table:style-name="ce2"/>
          <table:table-cell table:number-columns-repeated="16369"/>
        </table:table-row>
        <table:table-row table:style-name="ro1">
          <table:table-cell table:number-columns-repeated="15" table:style-name="ce2"/>
          <table:table-cell table:number-columns-repeated="16369"/>
        </table:table-row>
        <table:table-row table:style-name="ro3">
          <table:table-cell table:style-name="ce2"/>
          <table:table-cell office:value-type="string" table:style-name="ce30">
            <text:p>Ich würde eine AG zu Informatik und Technik wählen</text:p>
          </table:table-cell>
          <table:table-cell table:number-columns-repeated="13" table:style-name="ce2"/>
          <table:table-cell table:style-name="ce1">
            <draw:frame draw:z-index="3" draw:id="id13" draw:style-name="a13" draw:name="Diagramm 8" svg:x="0.04093in" svg:y="0.07108in" svg:width="4.575in" svg:height="2.3333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4" draw:id="id14" draw:style-name="a14" draw:name="Diagramm 9" svg:x="0.20969in" svg:y="0.05025in" svg:width="4.55in" svg:height="2.3875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63"/>
        </table:table-row>
        <table:table-row table:style-name="ro1">
          <table:table-cell table:style-name="ce2"/>
          <table:table-cell office:value-type="string" table:style-name="ce2">
            <text:p>&lt;=2, also die, die ja sehr gern oder eher ja angekreuzt haben</text:p>
          </table:table-cell>
          <table:table-cell table:number-columns-repeated="2" table:style-name="ce2"/>
          <table:table-cell office:value-type="string" table:style-name="ce2">
            <text:p>&gt;2, also die, die eher nicht oder gar nicht <text:s/>angekreuzt haben</text:p>
          </table:table-cell>
          <table:table-cell table:number-columns-repeated="2" table:style-name="ce2"/>
          <table:table-cell office:value-type="string" table:style-name="ce2">
            <text:p>Die gar nichts angekreuzt haben, also -999</text:p>
          </table:table-cell>
          <table:table-cell table:number-columns-repeated="2" table:style-name="ce2"/>
          <table:table-cell office:value-type="string" table:style-name="ce2">
            <text:p>Die ich weiß nicht angekreuzt haben, also 5</text:p>
          </table:table-cell>
          <table:table-cell table:number-columns-repeated="4" table:style-name="ce2"/>
          <table:table-cell table:number-columns-repeated="16369"/>
        </table:table-row>
        <table:table-row table:style-name="ro1">
          <table:table-cell table:number-columns-repeated="15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Fragen gesamt</text:p>
          </table:table-cell>
          <table:table-cell office:value-type="float" office:value="746" table:formula="of:=764-[.I16]" table:style-name="ce2">
            <text:p>746</text:p>
          </table:table-cell>
          <table:table-cell table:style-name="ce2"/>
          <table:table-cell office:value-type="string" table:style-name="ce2">
            <text:p>Fragen gesamt</text:p>
          </table:table-cell>
          <table:table-cell office:value-type="float" office:value="294" table:formula="of:=441-[.L16]" table:style-name="ce2">
            <text:p>294</text:p>
          </table:table-cell>
          <table:table-cell table:style-name="ce2"/>
          <table:table-cell office:value-type="string" table:style-name="ce2">
            <text:p>Fragen gesamt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string" table:style-name="ce2">
            <text:p>Fragen gesamt</text:p>
          </table:table-cell>
          <table:table-cell office:value-type="float" office:value="147" table:style-name="ce2">
            <text:p>147</text:p>
          </table:table-cell>
          <table:table-cell table:style-name="ce2"/>
          <table:table-cell office:value-type="float" office:value="1205" table:formula="of:=[.C16]+[.F16]+[.I16]+[.L16]" table:style-name="ce2">
            <text:p>1205</text:p>
          </table:table-cell>
          <table:table-cell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274" table:formula="of:=279-[.I17]" table:style-name="ce2">
            <text:p>274</text:p>
          </table:table-cell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110" table:formula="of:=160-[.L17]" table:style-name="ce2">
            <text:p>110</text:p>
          </table:table-cell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50" table:style-name="ce2">
            <text:p>50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285" table:formula="of:=288-[.I18]" table:style-name="ce2">
            <text:p>285</text:p>
          </table:table-cell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125" table:formula="of:=183-[.L18]" table:style-name="ce2">
            <text:p>125</text:p>
          </table:table-cell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58" table:style-name="ce2">
            <text:p>58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71" table:formula="of:=72-[.I19]" table:style-name="ce2">
            <text:p>71</text:p>
          </table:table-cell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23" table:formula="of:=30-[.L19]" table:style-name="ce2">
            <text:p>23</text:p>
          </table:table-cell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nicht einordbar</text:p>
          </table:table-cell>
          <table:table-cell office:value-type="float" office:value="185" table:formula="of:=194-[.I20]" table:style-name="ce2">
            <text:p>185</text:p>
          </table:table-cell>
          <table:table-cell table:style-name="ce2"/>
          <table:table-cell office:value-type="string" table:style-name="ce2">
            <text:p>nicht einordbar</text:p>
          </table:table-cell>
          <table:table-cell office:value-type="float" office:value="57" table:formula="of:=97-[.L20]" table:style-name="ce2">
            <text:p>57</text:p>
          </table:table-cell>
          <table:table-cell table:style-name="ce2"/>
          <table:table-cell office:value-type="string" table:style-name="ce2">
            <text:p>nicht einordbar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string" table:style-name="ce2">
            <text:p>nicht einordbar</text:p>
          </table:table-cell>
          <table:table-cell office:value-type="float" office:value="40" table:style-name="ce2">
            <text:p>40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8" table:style-name="ce4">
            <text:p>8</text:p>
          </table:table-cell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6" table:style-name="ce4">
            <text:p>6</text:p>
          </table:table-cell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0" table:style-name="ce4">
            <text:p>0</text:p>
          </table:table-cell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0" table:style-name="ce4">
            <text:p>0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table:number-columns-repeated="2" table:style-name="ce2"/>
          <table:table-cell office:value-type="float" office:value="815" table:formula="of:=[.C18]+[.C17]+[.C19]+[.C20]" table:style-name="ce2">
            <text:p>815</text:p>
          </table:table-cell>
          <table:table-cell table:number-columns-repeated="2" table:style-name="ce2"/>
          <table:table-cell office:value-type="float" office:value="315" table:formula="of:=[.F18]+[.F17]+[.F19]+[.F20]" table:style-name="ce2">
            <text:p>315</text:p>
          </table:table-cell>
          <table:table-cell table:number-columns-repeated="2" table:style-name="ce2"/>
          <table:table-cell office:value-type="float" office:value="18" table:formula="of:=[.I18]+[.I17]+[.I19]+[.I20]" table:style-name="ce2">
            <text:p>18</text:p>
          </table:table-cell>
          <table:table-cell table:number-columns-repeated="2" table:style-name="ce2"/>
          <table:table-cell office:value-type="float" office:value="155" table:formula="of:=[.L18]+[.L17]+[.L19]+[.L20]" table:style-name="ce2">
            <text:p>155</text:p>
          </table:table-cell>
          <table:table-cell table:style-name="ce2"/>
          <table:table-cell office:value-type="float" office:value="1303" table:formula="of:=[.C22]+[.F22]+[.I22]+[.L22]" table:style-name="ce2">
            <text:p>1303</text:p>
          </table:table-cell>
          <table:table-cell table:style-name="ce2"/>
          <table:table-cell table:number-columns-repeated="16369"/>
        </table:table-row>
        <table:table-row table:style-name="ro1">
          <table:table-cell table:number-columns-repeated="15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30">
            <text:p>Ich mag Geschichten, die etwas mit Computern und Technik zu tun haben</text:p>
          </table:table-cell>
          <table:table-cell table:number-columns-repeated="13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&lt;=2, also die, die ja sehr gern oder eher ja angekreuzt haben</text:p>
          </table:table-cell>
          <table:table-cell table:number-columns-repeated="2" table:style-name="ce2"/>
          <table:table-cell office:value-type="string" table:style-name="ce2">
            <text:p>&gt;2, also die, die eher nicht oder gar nicht <text:s/>angekreuzt haben</text:p>
          </table:table-cell>
          <table:table-cell table:number-columns-repeated="2" table:style-name="ce2"/>
          <table:table-cell office:value-type="string" table:style-name="ce2">
            <text:p>Die gar nichts angekreuzt haben, also -999</text:p>
          </table:table-cell>
          <table:table-cell table:number-columns-repeated="2" table:style-name="ce2"/>
          <table:table-cell office:value-type="string" table:style-name="ce2">
            <text:p>Die ich weiß nicht angekreuzt haben, also 5</text:p>
          </table:table-cell>
          <table:table-cell table:number-columns-repeated="4" table:style-name="ce2"/>
          <table:table-cell table:style-name="ce1">
            <draw:frame draw:z-index="5" draw:id="id15" draw:style-name="a15" draw:name="Diagramm 10" svg:x="0.06177in" svg:y="0.01066in" svg:width="4.56667in" svg:height="2.1208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6" draw:id="id16" draw:style-name="a16" draw:name="Diagramm 11" svg:x="0.2076in" svg:y="0.01041in" svg:width="4.55in" svg:height="2.1458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63"/>
        </table:table-row>
        <table:table-row table:style-name="ro1">
          <table:table-cell table:number-columns-repeated="15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Fragen gesamt</text:p>
          </table:table-cell>
          <table:table-cell office:value-type="float" office:value="802" table:formula="of:=835-[.I27]" table:style-name="ce2">
            <text:p>802</text:p>
          </table:table-cell>
          <table:table-cell table:style-name="ce2"/>
          <table:table-cell office:value-type="string" table:style-name="ce2">
            <text:p>Fragen gesamt</text:p>
          </table:table-cell>
          <table:table-cell office:value-type="float" office:value="315" table:formula="of:=370-[.L27]" table:style-name="ce2">
            <text:p>315</text:p>
          </table:table-cell>
          <table:table-cell table:style-name="ce2"/>
          <table:table-cell office:value-type="string" table:style-name="ce2">
            <text:p>Fragen gesamt</text:p>
          </table:table-cell>
          <table:table-cell office:value-type="float" office:value="33" table:style-name="ce2">
            <text:p>33</text:p>
          </table:table-cell>
          <table:table-cell table:style-name="ce2"/>
          <table:table-cell office:value-type="string" table:style-name="ce2">
            <text:p>Fragen gesamt</text:p>
          </table:table-cell>
          <table:table-cell office:value-type="float" office:value="55" table:style-name="ce2">
            <text:p>55</text:p>
          </table:table-cell>
          <table:table-cell table:style-name="ce2"/>
          <table:table-cell office:value-type="float" office:value="1205" table:formula="of:=[.C27]+[.F27]+[.I27]+[.L27]" table:style-name="ce2">
            <text:p>1205</text:p>
          </table:table-cell>
          <table:table-cell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294" table:formula="of:=307-[.I28]" table:style-name="ce2">
            <text:p>294</text:p>
          </table:table-cell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116" table:formula="of:=132-[.L28]" table:style-name="ce2">
            <text:p>116</text:p>
          </table:table-cell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16" table:style-name="ce2">
            <text:p>16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320" table:formula="of:=324-[.I29]" table:style-name="ce2">
            <text:p>320</text:p>
          </table:table-cell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128" table:formula="of:=147-[.L29]" table:style-name="ce2">
            <text:p>128</text:p>
          </table:table-cell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19" table:style-name="ce2">
            <text:p>19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68" table:style-name="ce2">
            <text:p>68</text:p>
          </table:table-cell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31" table:formula="of:=34-[.L30]" table:style-name="ce2">
            <text:p>31</text:p>
          </table:table-cell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nicht einordbar</text:p>
          </table:table-cell>
          <table:table-cell office:value-type="float" office:value="185" table:formula="of:=201-[.I31]" table:style-name="ce2">
            <text:p>185</text:p>
          </table:table-cell>
          <table:table-cell table:style-name="ce2"/>
          <table:table-cell office:value-type="string" table:style-name="ce2">
            <text:p>nicht einordbar</text:p>
          </table:table-cell>
          <table:table-cell office:value-type="float" office:value="72" table:formula="of:=90-[.L31]" table:style-name="ce2">
            <text:p>72</text:p>
          </table:table-cell>
          <table:table-cell table:style-name="ce2"/>
          <table:table-cell office:value-type="string" table:style-name="ce2">
            <text:p>nicht einordbar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string" table:style-name="ce2">
            <text:p>nicht einordbar</text:p>
          </table:table-cell>
          <table:table-cell office:value-type="float" office:value="18" table:style-name="ce2">
            <text:p>18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10" table:style-name="ce4">
            <text:p>10</text:p>
          </table:table-cell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3" table:formula="of:=4-[.L32]" table:style-name="ce4">
            <text:p>3</text:p>
          </table:table-cell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0" table:style-name="ce4">
            <text:p>0</text:p>
          </table:table-cell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1" table:style-name="ce4">
            <text:p>1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table:number-columns-repeated="2" table:style-name="ce2"/>
          <table:table-cell office:value-type="float" office:value="867" table:formula="of:=[.C29]+[.C28]+[.C30]+[.C31]" table:style-name="ce2">
            <text:p>867</text:p>
          </table:table-cell>
          <table:table-cell table:number-columns-repeated="2" table:style-name="ce2"/>
          <table:table-cell office:value-type="float" office:value="347" table:formula="of:=[.F29]+[.F28]+[.F30]+[.F31]" table:style-name="ce2">
            <text:p>347</text:p>
          </table:table-cell>
          <table:table-cell table:number-columns-repeated="2" table:style-name="ce2"/>
          <table:table-cell office:value-type="float" office:value="33" table:formula="of:=[.I29]+[.I28]+[.I30]+[.I31]" table:style-name="ce2">
            <text:p>33</text:p>
          </table:table-cell>
          <table:table-cell table:number-columns-repeated="2" table:style-name="ce2"/>
          <table:table-cell office:value-type="float" office:value="56" table:formula="of:=[.L29]+[.L28]+[.L30]+[.L31]" table:style-name="ce2">
            <text:p>56</text:p>
          </table:table-cell>
          <table:table-cell table:style-name="ce2"/>
          <table:table-cell office:value-type="float" office:value="1303" table:formula="of:=[.C33]+[.F33]+[.I33]+[.L33]" table:style-name="ce2">
            <text:p>1303</text:p>
          </table:table-cell>
          <table:table-cell table:style-name="ce2"/>
          <table:table-cell table:number-columns-repeated="16369"/>
        </table:table-row>
        <table:table-row table:style-name="ro1">
          <table:table-cell table:number-columns-repeated="15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30">
            <text:p>Ich möchte später einen Beruf haben, der viel mit Computern zu tun hat</text:p>
          </table:table-cell>
          <table:table-cell table:number-columns-repeated="13" table:style-name="ce2"/>
          <table:table-cell table:style-name="ce1">
            <draw:frame draw:z-index="7" draw:id="id17" draw:style-name="a17" draw:name="Diagramm 12" svg:x="0.06177in" svg:y="0.11275in" svg:width="4.54167in" svg:height="2.0625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8" draw:id="id18" draw:style-name="a18" draw:name="Diagramm 13" svg:x="0.2076in" svg:y="0.11274in" svg:width="4.54167in" svg:height="2.12917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63"/>
        </table:table-row>
        <table:table-row table:style-name="ro1">
          <table:table-cell table:style-name="ce2"/>
          <table:table-cell office:value-type="string" table:style-name="ce2">
            <text:p>&lt;=2, also die, die ja sehr gern oder eher ja angekreuzt haben</text:p>
          </table:table-cell>
          <table:table-cell table:number-columns-repeated="2" table:style-name="ce2"/>
          <table:table-cell office:value-type="string" table:style-name="ce2">
            <text:p>&gt;2, also die, die eher nicht oder gar nicht <text:s/>angekreuzt haben</text:p>
          </table:table-cell>
          <table:table-cell table:number-columns-repeated="2" table:style-name="ce2"/>
          <table:table-cell office:value-type="string" table:style-name="ce2">
            <text:p>Die gar nichts angekreuzt haben, also -999</text:p>
          </table:table-cell>
          <table:table-cell table:number-columns-repeated="2" table:style-name="ce2"/>
          <table:table-cell office:value-type="string" table:style-name="ce2">
            <text:p>Die ich weiß nicht angekreuzt haben, also 5</text:p>
          </table:table-cell>
          <table:table-cell table:number-columns-repeated="4" table:style-name="ce2"/>
          <table:table-cell table:number-columns-repeated="16369"/>
        </table:table-row>
        <table:table-row table:style-name="ro1">
          <table:table-cell table:number-columns-repeated="15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Fragen gesamt</text:p>
          </table:table-cell>
          <table:table-cell office:value-type="float" office:value="482" table:formula="of:=512-[.I38]" table:style-name="ce2">
            <text:p>482</text:p>
          </table:table-cell>
          <table:table-cell table:style-name="ce2"/>
          <table:table-cell office:value-type="string" table:style-name="ce2">
            <text:p>Fragen gesamt</text:p>
          </table:table-cell>
          <table:table-cell office:value-type="float" office:value="526" table:formula="of:=693-[.L38]" table:style-name="ce2">
            <text:p>526</text:p>
          </table:table-cell>
          <table:table-cell table:style-name="ce2"/>
          <table:table-cell office:value-type="string" table:style-name="ce2">
            <text:p>Fragen gesamt</text:p>
          </table:table-cell>
          <table:table-cell office:value-type="float" office:value="30" table:style-name="ce2">
            <text:p>30</text:p>
          </table:table-cell>
          <table:table-cell table:style-name="ce2"/>
          <table:table-cell office:value-type="string" table:style-name="ce2">
            <text:p>Fragen gesamt</text:p>
          </table:table-cell>
          <table:table-cell office:value-type="float" office:value="167" table:style-name="ce2">
            <text:p>167</text:p>
          </table:table-cell>
          <table:table-cell table:style-name="ce2"/>
          <table:table-cell office:value-type="float" office:value="1205" table:formula="of:=[.C38]+[.F38]+[.I38]+[.L38]" table:style-name="ce2">
            <text:p>1205</text:p>
          </table:table-cell>
          <table:table-cell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156" table:formula="of:=165-[.I39]" table:style-name="ce2">
            <text:p>156</text:p>
          </table:table-cell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208" table:formula="of:=274-[.L39]" table:style-name="ce2">
            <text:p>208</text:p>
          </table:table-cell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66" table:style-name="ce2">
            <text:p>66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198" table:formula="of:=208-[.I40]" table:style-name="ce2">
            <text:p>198</text:p>
          </table:table-cell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199" table:formula="of:=263-[.L40]" table:style-name="ce2">
            <text:p>199</text:p>
          </table:table-cell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64" table:style-name="ce2">
            <text:p>64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49" table:formula="of:=49-[.I41]" table:style-name="ce2">
            <text:p>49</text:p>
          </table:table-cell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38" table:formula="of:=53-[.L41]" table:style-name="ce2">
            <text:p>38</text:p>
          </table:table-cell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15" table:style-name="ce2">
            <text:p>15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nicht einordbar</text:p>
          </table:table-cell>
          <table:table-cell office:value-type="float" office:value="124" table:formula="of:=135-[.I42]" table:style-name="ce2">
            <text:p>124</text:p>
          </table:table-cell>
          <table:table-cell table:style-name="ce2"/>
          <table:table-cell office:value-type="string" table:style-name="ce2">
            <text:p>nicht einordbar</text:p>
          </table:table-cell>
          <table:table-cell office:value-type="float" office:value="122" table:formula="of:=156-[.L42]" table:style-name="ce2">
            <text:p>122</text:p>
          </table:table-cell>
          <table:table-cell table:style-name="ce2"/>
          <table:table-cell office:value-type="string" table:style-name="ce2">
            <text:p>nicht einordbar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string" table:style-name="ce2">
            <text:p>nicht einordbar</text:p>
          </table:table-cell>
          <table:table-cell office:value-type="float" office:value="34" table:style-name="ce2">
            <text:p>34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4" table:style-name="ce4">
            <text:p>4</text:p>
          </table:table-cell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8" table:formula="of:=10-[.L43]" table:style-name="ce4">
            <text:p>8</text:p>
          </table:table-cell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0" table:style-name="ce4">
            <text:p>0</text:p>
          </table:table-cell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2" table:style-name="ce4">
            <text:p>2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table:number-columns-repeated="2" table:style-name="ce2"/>
          <table:table-cell office:value-type="float" office:value="527" table:formula="of:=[.C40]+[.C39]+[.C41]+[.C42]" table:style-name="ce2">
            <text:p>527</text:p>
          </table:table-cell>
          <table:table-cell table:number-columns-repeated="2" table:style-name="ce2"/>
          <table:table-cell office:value-type="float" office:value="567" table:formula="of:=[.F40]+[.F39]+[.F41]+[.F42]" table:style-name="ce2">
            <text:p>567</text:p>
          </table:table-cell>
          <table:table-cell table:number-columns-repeated="2" table:style-name="ce2"/>
          <table:table-cell office:value-type="float" office:value="30" table:formula="of:=[.I40]+[.I39]+[.I41]+[.I42]" table:style-name="ce2">
            <text:p>30</text:p>
          </table:table-cell>
          <table:table-cell table:number-columns-repeated="2" table:style-name="ce2"/>
          <table:table-cell office:value-type="float" office:value="179" table:formula="of:=[.L40]+[.L39]+[.L41]+[.L42]" table:style-name="ce2">
            <text:p>179</text:p>
          </table:table-cell>
          <table:table-cell table:style-name="ce2"/>
          <table:table-cell office:value-type="float" office:value="1303" table:formula="of:=[.C44]+[.F44]+[.I44]+[.L44]" table:style-name="ce2">
            <text:p>1303</text:p>
          </table:table-cell>
          <table:table-cell table:style-name="ce2"/>
          <table:table-cell table:number-columns-repeated="16369"/>
        </table:table-row>
        <table:table-row table:style-name="ro1">
          <table:table-cell table:number-columns-repeated="15" table:style-name="ce2"/>
          <table:table-cell table:style-name="ce1">
            <draw:frame draw:z-index="9" draw:id="id19" draw:style-name="a19" draw:name="Diagramm 14" svg:x="0.06177in" svg:y="0.16691in" svg:width="4.55in" svg:height="2.34583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10" draw:id="id20" draw:style-name="a20" draw:name="Diagramm 15" svg:x="0.16594in" svg:y="0.17525in" svg:width="4.55in" svg:height="2.34583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16363"/>
        </table:table-row>
        <table:table-row table:style-name="ro1">
          <table:table-cell table:style-name="ce2"/>
          <table:table-cell office:value-type="string" table:style-name="ce30">
            <text:p>Ich möchte später einen Beruf haben, der wenig mit Computern zu tun hat</text:p>
          </table:table-cell>
          <table:table-cell table:number-columns-repeated="13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&lt;=2, also die, die ja sehr gern oder eher ja angekreuzt haben</text:p>
          </table:table-cell>
          <table:table-cell table:number-columns-repeated="2" table:style-name="ce2"/>
          <table:table-cell office:value-type="string" table:style-name="ce2">
            <text:p>&gt;2, also die, die eher nicht oder gar nicht <text:s/>angekreuzt haben</text:p>
          </table:table-cell>
          <table:table-cell table:number-columns-repeated="2" table:style-name="ce2"/>
          <table:table-cell office:value-type="string" table:style-name="ce2">
            <text:p>Die gar nichts angekreuzt haben, also -999</text:p>
          </table:table-cell>
          <table:table-cell table:number-columns-repeated="2" table:style-name="ce2"/>
          <table:table-cell office:value-type="string" table:style-name="ce2">
            <text:p>Die ich weiß nicht angekreuzt haben, also 5</text:p>
          </table:table-cell>
          <table:table-cell table:number-columns-repeated="4" table:style-name="ce2"/>
          <table:table-cell table:number-columns-repeated="16369"/>
        </table:table-row>
        <table:table-row table:style-name="ro1">
          <table:table-cell table:number-columns-repeated="15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Fragen gesamt</text:p>
          </table:table-cell>
          <table:table-cell office:value-type="float" office:value="570" table:formula="of:=609-[.I49]" table:style-name="ce2">
            <text:p>570</text:p>
          </table:table-cell>
          <table:table-cell table:style-name="ce2"/>
          <table:table-cell office:value-type="string" table:style-name="ce2">
            <text:p>Fragen gesamt</text:p>
          </table:table-cell>
          <table:table-cell office:value-type="float" office:value="452" table:formula="of:=596-[.L49]" table:style-name="ce2">
            <text:p>452</text:p>
          </table:table-cell>
          <table:table-cell table:style-name="ce2"/>
          <table:table-cell office:value-type="string" table:style-name="ce2">
            <text:p>Fragen gesamt</text:p>
          </table:table-cell>
          <table:table-cell office:value-type="float" office:value="39" table:style-name="ce2">
            <text:p>39</text:p>
          </table:table-cell>
          <table:table-cell table:style-name="ce2"/>
          <table:table-cell office:value-type="string" table:style-name="ce2">
            <text:p>Fragen gesamt</text:p>
          </table:table-cell>
          <table:table-cell office:value-type="float" office:value="144" table:style-name="ce2">
            <text:p>144</text:p>
          </table:table-cell>
          <table:table-cell table:style-name="ce2"/>
          <table:table-cell office:value-type="float" office:value="1205" table:formula="of:=[.C49]+[.F49]+[.I49]+[.L49]" table:style-name="ce2">
            <text:p>1205</text:p>
          </table:table-cell>
          <table:table-cell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221" table:formula="of:=235-[.I50]" table:style-name="ce2">
            <text:p>221</text:p>
          </table:table-cell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144" table:formula="of:=204-[.L50]" table:style-name="ce2">
            <text:p>144</text:p>
          </table:table-cell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60" table:style-name="ce2">
            <text:p>60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218" table:formula="of:=231-[.I51]" table:style-name="ce2">
            <text:p>218</text:p>
          </table:table-cell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194" table:formula="of:=240-[.L51]" table:style-name="ce2">
            <text:p>194</text:p>
          </table:table-cell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46" table:style-name="ce2">
            <text:p>46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37" table:formula="of:=41-4" table:style-name="ce2">
            <text:p>37</text:p>
          </table:table-cell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43" table:formula="of:=61-[.L52]" table:style-name="ce2">
            <text:p>43</text:p>
          </table:table-cell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18" table:style-name="ce2">
            <text:p>18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nicht einordbar</text:p>
          </table:table-cell>
          <table:table-cell office:value-type="float" office:value="134" table:formula="of:=144-10" table:style-name="ce2">
            <text:p>134</text:p>
          </table:table-cell>
          <table:table-cell table:style-name="ce2"/>
          <table:table-cell office:value-type="string" table:style-name="ce2">
            <text:p>nicht einordbar</text:p>
          </table:table-cell>
          <table:table-cell office:value-type="float" office:value="113" table:formula="of:=147-[.L53]" table:style-name="ce2">
            <text:p>113</text:p>
          </table:table-cell>
          <table:table-cell table:style-name="ce2"/>
          <table:table-cell office:value-type="string" table:style-name="ce2">
            <text:p>nicht einordbar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nicht einordbar</text:p>
          </table:table-cell>
          <table:table-cell office:value-type="float" office:value="34" table:style-name="ce2">
            <text:p>34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9" table:style-name="ce4">
            <text:p>9</text:p>
          </table:table-cell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4" table:style-name="ce4">
            <text:p>4</text:p>
          </table:table-cell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0" table:style-name="ce4">
            <text:p>0</text:p>
          </table:table-cell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0" table:style-name="ce4">
            <text:p>0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table:number-columns-repeated="2" table:style-name="ce2"/>
          <table:table-cell office:value-type="float" office:value="610" table:formula="of:=[.C51]+[.C50]+[.C52]+[.C53]" table:style-name="ce2">
            <text:p>610</text:p>
          </table:table-cell>
          <table:table-cell table:number-columns-repeated="2" table:style-name="ce2"/>
          <table:table-cell office:value-type="float" office:value="494" table:formula="of:=[.F51]+[.F50]+[.F52]+[.F53]" table:style-name="ce2">
            <text:p>494</text:p>
          </table:table-cell>
          <table:table-cell table:number-columns-repeated="2" table:style-name="ce2"/>
          <table:table-cell office:value-type="float" office:value="41" table:formula="of:=[.I51]+[.I50]+[.I52]+[.I53]" table:style-name="ce2">
            <text:p>41</text:p>
          </table:table-cell>
          <table:table-cell table:number-columns-repeated="2" table:style-name="ce2"/>
          <table:table-cell office:value-type="float" office:value="158" table:formula="of:=[.L51]+[.L50]+[.L52]+[.L53]" table:style-name="ce2">
            <text:p>158</text:p>
          </table:table-cell>
          <table:table-cell table:style-name="ce2"/>
          <table:table-cell office:value-type="float" office:value="1303" table:formula="of:=[.C55]+[.F55]+[.I55]+[.L55]" table:style-name="ce2">
            <text:p>1303</text:p>
          </table:table-cell>
          <table:table-cell table:style-name="ce2"/>
          <table:table-cell table:number-columns-repeated="16369"/>
        </table:table-row>
        <table:table-row table:style-name="ro1">
          <table:table-cell table:number-columns-repeated="15" table:style-name="ce2"/>
          <table:table-cell table:number-columns-repeated="16369"/>
        </table:table-row>
        <table:table-row table:number-rows-repeated="1048520" table:style-name="ro1">
          <table:table-cell table:number-columns-repeated="16384"/>
        </table:table-row>
      </table:table>
      <table:table table:name="Zsmhang_Proz_von_allenFragen" table:style-name="ta1"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 table:visibility="collapse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" table:default-cell-style-name="ce1"/>
        <table:table-column table:style-name="co27" table:default-cell-style-name="ce1"/>
        <table:table-column table:style-name="co2" table:number-columns-repeated="2" table:default-cell-style-name="ce1"/>
        <table:table-column table:style-name="co28" table:default-cell-style-name="ce1"/>
        <table:table-column table:style-name="co2" table:number-columns-repeated="1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 table:visibility="collapse"/>
        <table:table-column table:style-name="co35" table:default-cell-style-name="ce1" table:visibility="collapse"/>
        <table:table-column table:style-name="co36" table:default-cell-style-name="ce1"/>
        <table:table-column table:style-name="co37" table:default-cell-style-name="ce1"/>
        <table:table-column table:style-name="co2" table:default-cell-style-name="ce1"/>
        <table:table-column table:style-name="co38" table:default-cell-style-name="ce1"/>
        <table:table-column table:style-name="co31" table:default-cell-style-name="ce1"/>
        <table:table-column table:style-name="co39" table:default-cell-style-name="ce1"/>
        <table:table-column table:style-name="co2" table:number-columns-repeated="16338" table:default-cell-style-name="ce1"/>
        <table:table-row table:style-name="ro1">
          <table:table-cell table:style-name="ce2"/>
          <table:table-cell office:value-type="string" table:style-name="ce28">
            <text:p>Fragen gesamt<text:s/></text:p>
          </table:table-cell>
          <table:table-cell office:value-type="float" office:value="1205" table:style-name="ce29">
            <text:p>1205</text:p>
          </table:table-cell>
          <table:table-cell table:number-columns-repeated="2" table:style-name="ce31"/>
          <table:table-cell table:number-columns-repeated="37" table:style-name="ce2"/>
          <table:table-cell table:number-columns-repeated="6" table:style-name="ce7"/>
          <table:table-cell table:number-columns-repeated="16336" table:style-name="ce1"/>
        </table:table-row>
        <table:table-row table:style-name="ro1">
          <table:table-cell table:number-columns-repeated="2" table:style-name="ce2"/>
          <table:table-cell table:number-columns-repeated="3" table:style-name="ce31"/>
          <table:table-cell table:style-name="ce1"/>
          <table:table-cell table:number-columns-repeated="6" table:style-name="ce2"/>
          <table:table-cell table:style-name="ce2">
            <draw:frame draw:z-index="2" draw:id="id22" draw:style-name="a22" draw:name="Diagramm 2" svg:x="0.09069in" svg:y="0.00491in" svg:width="6.19051in" svg:height="2.82085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style-name="ce2">
            <draw:frame draw:z-index="3" draw:id="id23" draw:style-name="a23" draw:name="Diagramm 4" svg:x="0.20833in" svg:y="0.01894in" svg:width="6.22348in" svg:height="2.80233in" style:rel-width="scale" style:rel-height="scale">
              <draw:object xlink:href="Object 24/" xlink:type="simple" xlink:show="embed" xlink:actuate="onLoad"/>
              <svg:title/>
              <svg:desc/>
            </draw:frame>
          </table:table-cell>
          <table:table-cell table:number-columns-repeated="6" table:style-name="ce2"/>
          <table:table-cell table:style-name="ce2">
            <draw:frame draw:z-index="16" draw:id="id36" draw:style-name="a36" draw:name="Diagramm 1" svg:x="0.62879in" svg:y="0.05303in" svg:width="6.59603in" svg:height="2.81761in" style:rel-width="scale" style:rel-height="scale">
              <draw:object xlink:href="Object 37/" xlink:type="simple" xlink:show="embed" xlink:actuate="onLoad"/>
              <svg:title/>
              <svg:desc/>
            </draw:frame>
          </table:table-cell>
          <table:table-cell table:number-columns-repeated="7" table:style-name="ce2"/>
          <table:table-cell table:style-name="ce2">
            <draw:frame draw:z-index="1" draw:id="id21" draw:style-name="a21" draw:name="Diagramm 1" svg:x="0.66911in" svg:y="0.07688in" svg:width="6.59603in" svg:height="2.81761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9" table:style-name="ce2"/>
          <table:table-cell table:number-columns-repeated="22" table:style-name="ce7"/>
          <table:table-cell table:number-columns-repeated="16320"/>
        </table:table-row>
        <table:table-row table:style-name="ro3">
          <table:table-cell table:style-name="ce2"/>
          <table:table-cell office:value-type="string" table:style-name="ce30">
            <text:p>Ich möchte mehr über Informatik und Technik im Unterricht lernen</text:p>
          </table:table-cell>
          <table:table-cell table:number-columns-repeated="40" table:style-name="ce2"/>
          <table:table-cell table:number-columns-repeated="8" table:style-name="ce7"/>
          <table:table-cell table:style-name="ce8"/>
          <table:table-cell table:number-columns-repeated="13" table:style-name="ce7"/>
          <table:table-cell table:number-columns-repeated="16320"/>
        </table:table-row>
        <table:table-row table:style-name="ro7">
          <table:table-cell table:number-columns-repeated="2" table:style-name="ce32"/>
          <table:table-cell office:value-type="string" table:number-columns-spanned="2" table:number-rows-spanned="1" table:style-name="ce40">
            <text:p><text:s/>ja sehr gern oder eher ja</text:p>
          </table:table-cell>
          <table:covered-table-cell/>
          <table:table-cell office:value-type="string" table:number-columns-spanned="2" table:number-rows-spanned="1" table:style-name="ce40">
            <text:p>eher nicht oder gar nicht</text:p>
          </table:table-cell>
          <table:covered-table-cell/>
          <table:table-cell office:value-type="string" table:style-name="ce33">
            <text:p>keine Angabe</text:p>
          </table:table-cell>
          <table:table-cell office:value-type="string" table:style-name="ce33">
            <text:p>Weiß nicht</text:p>
          </table:table-cell>
          <table:table-cell office:value-type="string" table:number-columns-spanned="2" table:number-rows-spanned="1" table:style-name="ce40">
            <text:p>ich weiß nicht und keine Angabe</text:p>
          </table:table-cell>
          <table:covered-table-cell/>
          <table:table-cell table:number-columns-repeated="32" table:style-name="ce32"/>
          <table:table-cell table:number-columns-repeated="9" table:style-name="ce34"/>
          <table:table-cell table:number-columns-repeated="4" table:style-name="ce35"/>
          <table:table-cell table:number-columns-repeated="2" table:style-name="ce11"/>
          <table:table-cell table:number-columns-repeated="2" table:style-name="ce35"/>
          <table:table-cell table:number-columns-repeated="4" table:style-name="ce36"/>
          <table:table-cell table:style-name="ce34"/>
          <table:table-cell table:number-columns-repeated="16320" table:style-name="ce37"/>
        </table:table-row>
        <table:table-row table:style-name="ro1">
          <table:table-cell table:style-name="ce2"/>
          <table:table-cell office:value-type="string" table:style-name="ce2">
            <text:p>Fragen gesamt</text:p>
          </table:table-cell>
          <table:table-cell office:value-type="float" office:value="1035" table:formula="of:=1049-[.G5]" table:style-name="ce2">
            <text:p>1035</text:p>
          </table:table-cell>
          <table:table-cell office:value-type="percentage" office:value="0.79432079815809675" table:formula="of:=[.C5]/[.$K$11]" table:style-name="ce5">
            <text:p>79,43%</text:p>
          </table:table-cell>
          <table:table-cell office:value-type="float" office:value="90" table:formula="of:=156-[.H5]" table:style-name="ce2">
            <text:p>90</text:p>
          </table:table-cell>
          <table:table-cell office:value-type="percentage" office:value="6.9071373752877974E-2" table:formula="of:=[.E5]/[.$K$11]" table:style-name="ce5">
            <text:p>6,91%</text:p>
          </table:table-cell>
          <table:table-cell office:value-type="float" office:value="14" table:style-name="ce2">
            <text:p>14</text:p>
          </table:table-cell>
          <table:table-cell office:value-type="float" office:value="66" table:style-name="ce2">
            <text:p>66</text:p>
          </table:table-cell>
          <table:table-cell office:value-type="float" office:value="80" table:formula="of:=[.G5]+[.H5]" table:style-name="ce2">
            <text:p>80</text:p>
          </table:table-cell>
          <table:table-cell office:value-type="percentage" office:value="6.1396776669224863E-2" table:formula="of:=[.I5]/[.$K$11]" table:style-name="ce5">
            <text:p>6,14%</text:p>
          </table:table-cell>
          <table:table-cell office:value-type="float" office:value="1205" table:formula="of:=[.C5]+[.E5]+[.G5]+[.H5]" table:style-name="ce2">
            <text:p>1205</text:p>
          </table:table-cell>
          <table:table-cell table:number-columns-repeated="4" table:style-name="ce2"/>
          <table:table-cell table:style-name="ce1"/>
          <table:table-cell table:number-columns-repeated="26" table:style-name="ce2"/>
          <table:table-cell table:number-columns-repeated="10" table:style-name="ce7"/>
          <table:table-cell table:style-name="ce18"/>
          <table:table-cell table:style-name="ce7"/>
          <table:table-cell table:style-name="ce18"/>
          <table:table-cell table:number-columns-repeated="3"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374" table:formula="of:=376-[.G6]" table:style-name="ce2">
            <text:p>374</text:p>
          </table:table-cell>
          <table:table-cell office:value-type="percentage" office:value="0.28702993092862622" table:formula="of:=[.C6]/[.$K$11]" table:style-name="ce5">
            <text:p>28,70%</text:p>
          </table:table-cell>
          <table:table-cell office:value-type="float" office:value="34" table:formula="of:=63-[.H6]" table:style-name="ce2">
            <text:p>34</text:p>
          </table:table-cell>
          <table:table-cell office:value-type="percentage" office:value="2.6093630084420567E-2" table:formula="of:=[.E6]/[.$K$11]" table:style-name="ce5">
            <text:p>2,61%</text:p>
          </table:table-cell>
          <table:table-cell office:value-type="float" office:value="2" table:style-name="ce2">
            <text:p>2</text:p>
          </table:table-cell>
          <table:table-cell office:value-type="float" office:value="29" table:style-name="ce2">
            <text:p>29</text:p>
          </table:table-cell>
          <table:table-cell office:value-type="float" office:value="31" table:formula="of:=[.G6]+[.H6]" table:style-name="ce2">
            <text:p>31</text:p>
          </table:table-cell>
          <table:table-cell office:value-type="percentage" office:value="2.3791250959324637E-2" table:formula="of:=[.I6]/[.$K$11]" table:style-name="ce5">
            <text:p>2,38%</text:p>
          </table:table-cell>
          <table:table-cell table:number-columns-repeated="32" table:style-name="ce2"/>
          <table:table-cell table:number-columns-repeated="10" table:style-name="ce7"/>
          <table:table-cell table:style-name="ce18"/>
          <table:table-cell table:style-name="ce7"/>
          <table:table-cell table:style-name="ce18"/>
          <table:table-cell table:number-columns-repeated="3"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422" table:formula="of:=427-[.G7]" table:style-name="ce2">
            <text:p>422</text:p>
          </table:table-cell>
          <table:table-cell office:value-type="percentage" office:value="0.32386799693016116" table:formula="of:=[.C7]/[.$K$11]" table:style-name="ce5">
            <text:p>32,39%</text:p>
          </table:table-cell>
          <table:table-cell office:value-type="float" office:value="30" table:formula="of:=44-[.H7]" table:style-name="ce2">
            <text:p>30</text:p>
          </table:table-cell>
          <table:table-cell office:value-type="percentage" office:value="2.3023791250959325E-2" table:formula="of:=[.E7]/[.$K$11]" table:style-name="ce5">
            <text:p>2,30%</text:p>
          </table:table-cell>
          <table:table-cell office:value-type="float" office:value="5" table:style-name="ce2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19" table:formula="of:=[.G7]+[.H7]" table:style-name="ce2">
            <text:p>19</text:p>
          </table:table-cell>
          <table:table-cell office:value-type="percentage" office:value="1.4581734458940905E-2" table:formula="of:=[.I7]/[.$K$11]" table:style-name="ce5">
            <text:p>1,46%</text:p>
          </table:table-cell>
          <table:table-cell table:number-columns-repeated="32" table:style-name="ce2"/>
          <table:table-cell table:number-columns-repeated="10" table:style-name="ce7"/>
          <table:table-cell table:style-name="ce18"/>
          <table:table-cell table:style-name="ce7"/>
          <table:table-cell table:style-name="ce18"/>
          <table:table-cell table:number-columns-repeated="3"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87" table:formula="of:=88-[.G8]" table:style-name="ce2">
            <text:p>87</text:p>
          </table:table-cell>
          <table:table-cell office:value-type="percentage" office:value="6.6768994627782047E-2" table:formula="of:=[.C8]/[.$K$11]" table:style-name="ce5">
            <text:p>6,68%</text:p>
          </table:table-cell>
          <table:table-cell office:value-type="float" office:value="10" table:formula="of:=14-[.H8]" table:style-name="ce2">
            <text:p>10</text:p>
          </table:table-cell>
          <table:table-cell office:value-type="percentage" office:value="7.6745970836531079E-3" table:formula="of:=[.E8]/[.$K$11]" table:style-name="ce5">
            <text:p>0,77%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5" table:formula="of:=[.G8]+[.H8]" table:style-name="ce2">
            <text:p>5</text:p>
          </table:table-cell>
          <table:table-cell office:value-type="percentage" office:value="3.8372985418265539E-3" table:formula="of:=[.I8]/[.$K$11]" table:style-name="ce5">
            <text:p>0,38%</text:p>
          </table:table-cell>
          <table:table-cell table:number-columns-repeated="32" table:style-name="ce2"/>
          <table:table-cell table:number-columns-repeated="10" table:style-name="ce7"/>
          <table:table-cell table:style-name="ce18"/>
          <table:table-cell table:style-name="ce7"/>
          <table:table-cell table:style-name="ce18"/>
          <table:table-cell table:number-columns-repeated="3"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nicht einordbar</text:p>
          </table:table-cell>
          <table:table-cell office:value-type="float" office:value="239" table:formula="of:=245-[.G9]" table:style-name="ce2">
            <text:p>239</text:p>
          </table:table-cell>
          <table:table-cell office:value-type="percentage" office:value="0.18342287029930929" table:formula="of:=[.C9]/[.$K$11]" table:style-name="ce5">
            <text:p>18,34%</text:p>
          </table:table-cell>
          <table:table-cell office:value-type="float" office:value="26" table:formula="of:=46-[.H9]" table:style-name="ce2">
            <text:p>26</text:p>
          </table:table-cell>
          <table:table-cell office:value-type="percentage" office:value="1.9953952417498082E-2" table:formula="of:=[.E9]/[.$K$11]" table:style-name="ce5">
            <text:p>2,00%</text:p>
          </table:table-cell>
          <table:table-cell office:value-type="float" office:value="6" table:style-name="ce2">
            <text:p>6</text:p>
          </table:table-cell>
          <table:table-cell office:value-type="float" office:value="20" table:style-name="ce2">
            <text:p>20</text:p>
          </table:table-cell>
          <table:table-cell office:value-type="float" office:value="26" table:formula="of:=[.G9]+[.H9]" table:style-name="ce2">
            <text:p>26</text:p>
          </table:table-cell>
          <table:table-cell office:value-type="percentage" office:value="1.9953952417498082E-2" table:formula="of:=[.I9]/[.$K$11]" table:style-name="ce5">
            <text:p>2,00%</text:p>
          </table:table-cell>
          <table:table-cell table:number-columns-repeated="32" table:style-name="ce2"/>
          <table:table-cell table:number-columns-repeated="10" table:style-name="ce7"/>
          <table:table-cell table:style-name="ce18"/>
          <table:table-cell table:style-name="ce7"/>
          <table:table-cell table:style-name="ce38"/>
          <table:table-cell table:number-columns-repeated="3" table:style-name="ce7"/>
          <table:table-cell table:style-name="ce38"/>
          <table:table-cell table:style-name="ce7"/>
          <table:table-cell table:style-name="ce38"/>
          <table:table-cell table:style-name="ce7"/>
          <table:table-cell table:number-columns-repeated="2" table:style-name="ce38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11" table:style-name="ce4">
            <text:p>11</text:p>
          </table:table-cell>
          <table:table-cell office:value-type="percentage" office:value="8.4420567920184195E-3" table:formula="of:=[.C10]/[.$K$11]" table:style-name="ce6">
            <text:p>0,84%</text:p>
          </table:table-cell>
          <table:table-cell office:value-type="float" office:value="2" table:formula="of:=3-[.H10]" table:style-name="ce4">
            <text:p>2</text:p>
          </table:table-cell>
          <table:table-cell office:value-type="percentage" office:value="1.5349194167306216E-3" table:formula="of:=[.E10]/[.$K$11]" table:style-name="ce6">
            <text:p>0,15%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formula="of:=[.G10]+[.H10]" table:style-name="ce4">
            <text:p>1</text:p>
          </table:table-cell>
          <table:table-cell office:value-type="percentage" office:value="7.6745970836531081E-4" table:formula="of:=[.I10]/[.$K$11]" table:style-name="ce6">
            <text:p>0,08%</text:p>
          </table:table-cell>
          <table:table-cell table:number-columns-repeated="25" table:style-name="ce2"/>
          <table:table-cell table:style-name="ce5"/>
          <table:table-cell table:style-name="ce2"/>
          <table:table-cell table:style-name="ce5"/>
          <table:table-cell table:number-columns-repeated="3" table:style-name="ce2"/>
          <table:table-cell table:style-name="ce5"/>
          <table:table-cell table:number-columns-repeated="22" table:style-name="ce7"/>
          <table:table-cell table:number-columns-repeated="16320"/>
        </table:table-row>
        <table:table-row table:style-name="ro1">
          <table:table-cell table:number-columns-repeated="2" table:style-name="ce2"/>
          <table:table-cell office:value-type="float" office:value="1122" table:formula="of:=[.C7]+[.C6]+[.C8]+[.C9]" table:style-name="ce2">
            <text:p>1122</text:p>
          </table:table-cell>
          <table:table-cell office:value-type="percentage" office:value="0.86108979278587872" table:formula="of:=[.C11]/[.$K$11]" table:style-name="ce5">
            <text:p>86,11%</text:p>
          </table:table-cell>
          <table:table-cell office:value-type="float" office:value="100" table:formula="of:=[.E7]+[.E6]+[.E8]+[.E9]" table:style-name="ce2">
            <text:p>100</text:p>
          </table:table-cell>
          <table:table-cell office:value-type="percentage" office:value="7.6745970836531077E-2" table:formula="of:=[.E11]/[.$K$11]" table:style-name="ce5">
            <text:p>7,67%</text:p>
          </table:table-cell>
          <table:table-cell office:value-type="float" office:value="14" table:formula="of:=[.G7]+[.G6]+[.G8]+[.G9]" table:style-name="ce2">
            <text:p>14</text:p>
          </table:table-cell>
          <table:table-cell office:value-type="float" office:value="67" table:formula="of:=[.H7]+[.H6]+[.H8]+[.H9]" table:style-name="ce2">
            <text:p>67</text:p>
          </table:table-cell>
          <table:table-cell office:value-type="float" office:value="81" table:formula="of:=[.G11]+[.H11]" table:style-name="ce2">
            <text:p>81</text:p>
          </table:table-cell>
          <table:table-cell office:value-type="percentage" office:value="6.2164236377590179E-2" table:formula="of:=[.I11]/[.$K$11]" table:style-name="ce5">
            <text:p>6,22%</text:p>
          </table:table-cell>
          <table:table-cell office:value-type="float" office:value="1303" table:formula="of:=[.C11]+[.E11]+[.G11]+[.H11]" table:style-name="ce2">
            <text:p>1303</text:p>
          </table:table-cell>
          <table:table-cell office:value-type="percentage" office:value="1" table:formula="of:=[.D12]+[.F12]+[.J12]" table:style-name="ce39">
            <text:p>100,00%</text:p>
          </table:table-cell>
          <table:table-cell table:number-columns-repeated="3" table:style-name="ce2"/>
          <table:table-cell table:style-name="ce1"/>
          <table:table-cell table:number-columns-repeated="19" table:style-name="ce2"/>
          <table:table-cell table:style-name="ce5"/>
          <table:table-cell table:style-name="ce2"/>
          <table:table-cell table:style-name="ce5"/>
          <table:table-cell table:number-columns-repeated="3" table:style-name="ce2"/>
          <table:table-cell table:style-name="ce5"/>
          <table:table-cell table:style-name="ce7"/>
          <table:table-cell table:style-name="ce38"/>
          <table:table-cell table:number-columns-repeated="20" table:style-name="ce7"/>
          <table:table-cell table:number-columns-repeated="16320"/>
        </table:table-row>
        <table:table-row table:style-name="ro1">
          <table:table-cell table:number-columns-repeated="3" table:style-name="ce2"/>
          <table:table-cell office:value-type="percentage" office:value="0.86108979278587872" table:formula="of:=[.D6]+[.D7]+[.D8]+[.D9]" table:style-name="ce39">
            <text:p>86,11%</text:p>
          </table:table-cell>
          <table:table-cell table:style-name="ce2"/>
          <table:table-cell office:value-type="percentage" office:value="7.6745970836531091E-2" table:formula="of:=[.F6]+[.F7]+[.F8]+[.F9]" table:style-name="ce39">
            <text:p>7,67%</text:p>
          </table:table-cell>
          <table:table-cell table:number-columns-repeated="3" table:style-name="ce2"/>
          <table:table-cell office:value-type="percentage" office:value="6.2164236377590179E-2" table:formula="of:=[.J6]+[.J7]+[.J8]+[.J9]" table:style-name="ce39">
            <text:p>6,22%</text:p>
          </table:table-cell>
          <table:table-cell table:number-columns-repeated="25" table:style-name="ce2"/>
          <table:table-cell table:style-name="ce39"/>
          <table:table-cell table:style-name="ce2"/>
          <table:table-cell table:style-name="ce39"/>
          <table:table-cell table:number-columns-repeated="3" table:style-name="ce2"/>
          <table:table-cell table:style-name="ce39"/>
          <table:table-cell table:number-columns-repeated="22" table:style-name="ce7"/>
          <table:table-cell table:number-columns-repeated="16320"/>
        </table:table-row>
        <table:table-row table:number-rows-repeated="3" table:style-name="ro1">
          <table:table-cell table:number-columns-repeated="3" table:style-name="ce2"/>
          <table:table-cell table:style-name="ce39"/>
          <table:table-cell table:style-name="ce2"/>
          <table:table-cell table:style-name="ce39"/>
          <table:table-cell table:number-columns-repeated="3" table:style-name="ce2"/>
          <table:table-cell table:style-name="ce39"/>
          <table:table-cell table:number-columns-repeated="32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30">
            <text:p>Ich würde eine AG zu Informatik und Technik wählen</text:p>
          </table:table-cell>
          <table:table-cell table:number-columns-repeated="10" table:style-name="ce2"/>
          <table:table-cell table:style-name="ce2">
            <draw:frame draw:z-index="4" draw:id="id24" draw:style-name="a24" draw:name="Diagramm 5" svg:x="0.10985in" svg:y="0.00379in" svg:width="6.17803in" svg:height="2.82197in" style:rel-width="scale" style:rel-height="scale">
              <draw:object xlink:href="Object 25/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style-name="ce2">
            <draw:frame draw:z-index="5" draw:id="id25" draw:style-name="a25" draw:name="Diagramm 6" svg:x="0.20833in" svg:y="0.02652in" svg:width="6.28409in" svg:height="2.82197in" style:rel-width="scale" style:rel-height="scale">
              <draw:object xlink:href="Object 26/" xlink:type="simple" xlink:show="embed" xlink:actuate="onLoad"/>
              <svg:title/>
              <svg:desc/>
            </draw:frame>
          </table:table-cell>
          <table:table-cell table:number-columns-repeated="6" table:style-name="ce2"/>
          <table:table-cell table:style-name="ce2">
            <draw:frame draw:z-index="17" draw:id="id37" draw:style-name="a37" draw:name="Diagramm 17" svg:x="0.64583in" svg:y="0.05208in" svg:width="6.54924in" svg:height="2.83712in" style:rel-width="scale" style:rel-height="scale">
              <draw:object xlink:href="Object 38/" xlink:type="simple" xlink:show="embed" xlink:actuate="onLoad"/>
              <svg:title/>
              <svg:desc/>
            </draw:frame>
          </table:table-cell>
          <table:table-cell table:number-columns-repeated="7" table:style-name="ce2"/>
          <table:table-cell table:style-name="ce2">
            <draw:frame draw:z-index="6" draw:id="id26" draw:style-name="a26" draw:name="Diagramm 6" svg:x="0.66762in" svg:y="0.04072in" svg:width="6.54924in" svg:height="2.83712in" style:rel-width="scale" style:rel-height="scale">
              <draw:object xlink:href="Object 27/" xlink:type="simple" xlink:show="embed" xlink:actuate="onLoad"/>
              <svg:title/>
              <svg:desc/>
            </draw:frame>
          </table:table-cell>
          <table:table-cell table:number-columns-repeated="9" table:style-name="ce2"/>
          <table:table-cell table:number-columns-repeated="22" table:style-name="ce7"/>
          <table:table-cell table:number-columns-repeated="16320"/>
        </table:table-row>
        <table:table-row table:style-name="ro7">
          <table:table-cell table:number-columns-repeated="2" table:style-name="ce32"/>
          <table:table-cell office:value-type="string" table:number-columns-spanned="2" table:number-rows-spanned="1" table:style-name="ce40">
            <text:p><text:s/>ja sehr gern oder eher ja</text:p>
          </table:table-cell>
          <table:covered-table-cell/>
          <table:table-cell office:value-type="string" table:number-columns-spanned="2" table:number-rows-spanned="1" table:style-name="ce40">
            <text:p>eher nicht oder gar nicht</text:p>
          </table:table-cell>
          <table:covered-table-cell/>
          <table:table-cell office:value-type="string" table:style-name="ce33">
            <text:p>keine Angabe</text:p>
          </table:table-cell>
          <table:table-cell office:value-type="string" table:style-name="ce33">
            <text:p>Weiß nicht</text:p>
          </table:table-cell>
          <table:table-cell office:value-type="string" table:number-columns-spanned="2" table:number-rows-spanned="1" table:style-name="ce40">
            <text:p>ich weiß nicht und keine Angabe</text:p>
          </table:table-cell>
          <table:covered-table-cell/>
          <table:table-cell table:number-columns-repeated="32" table:style-name="ce32"/>
          <table:table-cell table:number-columns-repeated="22" table:style-name="ce34"/>
          <table:table-cell table:number-columns-repeated="16320" table:style-name="ce37"/>
        </table:table-row>
        <table:table-row table:style-name="ro1">
          <table:table-cell table:style-name="ce2"/>
          <table:table-cell office:value-type="string" table:style-name="ce2">
            <text:p>Fragen gesamt</text:p>
          </table:table-cell>
          <table:table-cell office:value-type="float" office:value="746" table:formula="of:=764-[.G18]" table:style-name="ce2">
            <text:p>746</text:p>
          </table:table-cell>
          <table:table-cell office:value-type="percentage" office:value="0.57252494244052188" table:formula="of:=[.C18]/[.$K$24]" table:style-name="ce5">
            <text:p>57,25%</text:p>
          </table:table-cell>
          <table:table-cell office:value-type="float" office:value="294" table:formula="of:=441-[.H18]" table:style-name="ce2">
            <text:p>294</text:p>
          </table:table-cell>
          <table:table-cell office:value-type="percentage" office:value="0.22563315425940139" table:formula="of:=[.E18]/[.$K$24]" table:style-name="ce5">
            <text:p>22,56%</text:p>
          </table:table-cell>
          <table:table-cell office:value-type="float" office:value="18" table:style-name="ce2">
            <text:p>18</text:p>
          </table:table-cell>
          <table:table-cell office:value-type="float" office:value="147" table:style-name="ce2">
            <text:p>147</text:p>
          </table:table-cell>
          <table:table-cell office:value-type="float" office:value="165" table:formula="of:=[.G18]+[.H18]" table:style-name="ce2">
            <text:p>165</text:p>
          </table:table-cell>
          <table:table-cell office:value-type="percentage" office:value="0.12663085188027629" table:formula="of:=[.I18]/[.$K$24]" table:style-name="ce5">
            <text:p>12,66%</text:p>
          </table:table-cell>
          <table:table-cell office:value-type="float" office:value="1205" table:formula="of:=[.C18]+[.E18]+[.G18]+[.H18]" table:style-name="ce2">
            <text:p>1205</text:p>
          </table:table-cell>
          <table:table-cell table:number-columns-repeated="4" table:style-name="ce2"/>
          <table:table-cell table:style-name="ce1"/>
          <table:table-cell table:number-columns-repeated="26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274" table:formula="of:=279-[.G19]" table:style-name="ce2">
            <text:p>274</text:p>
          </table:table-cell>
          <table:table-cell office:value-type="percentage" office:value="0.21028396009209516" table:formula="of:=[.C19]/[.$K$24]" table:style-name="ce5">
            <text:p>21,03%</text:p>
          </table:table-cell>
          <table:table-cell office:value-type="float" office:value="110" table:formula="of:=160-[.H19]" table:style-name="ce2">
            <text:p>110</text:p>
          </table:table-cell>
          <table:table-cell office:value-type="percentage" office:value="8.4420567920184195E-2" table:formula="of:=[.E19]/[.$K$24]" table:style-name="ce5">
            <text:p>8,44%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55" table:formula="of:=[.G19]+[.H19]" table:style-name="ce2">
            <text:p>55</text:p>
          </table:table-cell>
          <table:table-cell office:value-type="percentage" office:value="4.2210283960092097E-2" table:formula="of:=[.I19]/[.$K$24]" table:style-name="ce5">
            <text:p>4,22%</text:p>
          </table:table-cell>
          <table:table-cell table:number-columns-repeated="32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285" table:formula="of:=288-[.G20]" table:style-name="ce2">
            <text:p>285</text:p>
          </table:table-cell>
          <table:table-cell office:value-type="percentage" office:value="0.21872601688411358" table:formula="of:=[.C20]/[.$K$24]" table:style-name="ce5">
            <text:p>21,87%</text:p>
          </table:table-cell>
          <table:table-cell office:value-type="float" office:value="125" table:formula="of:=183-[.H20]" table:style-name="ce2">
            <text:p>125</text:p>
          </table:table-cell>
          <table:table-cell office:value-type="percentage" office:value="9.5932463545663857E-2" table:formula="of:=[.E20]/[.$K$24]" table:style-name="ce5">
            <text:p>9,59%</text:p>
          </table:table-cell>
          <table:table-cell office:value-type="float" office:value="3" table:style-name="ce2">
            <text:p>3</text:p>
          </table:table-cell>
          <table:table-cell office:value-type="float" office:value="58" table:style-name="ce2">
            <text:p>58</text:p>
          </table:table-cell>
          <table:table-cell office:value-type="float" office:value="61" table:formula="of:=[.G20]+[.H20]" table:style-name="ce2">
            <text:p>61</text:p>
          </table:table-cell>
          <table:table-cell office:value-type="percentage" office:value="4.6815042210283958E-2" table:formula="of:=[.I20]/[.$K$24]" table:style-name="ce5">
            <text:p>4,68%</text:p>
          </table:table-cell>
          <table:table-cell table:number-columns-repeated="32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71" table:formula="of:=72-[.G21]" table:style-name="ce2">
            <text:p>71</text:p>
          </table:table-cell>
          <table:table-cell office:value-type="percentage" office:value="5.4489639293937069E-2" table:formula="of:=[.C21]/[.$K$24]" table:style-name="ce5">
            <text:p>5,45%</text:p>
          </table:table-cell>
          <table:table-cell office:value-type="float" office:value="23" table:formula="of:=30-[.H21]" table:style-name="ce2">
            <text:p>23</text:p>
          </table:table-cell>
          <table:table-cell office:value-type="percentage" office:value="1.7651573292402148E-2" table:formula="of:=[.E21]/[.$K$24]" table:style-name="ce5">
            <text:p>1,77%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8" table:formula="of:=[.G21]+[.H21]" table:style-name="ce2">
            <text:p>8</text:p>
          </table:table-cell>
          <table:table-cell office:value-type="percentage" office:value="6.1396776669224865E-3" table:formula="of:=[.I21]/[.$K$24]" table:style-name="ce5">
            <text:p>0,61%</text:p>
          </table:table-cell>
          <table:table-cell table:number-columns-repeated="32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nicht einordbar</text:p>
          </table:table-cell>
          <table:table-cell office:value-type="float" office:value="185" table:formula="of:=194-[.G22]" table:style-name="ce2">
            <text:p>185</text:p>
          </table:table-cell>
          <table:table-cell office:value-type="percentage" office:value="0.14198004604758249" table:formula="of:=[.C22]/[.$K$24]" table:style-name="ce5">
            <text:p>14,20%</text:p>
          </table:table-cell>
          <table:table-cell office:value-type="float" office:value="57" table:formula="of:=97-[.H22]" table:style-name="ce2">
            <text:p>57</text:p>
          </table:table-cell>
          <table:table-cell office:value-type="percentage" office:value="4.3745203376822715E-2" table:formula="of:=[.E22]/[.$K$24]" table:style-name="ce5">
            <text:p>4,37%</text:p>
          </table:table-cell>
          <table:table-cell office:value-type="float" office:value="9" table:style-name="ce2">
            <text:p>9</text:p>
          </table:table-cell>
          <table:table-cell office:value-type="float" office:value="40" table:style-name="ce2">
            <text:p>40</text:p>
          </table:table-cell>
          <table:table-cell office:value-type="float" office:value="49" table:formula="of:=[.G22]+[.H22]" table:style-name="ce2">
            <text:p>49</text:p>
          </table:table-cell>
          <table:table-cell office:value-type="percentage" office:value="3.760552570990023E-2" table:formula="of:=[.I22]/[.$K$24]" table:style-name="ce5">
            <text:p>3,76%</text:p>
          </table:table-cell>
          <table:table-cell table:number-columns-repeated="32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8" table:style-name="ce4">
            <text:p>8</text:p>
          </table:table-cell>
          <table:table-cell office:value-type="percentage" office:value="6.1396776669224865E-3" table:formula="of:=[.C23]/[.$K$24]" table:style-name="ce6">
            <text:p>0,61%</text:p>
          </table:table-cell>
          <table:table-cell office:value-type="float" office:value="6" table:style-name="ce4">
            <text:p>6</text:p>
          </table:table-cell>
          <table:table-cell office:value-type="percentage" office:value="4.6047582501918651E-3" table:formula="of:=[.E23]/[.$K$24]" table:style-name="ce6">
            <text:p>0,46%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[.G23]+[.H23]" table:style-name="ce4">
            <text:p>0</text:p>
          </table:table-cell>
          <table:table-cell office:value-type="percentage" office:value="0" table:formula="of:=[.I23]/[.$K$24]" table:style-name="ce6">
            <text:p>0,00%</text:p>
          </table:table-cell>
          <table:table-cell table:number-columns-repeated="32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number-columns-repeated="2" table:style-name="ce2"/>
          <table:table-cell office:value-type="float" office:value="815" table:formula="of:=[.C20]+[.C19]+[.C21]+[.C22]" table:style-name="ce2">
            <text:p>815</text:p>
          </table:table-cell>
          <table:table-cell office:value-type="percentage" office:value="0.62547966231772834" table:formula="of:=[.C24]/[.$K$24]" table:style-name="ce5">
            <text:p>62,55%</text:p>
          </table:table-cell>
          <table:table-cell office:value-type="float" office:value="315" table:formula="of:=[.E20]+[.E19]+[.E21]+[.E22]" table:style-name="ce2">
            <text:p>315</text:p>
          </table:table-cell>
          <table:table-cell office:value-type="percentage" office:value="0.24174980813507291" table:formula="of:=[.E24]/[.$K$24]" table:style-name="ce5">
            <text:p>24,17%</text:p>
          </table:table-cell>
          <table:table-cell office:value-type="float" office:value="18" table:formula="of:=[.G20]+[.G19]+[.G21]+[.G22]" table:style-name="ce2">
            <text:p>18</text:p>
          </table:table-cell>
          <table:table-cell office:value-type="float" office:value="155" table:formula="of:=[.H20]+[.H19]+[.H21]+[.H22]" table:style-name="ce2">
            <text:p>155</text:p>
          </table:table-cell>
          <table:table-cell office:value-type="float" office:value="173" table:formula="of:=[.G24]+[.H24]" table:style-name="ce2">
            <text:p>173</text:p>
          </table:table-cell>
          <table:table-cell office:value-type="percentage" office:value="0.13277052954719878" table:formula="of:=[.I24]/[.$K$24]" table:style-name="ce5">
            <text:p>13,28%</text:p>
          </table:table-cell>
          <table:table-cell office:value-type="float" office:value="1303" table:formula="of:=[.C24]+[.E24]+[.G24]+[.H24]" table:style-name="ce2">
            <text:p>1303</text:p>
          </table:table-cell>
          <table:table-cell office:value-type="percentage" office:value="1" table:formula="of:=[.D25]+[.F25]+[.J25]" table:style-name="ce39">
            <text:p>100,00%</text:p>
          </table:table-cell>
          <table:table-cell table:style-name="ce1"/>
          <table:table-cell table:number-columns-repeated="29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number-columns-repeated="3" table:style-name="ce2"/>
          <table:table-cell office:value-type="percentage" office:value="0.62547966231772834" table:formula="of:=[.D19]+[.D20]+[.D21]+[.D22]" table:style-name="ce39">
            <text:p>62,55%</text:p>
          </table:table-cell>
          <table:table-cell table:style-name="ce2"/>
          <table:table-cell office:value-type="percentage" office:value="0.24174980813507294" table:formula="of:=[.F19]+[.F20]+[.F21]+[.F22]" table:style-name="ce39">
            <text:p>24,17%</text:p>
          </table:table-cell>
          <table:table-cell table:number-columns-repeated="3" table:style-name="ce2"/>
          <table:table-cell office:value-type="percentage" office:value="0.13277052954719878" table:formula="of:=[.J19]+[.J20]+[.J21]+[.J22]" table:style-name="ce39">
            <text:p>13,28%</text:p>
          </table:table-cell>
          <table:table-cell table:number-columns-repeated="32" table:style-name="ce2"/>
          <table:table-cell table:number-columns-repeated="22" table:style-name="ce7"/>
          <table:table-cell table:number-columns-repeated="16320"/>
        </table:table-row>
        <table:table-row table:number-rows-repeated="2" table:style-name="ro1">
          <table:table-cell table:number-columns-repeated="42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number-columns-repeated="12" table:style-name="ce2"/>
          <table:table-cell table:style-name="ce2">
            <draw:frame draw:z-index="7" draw:id="id27" draw:style-name="a27" draw:name="Diagramm 7" svg:x="0.1553in" svg:y="0.16288in" svg:width="6.20833in" svg:height="2.82197in" style:rel-width="scale" style:rel-height="scale">
              <draw:object xlink:href="Object 28/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style-name="ce2">
            <draw:frame draw:z-index="8" draw:id="id28" draw:style-name="a28" draw:name="Diagramm 8" svg:x="0.21591in" svg:y="0.19697in" svg:width="6.29924in" svg:height="2.78409in" style:rel-width="scale" style:rel-height="scale">
              <draw:object xlink:href="Object 29/" xlink:type="simple" xlink:show="embed" xlink:actuate="onLoad"/>
              <svg:title/>
              <svg:desc/>
            </draw:frame>
          </table:table-cell>
          <table:table-cell table:number-columns-repeated="24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30">
            <text:p>Ich mag Geschichten, die etwas mit Computern und Technik zu tun haben</text:p>
          </table:table-cell>
          <table:table-cell table:number-columns-repeated="22" table:style-name="ce2"/>
          <table:table-cell table:style-name="ce2">
            <draw:frame draw:z-index="18" draw:id="id38" draw:style-name="a38" draw:name="Diagramm 18" svg:x="0.66667in" svg:y="0.01042in" svg:width="6.52651in" svg:height="2.81439in" style:rel-width="scale" style:rel-height="scale">
              <draw:object xlink:href="Object 39/" xlink:type="simple" xlink:show="embed" xlink:actuate="onLoad"/>
              <svg:title/>
              <svg:desc/>
            </draw:frame>
          </table:table-cell>
          <table:table-cell table:number-columns-repeated="7" table:style-name="ce2"/>
          <table:table-cell table:style-name="ce2">
            <draw:frame draw:z-index="9" draw:id="id29" draw:style-name="a29" draw:name="Diagramm 9" svg:x="0.6591in" svg:y="0.01421in" svg:width="6.52651in" svg:height="2.81439in" style:rel-width="scale" style:rel-height="scale">
              <draw:object xlink:href="Object 30/" xlink:type="simple" xlink:show="embed" xlink:actuate="onLoad"/>
              <svg:title/>
              <svg:desc/>
            </draw:frame>
          </table:table-cell>
          <table:table-cell table:number-columns-repeated="9" table:style-name="ce2"/>
          <table:table-cell table:number-columns-repeated="22" table:style-name="ce7"/>
          <table:table-cell table:number-columns-repeated="16320"/>
        </table:table-row>
        <table:table-row table:style-name="ro7">
          <table:table-cell table:number-columns-repeated="2" table:style-name="ce32"/>
          <table:table-cell office:value-type="string" table:number-columns-spanned="2" table:number-rows-spanned="1" table:style-name="ce40">
            <text:p><text:s/>ja sehr gern oder eher ja</text:p>
          </table:table-cell>
          <table:covered-table-cell/>
          <table:table-cell office:value-type="string" table:number-columns-spanned="2" table:number-rows-spanned="1" table:style-name="ce40">
            <text:p>eher nicht oder gar nicht</text:p>
          </table:table-cell>
          <table:covered-table-cell/>
          <table:table-cell office:value-type="string" table:style-name="ce33">
            <text:p>keine Angabe</text:p>
          </table:table-cell>
          <table:table-cell office:value-type="string" table:style-name="ce33">
            <text:p>Weiß nicht</text:p>
          </table:table-cell>
          <table:table-cell office:value-type="string" table:number-columns-spanned="2" table:number-rows-spanned="1" table:style-name="ce40">
            <text:p>ich weiß nicht und keine Angabe</text:p>
          </table:table-cell>
          <table:covered-table-cell/>
          <table:table-cell table:number-columns-repeated="32" table:style-name="ce32"/>
          <table:table-cell table:number-columns-repeated="22" table:style-name="ce34"/>
          <table:table-cell table:number-columns-repeated="16320" table:style-name="ce37"/>
        </table:table-row>
        <table:table-row table:style-name="ro1">
          <table:table-cell table:style-name="ce2"/>
          <table:table-cell office:value-type="string" table:style-name="ce2">
            <text:p>Fragen gesamt</text:p>
          </table:table-cell>
          <table:table-cell office:value-type="float" office:value="802" table:formula="of:=835-[.G31]" table:style-name="ce2">
            <text:p>802</text:p>
          </table:table-cell>
          <table:table-cell office:value-type="percentage" office:value="0.61550268610897929" table:formula="of:=[.C31]/[.$K$37]" table:style-name="ce5">
            <text:p>61,55%</text:p>
          </table:table-cell>
          <table:table-cell office:value-type="float" office:value="315" table:formula="of:=370-[.H31]" table:style-name="ce2">
            <text:p>315</text:p>
          </table:table-cell>
          <table:table-cell office:value-type="percentage" office:value="0.24174980813507291" table:formula="of:=[.E31]/[.$K$37]" table:style-name="ce5">
            <text:p>24,17%</text:p>
          </table:table-cell>
          <table:table-cell office:value-type="float" office:value="33" table:style-name="ce2">
            <text:p>33</text:p>
          </table:table-cell>
          <table:table-cell office:value-type="float" office:value="55" table:style-name="ce2">
            <text:p>55</text:p>
          </table:table-cell>
          <table:table-cell office:value-type="float" office:value="88" table:formula="of:=[.G31]+[.H31]" table:style-name="ce2">
            <text:p>88</text:p>
          </table:table-cell>
          <table:table-cell office:value-type="percentage" office:value="6.7536454336147356E-2" table:formula="of:=[.I31]/[.$K$37]" table:style-name="ce5">
            <text:p>6,75%</text:p>
          </table:table-cell>
          <table:table-cell office:value-type="float" office:value="1205" table:formula="of:=[.C31]+[.E31]+[.G31]+[.H31]" table:style-name="ce2">
            <text:p>1205</text:p>
          </table:table-cell>
          <table:table-cell table:number-columns-repeated="31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294" table:formula="of:=307-[.G32]" table:style-name="ce2">
            <text:p>294</text:p>
          </table:table-cell>
          <table:table-cell office:value-type="percentage" office:value="0.22563315425940139" table:formula="of:=[.C32]/[.$K$37]" table:style-name="ce5">
            <text:p>22,56%</text:p>
          </table:table-cell>
          <table:table-cell office:value-type="float" office:value="116" table:formula="of:=132-[.H32]" table:style-name="ce2">
            <text:p>116</text:p>
          </table:table-cell>
          <table:table-cell office:value-type="percentage" office:value="8.9025326170376048E-2" table:formula="of:=[.E32]/[.$K$37]" table:style-name="ce5">
            <text:p>8,90%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29" table:formula="of:=[.G32]+[.H32]" table:style-name="ce2">
            <text:p>29</text:p>
          </table:table-cell>
          <table:table-cell office:value-type="percentage" office:value="2.2256331542594012E-2" table:formula="of:=[.I32]/[.$K$37]" table:style-name="ce5">
            <text:p>2,23%</text:p>
          </table:table-cell>
          <table:table-cell table:number-columns-repeated="32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320" table:formula="of:=324-[.G33]" table:style-name="ce2">
            <text:p>320</text:p>
          </table:table-cell>
          <table:table-cell office:value-type="percentage" office:value="0.24558710667689945" table:formula="of:=[.C33]/[.$K$37]" table:style-name="ce5">
            <text:p>24,56%</text:p>
          </table:table-cell>
          <table:table-cell office:value-type="float" office:value="128" table:formula="of:=147-[.H33]" table:style-name="ce2">
            <text:p>128</text:p>
          </table:table-cell>
          <table:table-cell office:value-type="percentage" office:value="9.8234842670759784E-2" table:formula="of:=[.E33]/[.$K$37]" table:style-name="ce5">
            <text:p>9,82%</text:p>
          </table:table-cell>
          <table:table-cell office:value-type="float" office:value="4" table:style-name="ce2">
            <text:p>4</text:p>
          </table:table-cell>
          <table:table-cell office:value-type="float" office:value="19" table:style-name="ce2">
            <text:p>19</text:p>
          </table:table-cell>
          <table:table-cell office:value-type="float" office:value="23" table:formula="of:=[.G33]+[.H33]" table:style-name="ce2">
            <text:p>23</text:p>
          </table:table-cell>
          <table:table-cell office:value-type="percentage" office:value="1.7651573292402148E-2" table:formula="of:=[.I33]/[.$K$37]" table:style-name="ce5">
            <text:p>1,77%</text:p>
          </table:table-cell>
          <table:table-cell table:number-columns-repeated="32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68" table:style-name="ce2">
            <text:p>68</text:p>
          </table:table-cell>
          <table:table-cell office:value-type="percentage" office:value="5.2187260168841135E-2" table:formula="of:=[.C34]/[.$K$37]" table:style-name="ce5">
            <text:p>5,22%</text:p>
          </table:table-cell>
          <table:table-cell office:value-type="float" office:value="31" table:formula="of:=34-[.H34]" table:style-name="ce2">
            <text:p>31</text:p>
          </table:table-cell>
          <table:table-cell office:value-type="percentage" office:value="2.3791250959324637E-2" table:formula="of:=[.E34]/[.$K$37]" table:style-name="ce5">
            <text:p>2,38%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3" table:formula="of:=[.G34]+[.H34]" table:style-name="ce2">
            <text:p>3</text:p>
          </table:table-cell>
          <table:table-cell office:value-type="percentage" office:value="2.3023791250959325E-3" table:formula="of:=[.I34]/[.$K$37]" table:style-name="ce5">
            <text:p>0,23%</text:p>
          </table:table-cell>
          <table:table-cell table:number-columns-repeated="32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nicht einordbar</text:p>
          </table:table-cell>
          <table:table-cell office:value-type="float" office:value="185" table:formula="of:=201-[.G35]" table:style-name="ce2">
            <text:p>185</text:p>
          </table:table-cell>
          <table:table-cell office:value-type="percentage" office:value="0.14198004604758249" table:formula="of:=[.C35]/[.$K$37]" table:style-name="ce5">
            <text:p>14,20%</text:p>
          </table:table-cell>
          <table:table-cell office:value-type="float" office:value="72" table:formula="of:=90-[.H35]" table:style-name="ce2">
            <text:p>72</text:p>
          </table:table-cell>
          <table:table-cell office:value-type="percentage" office:value="5.5257099002302378E-2" table:formula="of:=[.E35]/[.$K$37]" table:style-name="ce5">
            <text:p>5,53%</text:p>
          </table:table-cell>
          <table:table-cell office:value-type="float" office:value="16" table:style-name="ce2">
            <text:p>16</text:p>
          </table:table-cell>
          <table:table-cell office:value-type="float" office:value="18" table:style-name="ce2">
            <text:p>18</text:p>
          </table:table-cell>
          <table:table-cell office:value-type="float" office:value="34" table:formula="of:=[.G35]+[.H35]" table:style-name="ce2">
            <text:p>34</text:p>
          </table:table-cell>
          <table:table-cell office:value-type="percentage" office:value="2.6093630084420567E-2" table:formula="of:=[.I35]/[.$K$37]" table:style-name="ce5">
            <text:p>2,61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 table:style-name="ce1"/>
        </table:table-row>
        <table:table-row table:style-name="ro1"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10" table:style-name="ce4">
            <text:p>10</text:p>
          </table:table-cell>
          <table:table-cell office:value-type="percentage" office:value="7.6745970836531079E-3" table:formula="of:=[.C36]/[.$K$37]" table:style-name="ce6">
            <text:p>0,77%</text:p>
          </table:table-cell>
          <table:table-cell office:value-type="float" office:value="3" table:formula="of:=4-[.H36]" table:style-name="ce4">
            <text:p>3</text:p>
          </table:table-cell>
          <table:table-cell office:value-type="percentage" office:value="2.3023791250959325E-3" table:formula="of:=[.E36]/[.$K$37]" table:style-name="ce6">
            <text:p>0,23%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formula="of:=[.G36]+[.H36]" table:style-name="ce4">
            <text:p>1</text:p>
          </table:table-cell>
          <table:table-cell office:value-type="percentage" office:value="7.6745970836531081E-4" table:formula="of:=[.I36]/[.$K$37]" table:style-name="ce6">
            <text:p>0,08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 table:style-name="ce1"/>
        </table:table-row>
        <table:table-row table:style-name="ro1">
          <table:table-cell table:number-columns-repeated="2" table:style-name="ce2"/>
          <table:table-cell office:value-type="float" office:value="867" table:formula="of:=[.C33]+[.C32]+[.C34]+[.C35]" table:style-name="ce2">
            <text:p>867</text:p>
          </table:table-cell>
          <table:table-cell office:value-type="percentage" office:value="0.66538756715272451" table:formula="of:=[.C37]/[.$K$37]" table:style-name="ce5">
            <text:p>66,54%</text:p>
          </table:table-cell>
          <table:table-cell office:value-type="float" office:value="347" table:formula="of:=[.E33]+[.E32]+[.E34]+[.E35]" table:style-name="ce2">
            <text:p>347</text:p>
          </table:table-cell>
          <table:table-cell office:value-type="percentage" office:value="0.26630851880276285" table:formula="of:=[.E37]/[.$K$37]" table:style-name="ce5">
            <text:p>26,63%</text:p>
          </table:table-cell>
          <table:table-cell office:value-type="float" office:value="33" table:formula="of:=[.G33]+[.G32]+[.G34]+[.G35]" table:style-name="ce2">
            <text:p>33</text:p>
          </table:table-cell>
          <table:table-cell office:value-type="float" office:value="56" table:formula="of:=[.H33]+[.H32]+[.H34]+[.H35]" table:style-name="ce2">
            <text:p>56</text:p>
          </table:table-cell>
          <table:table-cell office:value-type="float" office:value="89" table:formula="of:=[.G37]+[.H37]" table:style-name="ce2">
            <text:p>89</text:p>
          </table:table-cell>
          <table:table-cell office:value-type="percentage" office:value="6.8303914044512665E-2" table:formula="of:=[.I37]/[.$K$37]" table:style-name="ce5">
            <text:p>6,83%</text:p>
          </table:table-cell>
          <table:table-cell office:value-type="float" office:value="1303" table:formula="of:=[.C37]+[.E37]+[.G37]+[.H37]" table:style-name="ce2">
            <text:p>1303</text:p>
          </table:table-cell>
          <table:table-cell office:value-type="percentage" office:value="1" table:formula="of:=[.D38]+[.F38]+[.J38]" table:style-name="ce39">
            <text:p>100,00%</text:p>
          </table:table-cell>
          <table:table-cell table:number-columns-repeated="30" table:style-name="ce2"/>
          <table:table-cell table:number-columns-repeated="6" table:style-name="ce7"/>
          <table:table-cell table:number-columns-repeated="16336" table:style-name="ce1"/>
        </table:table-row>
        <table:table-row table:style-name="ro1">
          <table:table-cell table:number-columns-repeated="3" table:style-name="ce2"/>
          <table:table-cell office:value-type="percentage" office:value="0.66538756715272451" table:formula="of:=[.D32]+[.D33]+[.D34]+[.D35]" table:style-name="ce39">
            <text:p>66,54%</text:p>
          </table:table-cell>
          <table:table-cell table:style-name="ce2"/>
          <table:table-cell office:value-type="percentage" office:value="0.26630851880276285" table:formula="of:=[.F32]+[.F33]+[.F34]+[.F35]" table:style-name="ce39">
            <text:p>26,63%</text:p>
          </table:table-cell>
          <table:table-cell table:number-columns-repeated="3" table:style-name="ce2"/>
          <table:table-cell office:value-type="percentage" office:value="6.8303914044512665E-2" table:formula="of:=[.J32]+[.J33]+[.J34]+[.J35]" table:style-name="ce39">
            <text:p>6,83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 table:style-name="ce1"/>
        </table:table-row>
        <table:table-row table:style-name="ro1">
          <table:table-cell table:number-columns-repeated="42" table:style-name="ce2"/>
          <table:table-cell table:number-columns-repeated="6" table:style-name="ce7"/>
          <table:table-cell table:number-columns-repeated="16336" table:style-name="ce1"/>
        </table:table-row>
        <table:table-row table:style-name="ro1">
          <table:table-cell table:number-columns-repeated="5" table:style-name="ce2"/>
          <table:table-cell table:style-name="ce1"/>
          <table:table-cell table:number-columns-repeated="36" table:style-name="ce2"/>
          <table:table-cell table:number-columns-repeated="6" table:style-name="ce7"/>
          <table:table-cell table:number-columns-repeated="16336" table:style-name="ce1"/>
        </table:table-row>
        <table:table-row table:style-name="ro1">
          <table:table-cell table:number-columns-repeated="12" table:style-name="ce2"/>
          <table:table-cell table:style-name="ce2">
            <draw:frame draw:z-index="11" draw:id="id31" draw:style-name="a31" draw:name="Diagramm 11" svg:x="0.1553in" svg:y="0.1553in" svg:width="6.25379in" svg:height="2.76136in" style:rel-width="scale" style:rel-height="scale">
              <draw:object xlink:href="Object 32/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style-name="ce2">
            <draw:frame draw:z-index="12" draw:id="id32" draw:style-name="a32" draw:name="Diagramm 12" svg:x="0.24242in" svg:y="0.1553in" svg:width="6.31061in" svg:height="2.76894in" style:rel-width="scale" style:rel-height="scale">
              <draw:object xlink:href="Object 33/" xlink:type="simple" xlink:show="embed" xlink:actuate="onLoad"/>
              <svg:title/>
              <svg:desc/>
            </draw:frame>
          </table:table-cell>
          <table:table-cell table:number-columns-repeated="6" table:style-name="ce2"/>
          <table:table-cell table:style-name="ce2">
            <draw:frame draw:z-index="19" draw:id="id39" draw:style-name="a39" draw:name="Diagramm 10" svg:x="0.65152in" svg:y="0.18182in" svg:width="6.53409in" svg:height="2.76136in" style:rel-width="scale" style:rel-height="scale">
              <draw:object xlink:href="Object 40/" xlink:type="simple" xlink:show="embed" xlink:actuate="onLoad"/>
              <svg:title/>
              <svg:desc/>
            </draw:frame>
          </table:table-cell>
          <table:table-cell table:number-columns-repeated="7" table:style-name="ce2"/>
          <table:table-cell table:style-name="ce2">
            <draw:frame draw:z-index="10" draw:id="id30" draw:style-name="a30" draw:name="Diagramm 10" svg:x="0.64773in" svg:y="0.17803in" svg:width="6.53409in" svg:height="2.76136in" style:rel-width="scale" style:rel-height="scale">
              <draw:object xlink:href="Object 31/" xlink:type="simple" xlink:show="embed" xlink:actuate="onLoad"/>
              <svg:title/>
              <svg:desc/>
            </draw:frame>
          </table:table-cell>
          <table:table-cell table:number-columns-repeated="9" table:style-name="ce2"/>
          <table:table-cell table:number-columns-repeated="6" table:style-name="ce7"/>
          <table:table-cell table:number-columns-repeated="16336" table:style-name="ce1"/>
        </table:table-row>
        <table:table-row table:style-name="ro1">
          <table:table-cell table:style-name="ce2"/>
          <table:table-cell office:value-type="string" table:style-name="ce30">
            <text:p>Ich möchte später einen Beruf haben, der viel mit Computern zu tun hat</text:p>
          </table:table-cell>
          <table:table-cell table:number-columns-repeated="40" table:style-name="ce2"/>
          <table:table-cell table:number-columns-repeated="6" table:style-name="ce7"/>
          <table:table-cell table:number-columns-repeated="16336" table:style-name="ce1"/>
        </table:table-row>
        <table:table-row table:style-name="ro7">
          <table:table-cell table:number-columns-repeated="2" table:style-name="ce32"/>
          <table:table-cell office:value-type="string" table:number-columns-spanned="2" table:number-rows-spanned="1" table:style-name="ce40">
            <text:p><text:s/>ja sehr gern oder eher ja</text:p>
          </table:table-cell>
          <table:covered-table-cell/>
          <table:table-cell office:value-type="string" table:number-columns-spanned="2" table:number-rows-spanned="1" table:style-name="ce40">
            <text:p>eher nicht oder gar nicht</text:p>
          </table:table-cell>
          <table:covered-table-cell/>
          <table:table-cell office:value-type="string" table:style-name="ce33">
            <text:p>keine Angabe</text:p>
          </table:table-cell>
          <table:table-cell office:value-type="string" table:style-name="ce33">
            <text:p>Weiß nicht</text:p>
          </table:table-cell>
          <table:table-cell office:value-type="string" table:number-columns-spanned="2" table:number-rows-spanned="1" table:style-name="ce40">
            <text:p>ich weiß nicht und keine Angabe</text:p>
          </table:table-cell>
          <table:covered-table-cell/>
          <table:table-cell table:number-columns-repeated="32" table:style-name="ce32"/>
          <table:table-cell table:number-columns-repeated="6" table:style-name="ce34"/>
          <table:table-cell table:number-columns-repeated="16336" table:style-name="ce37"/>
        </table:table-row>
        <table:table-row table:style-name="ro1">
          <table:table-cell table:style-name="ce2"/>
          <table:table-cell office:value-type="string" table:style-name="ce2">
            <text:p>Fragen gesamt</text:p>
          </table:table-cell>
          <table:table-cell office:value-type="float" office:value="482" table:formula="of:=512-[.G44]" table:style-name="ce2">
            <text:p>482</text:p>
          </table:table-cell>
          <table:table-cell office:value-type="percentage" office:value="0.36991557943207981" table:formula="of:=[.C44]/[.$K$50]" table:style-name="ce5">
            <text:p>36,99%</text:p>
          </table:table-cell>
          <table:table-cell office:value-type="float" office:value="526" table:formula="of:=693-[.H44]" table:style-name="ce2">
            <text:p>526</text:p>
          </table:table-cell>
          <table:table-cell office:value-type="percentage" office:value="0.40368380660015352" table:formula="of:=[.E44]/[.$K$50]" table:style-name="ce5">
            <text:p>40,37%</text:p>
          </table:table-cell>
          <table:table-cell office:value-type="float" office:value="30" table:style-name="ce2">
            <text:p>30</text:p>
          </table:table-cell>
          <table:table-cell office:value-type="float" office:value="167" table:style-name="ce2">
            <text:p>167</text:p>
          </table:table-cell>
          <table:table-cell office:value-type="float" office:value="197" table:formula="of:=[.G44]+[.H44]" table:style-name="ce2">
            <text:p>197</text:p>
          </table:table-cell>
          <table:table-cell office:value-type="percentage" office:value="0.15118956254796623" table:formula="of:=[.I44]/[.$K$50]" table:style-name="ce5">
            <text:p>15,12%</text:p>
          </table:table-cell>
          <table:table-cell office:value-type="float" office:value="1205" table:formula="of:=[.C44]+[.E44]+[.G44]+[.H44]" table:style-name="ce2">
            <text:p>1205</text:p>
          </table:table-cell>
          <table:table-cell table:number-columns-repeated="4" table:style-name="ce2"/>
          <table:table-cell table:style-name="ce1"/>
          <table:table-cell table:number-columns-repeated="26" table:style-name="ce2"/>
          <table:table-cell table:number-columns-repeated="6" table:style-name="ce7"/>
          <table:table-cell table:number-columns-repeated="16336" table:style-name="ce1"/>
        </table:table-row>
        <table:table-row table:style-name="ro1"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156" table:formula="of:=165-[.G45]" table:style-name="ce2">
            <text:p>156</text:p>
          </table:table-cell>
          <table:table-cell office:value-type="percentage" office:value="0.11972371450498849" table:formula="of:=[.C45]/[.$K$50]" table:style-name="ce5">
            <text:p>11,97%</text:p>
          </table:table-cell>
          <table:table-cell office:value-type="float" office:value="208" table:formula="of:=274-[.H45]" table:style-name="ce2">
            <text:p>208</text:p>
          </table:table-cell>
          <table:table-cell office:value-type="percentage" office:value="0.15963161933998465" table:formula="of:=[.E45]/[.$K$50]" table:style-name="ce5">
            <text:p>15,96%</text:p>
          </table:table-cell>
          <table:table-cell office:value-type="float" office:value="9" table:style-name="ce2">
            <text:p>9</text:p>
          </table:table-cell>
          <table:table-cell office:value-type="float" office:value="66" table:style-name="ce2">
            <text:p>66</text:p>
          </table:table-cell>
          <table:table-cell office:value-type="float" office:value="75" table:formula="of:=[.G45]+[.H45]" table:style-name="ce2">
            <text:p>75</text:p>
          </table:table-cell>
          <table:table-cell office:value-type="percentage" office:value="5.7559478127398311E-2" table:formula="of:=[.I45]/[.$K$50]" table:style-name="ce5">
            <text:p>5,76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 table:style-name="ce1"/>
        </table:table-row>
        <table:table-row table:style-name="ro1"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198" table:formula="of:=208-[.G46]" table:style-name="ce2">
            <text:p>198</text:p>
          </table:table-cell>
          <table:table-cell office:value-type="percentage" office:value="0.15195702225633154" table:formula="of:=[.C46]/[.$K$50]" table:style-name="ce5">
            <text:p>15,20%</text:p>
          </table:table-cell>
          <table:table-cell office:value-type="float" office:value="199" table:formula="of:=263-[.H46]" table:style-name="ce2">
            <text:p>199</text:p>
          </table:table-cell>
          <table:table-cell office:value-type="percentage" office:value="0.15272448196469685" table:formula="of:=[.E46]/[.$K$50]" table:style-name="ce5">
            <text:p>15,27%</text:p>
          </table:table-cell>
          <table:table-cell office:value-type="float" office:value="10" table:style-name="ce2">
            <text:p>10</text:p>
          </table:table-cell>
          <table:table-cell office:value-type="float" office:value="64" table:style-name="ce2">
            <text:p>64</text:p>
          </table:table-cell>
          <table:table-cell office:value-type="float" office:value="74" table:formula="of:=[.G46]+[.H46]" table:style-name="ce2">
            <text:p>74</text:p>
          </table:table-cell>
          <table:table-cell office:value-type="percentage" office:value="5.6792018419033002E-2" table:formula="of:=[.I46]/[.$K$50]" table:style-name="ce5">
            <text:p>5,68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 table:style-name="ce1"/>
        </table:table-row>
        <table:table-row table:style-name="ro1"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49" table:formula="of:=49-[.G47]" table:style-name="ce2">
            <text:p>49</text:p>
          </table:table-cell>
          <table:table-cell office:value-type="percentage" office:value="3.760552570990023E-2" table:formula="of:=[.C47]/[.$K$50]" table:style-name="ce5">
            <text:p>3,76%</text:p>
          </table:table-cell>
          <table:table-cell office:value-type="float" office:value="38" table:formula="of:=53-[.H47]" table:style-name="ce2">
            <text:p>38</text:p>
          </table:table-cell>
          <table:table-cell office:value-type="percentage" office:value="2.916346891788181E-2" table:formula="of:=[.E47]/[.$K$50]" table:style-name="ce5">
            <text:p>2,92%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15" table:formula="of:=[.G47]+[.H47]" table:style-name="ce2">
            <text:p>15</text:p>
          </table:table-cell>
          <table:table-cell office:value-type="percentage" office:value="1.1511895625479662E-2" table:formula="of:=[.I47]/[.$K$50]" table:style-name="ce5">
            <text:p>1,15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 table:style-name="ce1"/>
        </table:table-row>
        <table:table-row table:style-name="ro1">
          <table:table-cell table:style-name="ce2"/>
          <table:table-cell office:value-type="string" table:style-name="ce2">
            <text:p>nicht einordbar</text:p>
          </table:table-cell>
          <table:table-cell office:value-type="float" office:value="124" table:formula="of:=135-[.G48]" table:style-name="ce2">
            <text:p>124</text:p>
          </table:table-cell>
          <table:table-cell office:value-type="percentage" office:value="9.5165003837298548E-2" table:formula="of:=[.C48]/[.$K$50]" table:style-name="ce5">
            <text:p>9,52%</text:p>
          </table:table-cell>
          <table:table-cell office:value-type="float" office:value="122" table:formula="of:=156-[.H48]" table:style-name="ce2">
            <text:p>122</text:p>
          </table:table-cell>
          <table:table-cell office:value-type="percentage" office:value="9.3630084420567916E-2" table:formula="of:=[.E48]/[.$K$50]" table:style-name="ce5">
            <text:p>9,36%</text:p>
          </table:table-cell>
          <table:table-cell office:value-type="float" office:value="11" table:style-name="ce2">
            <text:p>11</text:p>
          </table:table-cell>
          <table:table-cell office:value-type="float" office:value="34" table:style-name="ce2">
            <text:p>34</text:p>
          </table:table-cell>
          <table:table-cell office:value-type="float" office:value="45" table:formula="of:=[.G48]+[.H48]" table:style-name="ce2">
            <text:p>45</text:p>
          </table:table-cell>
          <table:table-cell office:value-type="percentage" office:value="3.4535686876438987E-2" table:formula="of:=[.I48]/[.$K$50]" table:style-name="ce5">
            <text:p>3,45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 table:style-name="ce1"/>
        </table:table-row>
        <table:table-row table:style-name="ro1"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4" table:style-name="ce4">
            <text:p>4</text:p>
          </table:table-cell>
          <table:table-cell office:value-type="percentage" office:value="3.0698388334612432E-3" table:formula="of:=[.C49]/[.$K$50]" table:style-name="ce6">
            <text:p>0,31%</text:p>
          </table:table-cell>
          <table:table-cell office:value-type="float" office:value="8" table:formula="of:=10-[.H49]" table:style-name="ce4">
            <text:p>8</text:p>
          </table:table-cell>
          <table:table-cell office:value-type="percentage" office:value="6.1396776669224865E-3" table:formula="of:=[.E49]/[.$K$50]" table:style-name="ce6">
            <text:p>0,61%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formula="of:=[.G49]+[.H49]" table:style-name="ce4">
            <text:p>2</text:p>
          </table:table-cell>
          <table:table-cell office:value-type="percentage" office:value="1.5349194167306216E-3" table:formula="of:=[.I49]/[.$K$50]" table:style-name="ce6">
            <text:p>0,15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/>
        </table:table-row>
        <table:table-row table:style-name="ro1">
          <table:table-cell table:number-columns-repeated="2" table:style-name="ce2"/>
          <table:table-cell office:value-type="float" office:value="527" table:formula="of:=[.C46]+[.C45]+[.C47]+[.C48]" table:style-name="ce2">
            <text:p>527</text:p>
          </table:table-cell>
          <table:table-cell office:value-type="percentage" office:value="0.4044512663085188" table:formula="of:=[.C50]/[.$K$50]" table:style-name="ce5">
            <text:p>40,45%</text:p>
          </table:table-cell>
          <table:table-cell office:value-type="float" office:value="567" table:formula="of:=[.E46]+[.E45]+[.E47]+[.E48]" table:style-name="ce2">
            <text:p>567</text:p>
          </table:table-cell>
          <table:table-cell office:value-type="percentage" office:value="0.43514965464313121" table:formula="of:=[.E50]/[.$K$50]" table:style-name="ce5">
            <text:p>43,51%</text:p>
          </table:table-cell>
          <table:table-cell office:value-type="float" office:value="30" table:formula="of:=[.G46]+[.G45]+[.G47]+[.G48]" table:style-name="ce2">
            <text:p>30</text:p>
          </table:table-cell>
          <table:table-cell office:value-type="float" office:value="179" table:formula="of:=[.H46]+[.H45]+[.H47]+[.H48]" table:style-name="ce2">
            <text:p>179</text:p>
          </table:table-cell>
          <table:table-cell office:value-type="float" office:value="209" table:formula="of:=[.G50]+[.H50]" table:style-name="ce2">
            <text:p>209</text:p>
          </table:table-cell>
          <table:table-cell office:value-type="percentage" office:value="0.16039907904834996" table:formula="of:=[.I50]/[.$K$50]" table:style-name="ce5">
            <text:p>16,04%</text:p>
          </table:table-cell>
          <table:table-cell office:value-type="float" office:value="1303" table:formula="of:=[.C50]+[.E50]+[.G50]+[.H50]" table:style-name="ce2">
            <text:p>1303</text:p>
          </table:table-cell>
          <table:table-cell office:value-type="percentage" office:value="0.99999999999999989" table:formula="of:=[.D51]+[.F51]+[.J51]" table:style-name="ce39">
            <text:p>100,00%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26" table:style-name="ce2"/>
          <table:table-cell table:number-columns-repeated="6" table:style-name="ce7"/>
          <table:table-cell table:number-columns-repeated="16336"/>
        </table:table-row>
        <table:table-row table:style-name="ro1">
          <table:table-cell table:number-columns-repeated="3" table:style-name="ce2"/>
          <table:table-cell office:value-type="percentage" office:value="0.4044512663085188" table:formula="of:=[.D45]+[.D46]+[.D47]+[.D48]" table:style-name="ce39">
            <text:p>40,45%</text:p>
          </table:table-cell>
          <table:table-cell table:style-name="ce2"/>
          <table:table-cell office:value-type="percentage" office:value="0.43514965464313121" table:formula="of:=[.F45]+[.F46]+[.F47]+[.F48]" table:style-name="ce39">
            <text:p>43,51%</text:p>
          </table:table-cell>
          <table:table-cell table:number-columns-repeated="3" table:style-name="ce2"/>
          <table:table-cell office:value-type="percentage" office:value="0.16039907904834996" table:formula="of:=[.J45]+[.J46]+[.J48]+[.J47]" table:style-name="ce39">
            <text:p>16,04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/>
        </table:table-row>
        <table:table-row table:number-rows-repeated="2" table:style-name="ro1">
          <table:table-cell table:number-columns-repeated="42" table:style-name="ce2"/>
          <table:table-cell table:number-columns-repeated="6" table:style-name="ce7"/>
          <table:table-cell table:number-columns-repeated="16336"/>
        </table:table-row>
        <table:table-row table:style-name="ro1">
          <table:table-cell table:number-columns-repeated="12" table:style-name="ce2"/>
          <table:table-cell table:style-name="ce2">
            <draw:frame draw:z-index="13" draw:id="id33" draw:style-name="a33" draw:name="Diagramm 13" svg:x="0.17803in" svg:y="0.125in" svg:width="6.28409in" svg:height="2.78409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style-name="ce2">
            <draw:frame draw:z-index="14" draw:id="id34" draw:style-name="a34" draw:name="Diagramm 14" svg:x="0.27273in" svg:y="0.11742in" svg:width="6.30303in" svg:height="2.81439in" style:rel-width="scale" style:rel-height="scale">
              <draw:object xlink:href="Object 35/" xlink:type="simple" xlink:show="embed" xlink:actuate="onLoad"/>
              <svg:title/>
              <svg:desc/>
            </draw:frame>
          </table:table-cell>
          <table:table-cell table:number-columns-repeated="6" table:style-name="ce2"/>
          <table:table-cell table:style-name="ce2">
            <draw:frame draw:z-index="20" draw:id="id40" draw:style-name="a40" draw:name="Diagramm 20" svg:x="0.66667in" svg:y="0.18182in" svg:width="6.57954in" svg:height="2.79924in" style:rel-width="scale" style:rel-height="scale">
              <draw:object xlink:href="Object 41/" xlink:type="simple" xlink:show="embed" xlink:actuate="onLoad"/>
              <svg:title/>
              <svg:desc/>
            </draw:frame>
          </table:table-cell>
          <table:table-cell table:number-columns-repeated="7" table:style-name="ce2"/>
          <table:table-cell table:style-name="ce2">
            <draw:frame draw:z-index="15" draw:id="id35" draw:style-name="a35" draw:name="Diagramm 15" svg:x="0.67803in" svg:y="0.13257in" svg:width="6.57954in" svg:height="2.79924in" style:rel-width="scale" style:rel-height="scale">
              <draw:object xlink:href="Object 36/" xlink:type="simple" xlink:show="embed" xlink:actuate="onLoad"/>
              <svg:title/>
              <svg:desc/>
            </draw:frame>
          </table:table-cell>
          <table:table-cell table:number-columns-repeated="9" table:style-name="ce2"/>
          <table:table-cell table:number-columns-repeated="6" table:style-name="ce7"/>
          <table:table-cell table:number-columns-repeated="16336"/>
        </table:table-row>
        <table:table-row table:style-name="ro1">
          <table:table-cell table:style-name="ce2"/>
          <table:table-cell office:value-type="string" table:style-name="ce30">
            <text:p>Ich möchte später einen Beruf haben, der wenig mit Computern zu tun hat</text:p>
          </table:table-cell>
          <table:table-cell table:number-columns-repeated="40" table:style-name="ce2"/>
          <table:table-cell table:number-columns-repeated="6" table:style-name="ce7"/>
          <table:table-cell table:number-columns-repeated="16336"/>
        </table:table-row>
        <table:table-row table:style-name="ro7">
          <table:table-cell table:number-columns-repeated="2" table:style-name="ce32"/>
          <table:table-cell office:value-type="string" table:number-columns-spanned="2" table:number-rows-spanned="1" table:style-name="ce40">
            <text:p><text:s/>ja sehr gern oder eher ja</text:p>
          </table:table-cell>
          <table:covered-table-cell/>
          <table:table-cell office:value-type="string" table:number-columns-spanned="2" table:number-rows-spanned="1" table:style-name="ce40">
            <text:p>eher nicht oder gar nicht</text:p>
          </table:table-cell>
          <table:covered-table-cell/>
          <table:table-cell office:value-type="string" table:style-name="ce33">
            <text:p>keine Angabe</text:p>
          </table:table-cell>
          <table:table-cell office:value-type="string" table:style-name="ce33">
            <text:p>Weiß nicht</text:p>
          </table:table-cell>
          <table:table-cell office:value-type="string" table:number-columns-spanned="2" table:number-rows-spanned="1" table:style-name="ce40">
            <text:p>ich weiß nicht und keine Angabe</text:p>
          </table:table-cell>
          <table:covered-table-cell/>
          <table:table-cell table:number-columns-repeated="32" table:style-name="ce32"/>
          <table:table-cell table:number-columns-repeated="6" table:style-name="ce34"/>
          <table:table-cell table:number-columns-repeated="16336" table:style-name="ce37"/>
        </table:table-row>
        <table:table-row table:style-name="ro1">
          <table:table-cell table:style-name="ce2"/>
          <table:table-cell office:value-type="string" table:style-name="ce2">
            <text:p>Fragen gesamt</text:p>
          </table:table-cell>
          <table:table-cell office:value-type="float" office:value="570" table:formula="of:=609-[.G57]" table:style-name="ce2">
            <text:p>570</text:p>
          </table:table-cell>
          <table:table-cell office:value-type="percentage" office:value="0.43745203376822717" table:formula="of:=[.C57]/[.$K$63]" table:style-name="ce5">
            <text:p>43,75%</text:p>
          </table:table-cell>
          <table:table-cell office:value-type="float" office:value="452" table:formula="of:=596-[.H57]" table:style-name="ce2">
            <text:p>452</text:p>
          </table:table-cell>
          <table:table-cell office:value-type="percentage" office:value="0.34689178818112049" table:formula="of:=[.E57]/[.$K$63]" table:style-name="ce5">
            <text:p>34,69%</text:p>
          </table:table-cell>
          <table:table-cell office:value-type="float" office:value="39" table:style-name="ce2">
            <text:p>39</text:p>
          </table:table-cell>
          <table:table-cell office:value-type="float" office:value="144" table:style-name="ce2">
            <text:p>144</text:p>
          </table:table-cell>
          <table:table-cell office:value-type="float" office:value="183" table:formula="of:=[.G57]+[.H57]" table:style-name="ce2">
            <text:p>183</text:p>
          </table:table-cell>
          <table:table-cell office:value-type="percentage" office:value="0.14044512663085187" table:formula="of:=[.I57]/[.$K$63]" table:style-name="ce5">
            <text:p>14,04%</text:p>
          </table:table-cell>
          <table:table-cell office:value-type="float" office:value="1205" table:formula="of:=[.C57]+[.E57]+[.G57]+[.H57]" table:style-name="ce2">
            <text:p>1205</text:p>
          </table:table-cell>
          <table:table-cell table:number-columns-repeated="4" table:style-name="ce2"/>
          <table:table-cell table:style-name="ce1"/>
          <table:table-cell table:number-columns-repeated="26" table:style-name="ce2"/>
          <table:table-cell table:number-columns-repeated="6" table:style-name="ce7"/>
          <table:table-cell table:number-columns-repeated="16336"/>
        </table:table-row>
        <table:table-row table:style-name="ro1"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221" table:formula="of:=235-[.G58]" table:style-name="ce2">
            <text:p>221</text:p>
          </table:table-cell>
          <table:table-cell office:value-type="percentage" office:value="0.1696085955487337" table:formula="of:=[.C58]/[.$K$63]" table:style-name="ce5">
            <text:p>16,96%</text:p>
          </table:table-cell>
          <table:table-cell office:value-type="float" office:value="144" table:formula="of:=204-[.H58]" table:style-name="ce2">
            <text:p>144</text:p>
          </table:table-cell>
          <table:table-cell office:value-type="percentage" office:value="0.11051419800460476" table:formula="of:=[.E58]/[.$K$63]" table:style-name="ce5">
            <text:p>11,05%</text:p>
          </table:table-cell>
          <table:table-cell office:value-type="float" office:value="14" table:style-name="ce2">
            <text:p>14</text:p>
          </table:table-cell>
          <table:table-cell office:value-type="float" office:value="60" table:style-name="ce2">
            <text:p>60</text:p>
          </table:table-cell>
          <table:table-cell office:value-type="float" office:value="74" table:formula="of:=[.G58]+[.H58]" table:style-name="ce2">
            <text:p>74</text:p>
          </table:table-cell>
          <table:table-cell office:value-type="percentage" office:value="5.6792018419033002E-2" table:formula="of:=[.I58]/[.$K$63]" table:style-name="ce5">
            <text:p>5,68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/>
        </table:table-row>
        <table:table-row table:style-name="ro1"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218" table:formula="of:=231-[.G59]" table:style-name="ce2">
            <text:p>218</text:p>
          </table:table-cell>
          <table:table-cell office:value-type="percentage" office:value="0.16730621642363777" table:formula="of:=[.C59]/[.$K$63]" table:style-name="ce5">
            <text:p>16,73%</text:p>
          </table:table-cell>
          <table:table-cell office:value-type="float" office:value="194" table:formula="of:=240-[.H59]" table:style-name="ce2">
            <text:p>194</text:p>
          </table:table-cell>
          <table:table-cell office:value-type="percentage" office:value="0.1488871834228703" table:formula="of:=[.E59]/[.$K$63]" table:style-name="ce5">
            <text:p>14,89%</text:p>
          </table:table-cell>
          <table:table-cell office:value-type="float" office:value="13" table:style-name="ce2">
            <text:p>13</text:p>
          </table:table-cell>
          <table:table-cell office:value-type="float" office:value="46" table:style-name="ce2">
            <text:p>46</text:p>
          </table:table-cell>
          <table:table-cell office:value-type="float" office:value="59" table:formula="of:=[.G59]+[.H59]" table:style-name="ce2">
            <text:p>59</text:p>
          </table:table-cell>
          <table:table-cell office:value-type="percentage" office:value="4.528012279355334E-2" table:formula="of:=[.I59]/[.$K$63]" table:style-name="ce5">
            <text:p>4,53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/>
        </table:table-row>
        <table:table-row table:style-name="ro1"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37" table:formula="of:=41-4" table:style-name="ce2">
            <text:p>37</text:p>
          </table:table-cell>
          <table:table-cell office:value-type="percentage" office:value="2.8396009209516501E-2" table:formula="of:=[.C60]/[.$K$63]" table:style-name="ce5">
            <text:p>2,84%</text:p>
          </table:table-cell>
          <table:table-cell office:value-type="float" office:value="43" table:formula="of:=61-[.H60]" table:style-name="ce2">
            <text:p>43</text:p>
          </table:table-cell>
          <table:table-cell office:value-type="percentage" office:value="3.3000767459708362E-2" table:formula="of:=[.E60]/[.$K$63]" table:style-name="ce5">
            <text:p>3,30%</text:p>
          </table:table-cell>
          <table:table-cell office:value-type="float" office:value="4" table:style-name="ce2">
            <text:p>4</text:p>
          </table:table-cell>
          <table:table-cell office:value-type="float" office:value="18" table:style-name="ce2">
            <text:p>18</text:p>
          </table:table-cell>
          <table:table-cell office:value-type="float" office:value="22" table:formula="of:=[.G60]+[.H60]" table:style-name="ce2">
            <text:p>22</text:p>
          </table:table-cell>
          <table:table-cell office:value-type="percentage" office:value="1.6884113584036839E-2" table:formula="of:=[.I60]/[.$K$63]" table:style-name="ce5">
            <text:p>1,69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/>
        </table:table-row>
        <table:table-row table:style-name="ro1">
          <table:table-cell table:style-name="ce2"/>
          <table:table-cell office:value-type="string" table:style-name="ce2">
            <text:p>nicht einordbar</text:p>
          </table:table-cell>
          <table:table-cell office:value-type="float" office:value="134" table:formula="of:=144-10" table:style-name="ce2">
            <text:p>134</text:p>
          </table:table-cell>
          <table:table-cell office:value-type="percentage" office:value="0.10283960092095165" table:formula="of:=[.C61]/[.$K$63]" table:style-name="ce5">
            <text:p>10,28%</text:p>
          </table:table-cell>
          <table:table-cell office:value-type="float" office:value="113" table:formula="of:=147-[.H61]" table:style-name="ce2">
            <text:p>113</text:p>
          </table:table-cell>
          <table:table-cell office:value-type="percentage" office:value="8.6722947045280122E-2" table:formula="of:=[.E61]/[.$K$63]" table:style-name="ce5">
            <text:p>8,67%</text:p>
          </table:table-cell>
          <table:table-cell office:value-type="float" office:value="10" table:style-name="ce2">
            <text:p>10</text:p>
          </table:table-cell>
          <table:table-cell office:value-type="float" office:value="34" table:style-name="ce2">
            <text:p>34</text:p>
          </table:table-cell>
          <table:table-cell office:value-type="float" office:value="44" table:formula="of:=[.G61]+[.H61]" table:style-name="ce2">
            <text:p>44</text:p>
          </table:table-cell>
          <table:table-cell office:value-type="percentage" office:value="3.3768227168073678E-2" table:formula="of:=[.I61]/[.$K$63]" table:style-name="ce5">
            <text:p>3,38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/>
        </table:table-row>
        <table:table-row table:style-name="ro1"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9" table:style-name="ce4">
            <text:p>9</text:p>
          </table:table-cell>
          <table:table-cell office:value-type="percentage" office:value="6.9071373752877972E-3" table:formula="of:=[.C62]/[.$K$63]" table:style-name="ce6">
            <text:p>0,69%</text:p>
          </table:table-cell>
          <table:table-cell office:value-type="float" office:value="4" table:style-name="ce4">
            <text:p>4</text:p>
          </table:table-cell>
          <table:table-cell office:value-type="percentage" office:value="3.0698388334612432E-3" table:formula="of:=[.E62]/[.$K$63]" table:style-name="ce6">
            <text:p>0,31%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[.G62]+[.H62]" table:style-name="ce4">
            <text:p>0</text:p>
          </table:table-cell>
          <table:table-cell office:value-type="percentage" office:value="0" table:formula="of:=[.I62]/[.$K$63]" table:style-name="ce6">
            <text:p>0,00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/>
        </table:table-row>
        <table:table-row table:style-name="ro1">
          <table:table-cell table:number-columns-repeated="2" table:style-name="ce2"/>
          <table:table-cell office:value-type="float" office:value="610" table:formula="of:=[.C59]+[.C58]+[.C60]+[.C61]" table:style-name="ce2">
            <text:p>610</text:p>
          </table:table-cell>
          <table:table-cell office:value-type="percentage" office:value="0.46815042210283958" table:formula="of:=[.C63]/[.$K$63]" table:style-name="ce5">
            <text:p>46,82%</text:p>
          </table:table-cell>
          <table:table-cell office:value-type="float" office:value="494" table:formula="of:=[.E59]+[.E58]+[.E60]+[.E61]" table:style-name="ce2">
            <text:p>494</text:p>
          </table:table-cell>
          <table:table-cell office:value-type="percentage" office:value="0.37912509593246352" table:formula="of:=[.E63]/[.$K$63]" table:style-name="ce5">
            <text:p>37,91%</text:p>
          </table:table-cell>
          <table:table-cell office:value-type="float" office:value="41" table:formula="of:=[.G59]+[.G58]+[.G60]+[.G61]" table:style-name="ce2">
            <text:p>41</text:p>
          </table:table-cell>
          <table:table-cell office:value-type="float" office:value="158" table:formula="of:=[.H59]+[.H58]+[.H60]+[.H61]" table:style-name="ce2">
            <text:p>158</text:p>
          </table:table-cell>
          <table:table-cell office:value-type="float" office:value="199" table:formula="of:=[.G63]+[.H63]" table:style-name="ce2">
            <text:p>199</text:p>
          </table:table-cell>
          <table:table-cell office:value-type="percentage" office:value="0.15272448196469685" table:formula="of:=[.I63]/[.$K$63]" table:style-name="ce5">
            <text:p>15,27%</text:p>
          </table:table-cell>
          <table:table-cell office:value-type="float" office:value="1303" table:formula="of:=[.C63]+[.E63]+[.G63]+[.H63]" table:style-name="ce2">
            <text:p>1303</text:p>
          </table:table-cell>
          <table:table-cell office:value-type="percentage" office:value="1" table:formula="of:=[.D64]+[.F64]+[.J64]" table:style-name="ce39">
            <text:p>100,00%</text:p>
          </table:table-cell>
          <table:table-cell table:style-name="ce1"/>
          <table:table-cell table:number-columns-repeated="29" table:style-name="ce2"/>
          <table:table-cell table:number-columns-repeated="6" table:style-name="ce7"/>
          <table:table-cell table:number-columns-repeated="16336"/>
        </table:table-row>
        <table:table-row table:style-name="ro1">
          <table:table-cell table:number-columns-repeated="3" table:style-name="ce2"/>
          <table:table-cell office:value-type="percentage" office:value="0.46815042210283964" table:formula="of:=[.D58]+[.D59]+[.D60]+[.D61]" table:style-name="ce39">
            <text:p>46,82%</text:p>
          </table:table-cell>
          <table:table-cell table:style-name="ce2"/>
          <table:table-cell office:value-type="percentage" office:value="0.37912509593246352" table:formula="of:=[.F58]+[.F59]+[.F60]+[.F61]" table:style-name="ce39">
            <text:p>37,91%</text:p>
          </table:table-cell>
          <table:table-cell table:number-columns-repeated="3" table:style-name="ce2"/>
          <table:table-cell office:value-type="percentage" office:value="0.15272448196469685" table:formula="of:=[.J58]+[.J59]+[.J60]+[.J61]" table:style-name="ce39">
            <text:p>15,27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/>
        </table:table-row>
        <table:table-row table:number-rows-repeated="5" table:style-name="ro1">
          <table:table-cell table:number-columns-repeated="42" table:style-name="ce2"/>
          <table:table-cell table:number-columns-repeated="6" table:style-name="ce7"/>
          <table:table-cell table:number-columns-repeated="16336"/>
        </table:table-row>
        <table:table-row table:style-name="ro1">
          <table:table-cell table:number-columns-repeated="42" table:style-name="ce1"/>
          <table:table-cell table:number-columns-repeated="6" table:style-name="ce7"/>
          <table:table-cell table:number-columns-repeated="16336"/>
        </table:table-row>
        <table:table-row table:number-rows-repeated="1048506" table:style-name="ro1">
          <table:table-cell table:number-columns-repeated="16384"/>
        </table:table-row>
      </table:table>
      <table:table table:name="Zsmhang_Proz_von_Kategorie" table:style-name="ta1"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 table:visibility="collapse"/>
        <table:table-column table:style-name="co24" table:default-cell-style-name="ce1"/>
        <table:table-column table:style-name="co25" table:default-cell-style-name="ce1"/>
        <table:table-column table:style-name="co40" table:default-cell-style-name="ce1"/>
        <table:table-column table:style-name="co2" table:default-cell-style-name="ce1"/>
        <table:table-column table:style-name="co27" table:default-cell-style-name="ce1"/>
        <table:table-column table:style-name="co2" table:number-columns-repeated="2" table:default-cell-style-name="ce1"/>
        <table:table-column table:style-name="co28" table:default-cell-style-name="ce1"/>
        <table:table-column table:style-name="co2" table:number-columns-repeated="1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 table:visibility="collapse"/>
        <table:table-column table:style-name="co35" table:default-cell-style-name="ce1" table:visibility="collapse"/>
        <table:table-column table:style-name="co36" table:default-cell-style-name="ce1"/>
        <table:table-column table:style-name="co37" table:default-cell-style-name="ce1"/>
        <table:table-column table:style-name="co2" table:default-cell-style-name="ce1"/>
        <table:table-column table:style-name="co38" table:default-cell-style-name="ce1"/>
        <table:table-column table:style-name="co31" table:default-cell-style-name="ce1"/>
        <table:table-column table:style-name="co39" table:default-cell-style-name="ce1"/>
        <table:table-column table:style-name="co2" table:number-columns-repeated="16338" table:default-cell-style-name="ce1"/>
        <table:table-row table:style-name="ro1">
          <table:table-cell table:style-name="ce2"/>
          <table:table-cell office:value-type="string" table:style-name="ce28">
            <text:p>Fragen gesamt<text:s/></text:p>
          </table:table-cell>
          <table:table-cell office:value-type="float" office:value="1205" table:style-name="ce29">
            <text:p>1205</text:p>
          </table:table-cell>
          <table:table-cell table:number-columns-repeated="2" table:style-name="ce31"/>
          <table:table-cell table:number-columns-repeated="37" table:style-name="ce2"/>
          <table:table-cell table:number-columns-repeated="6" table:style-name="ce7"/>
          <table:table-cell table:number-columns-repeated="16336" table:style-name="ce1"/>
        </table:table-row>
        <table:table-row table:style-name="ro1">
          <table:table-cell table:number-columns-repeated="2" table:style-name="ce2"/>
          <table:table-cell table:number-columns-repeated="3" table:style-name="ce31"/>
          <table:table-cell table:style-name="ce1"/>
          <table:table-cell table:number-columns-repeated="6" table:style-name="ce2"/>
          <table:table-cell table:style-name="ce2">
            <draw:frame draw:z-index="2" draw:id="id42" draw:style-name="a42" draw:name="Diagramm 2" svg:x="0.09069in" svg:y="0.00491in" svg:width="6.19051in" svg:height="2.82085in" style:rel-width="scale" style:rel-height="scale">
              <draw:object xlink:href="Object 43/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style-name="ce2">
            <draw:frame draw:z-index="3" draw:id="id43" draw:style-name="a43" draw:name="Diagramm 4" svg:x="0.20833in" svg:y="0.01894in" svg:width="6.22348in" svg:height="2.80233in" style:rel-width="scale" style:rel-height="scale">
              <draw:object xlink:href="Object 44/" xlink:type="simple" xlink:show="embed" xlink:actuate="onLoad"/>
              <svg:title/>
              <svg:desc/>
            </draw:frame>
          </table:table-cell>
          <table:table-cell table:number-columns-repeated="6" table:style-name="ce2"/>
          <table:table-cell table:style-name="ce2">
            <draw:frame draw:z-index="16" draw:id="id56" draw:style-name="a56" draw:name="Diagramm 1" svg:x="0.62879in" svg:y="0.05303in" svg:width="6.59603in" svg:height="2.81761in" style:rel-width="scale" style:rel-height="scale">
              <draw:object xlink:href="Object 57/" xlink:type="simple" xlink:show="embed" xlink:actuate="onLoad"/>
              <svg:title/>
              <svg:desc/>
            </draw:frame>
          </table:table-cell>
          <table:table-cell table:number-columns-repeated="7" table:style-name="ce2"/>
          <table:table-cell table:style-name="ce2">
            <draw:frame draw:z-index="1" draw:id="id41" draw:style-name="a41" draw:name="Diagramm 1" svg:x="0.66911in" svg:y="0.07688in" svg:width="6.59603in" svg:height="2.81761in" style:rel-width="scale" style:rel-height="scale">
              <draw:object xlink:href="Object 42/" xlink:type="simple" xlink:show="embed" xlink:actuate="onLoad"/>
              <svg:title/>
              <svg:desc/>
            </draw:frame>
          </table:table-cell>
          <table:table-cell table:number-columns-repeated="9" table:style-name="ce2"/>
          <table:table-cell table:number-columns-repeated="22" table:style-name="ce7"/>
          <table:table-cell table:number-columns-repeated="16320"/>
        </table:table-row>
        <table:table-row table:style-name="ro3">
          <table:table-cell table:style-name="ce2"/>
          <table:table-cell office:value-type="string" table:style-name="ce30">
            <text:p>Ich möchte mehr über Informatik und Technik im Unterricht lernen</text:p>
          </table:table-cell>
          <table:table-cell table:number-columns-repeated="40" table:style-name="ce2"/>
          <table:table-cell table:number-columns-repeated="8" table:style-name="ce7"/>
          <table:table-cell table:style-name="ce8"/>
          <table:table-cell table:number-columns-repeated="13" table:style-name="ce7"/>
          <table:table-cell table:number-columns-repeated="16320"/>
        </table:table-row>
        <table:table-row table:style-name="ro7">
          <table:table-cell table:number-columns-repeated="2" table:style-name="ce32"/>
          <table:table-cell office:value-type="string" table:number-columns-spanned="2" table:number-rows-spanned="1" table:style-name="ce40">
            <text:p><text:s/>ja sehr gern oder eher ja</text:p>
          </table:table-cell>
          <table:covered-table-cell/>
          <table:table-cell office:value-type="string" table:number-columns-spanned="2" table:number-rows-spanned="1" table:style-name="ce40">
            <text:p>eher nicht oder gar nicht</text:p>
          </table:table-cell>
          <table:covered-table-cell/>
          <table:table-cell office:value-type="string" table:style-name="ce33">
            <text:p>keine Angabe</text:p>
          </table:table-cell>
          <table:table-cell office:value-type="string" table:style-name="ce33">
            <text:p>Weiß nicht</text:p>
          </table:table-cell>
          <table:table-cell office:value-type="string" table:number-columns-spanned="2" table:number-rows-spanned="1" table:style-name="ce40">
            <text:p>ich weiß nicht und keine Angabe</text:p>
          </table:table-cell>
          <table:covered-table-cell/>
          <table:table-cell table:number-columns-repeated="32" table:style-name="ce32"/>
          <table:table-cell table:number-columns-repeated="9" table:style-name="ce34"/>
          <table:table-cell table:number-columns-repeated="4" table:style-name="ce35"/>
          <table:table-cell table:number-columns-repeated="2" table:style-name="ce11"/>
          <table:table-cell table:number-columns-repeated="2" table:style-name="ce35"/>
          <table:table-cell table:number-columns-repeated="4" table:style-name="ce36"/>
          <table:table-cell table:style-name="ce34"/>
          <table:table-cell table:number-columns-repeated="16320" table:style-name="ce37"/>
        </table:table-row>
        <table:table-row table:style-name="ro1">
          <table:table-cell table:style-name="ce2"/>
          <table:table-cell office:value-type="string" table:style-name="ce2">
            <text:p>Fragen gesamt</text:p>
          </table:table-cell>
          <table:table-cell office:value-type="float" office:value="1035" table:formula="of:=1049-[.G5]" table:style-name="ce2">
            <text:p>1035</text:p>
          </table:table-cell>
          <table:table-cell office:value-type="percentage" office:value="0.92245989304812837" table:formula="of:=[.C5]/[.$C$11]" table:style-name="ce5">
            <text:p>92,25%</text:p>
          </table:table-cell>
          <table:table-cell office:value-type="float" office:value="90" table:formula="of:=156-[.H5]" table:style-name="ce2">
            <text:p>90</text:p>
          </table:table-cell>
          <table:table-cell office:value-type="percentage" office:value="0.9" table:formula="of:=[.E5]/[.$E$11]" table:style-name="ce5">
            <text:p>90,00%</text:p>
          </table:table-cell>
          <table:table-cell office:value-type="float" office:value="14" table:style-name="ce2">
            <text:p>14</text:p>
          </table:table-cell>
          <table:table-cell office:value-type="float" office:value="66" table:style-name="ce2">
            <text:p>66</text:p>
          </table:table-cell>
          <table:table-cell office:value-type="float" office:value="80" table:formula="of:=[.G5]+[.H5]" table:style-name="ce2">
            <text:p>80</text:p>
          </table:table-cell>
          <table:table-cell office:value-type="percentage" office:value="0.98765432098765427" table:formula="of:=[.I5]/[.$I$11]" table:style-name="ce5">
            <text:p>98,77%</text:p>
          </table:table-cell>
          <table:table-cell office:value-type="float" office:value="1205" table:formula="of:=[.C5]+[.E5]+[.G5]+[.H5]" table:style-name="ce2">
            <text:p>1205</text:p>
          </table:table-cell>
          <table:table-cell table:number-columns-repeated="4" table:style-name="ce2"/>
          <table:table-cell table:style-name="ce1"/>
          <table:table-cell table:number-columns-repeated="26" table:style-name="ce2"/>
          <table:table-cell table:number-columns-repeated="10" table:style-name="ce7"/>
          <table:table-cell table:style-name="ce18"/>
          <table:table-cell table:style-name="ce7"/>
          <table:table-cell table:style-name="ce18"/>
          <table:table-cell table:number-columns-repeated="3"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374" table:formula="of:=376-[.G6]" table:style-name="ce2">
            <text:p>374</text:p>
          </table:table-cell>
          <table:table-cell office:value-type="percentage" office:value="0.33333333333333331" table:formula="of:=[.C6]/[.$C$11]" table:style-name="ce5">
            <text:p>33,33%</text:p>
          </table:table-cell>
          <table:table-cell office:value-type="float" office:value="34" table:formula="of:=63-[.H6]" table:style-name="ce2">
            <text:p>34</text:p>
          </table:table-cell>
          <table:table-cell office:value-type="percentage" office:value="0.34" table:formula="of:=[.E6]/[.$E$11]" table:style-name="ce5">
            <text:p>34,00%</text:p>
          </table:table-cell>
          <table:table-cell office:value-type="float" office:value="2" table:style-name="ce2">
            <text:p>2</text:p>
          </table:table-cell>
          <table:table-cell office:value-type="float" office:value="29" table:style-name="ce2">
            <text:p>29</text:p>
          </table:table-cell>
          <table:table-cell office:value-type="float" office:value="31" table:formula="of:=[.G6]+[.H6]" table:style-name="ce2">
            <text:p>31</text:p>
          </table:table-cell>
          <table:table-cell office:value-type="percentage" office:value="0.38271604938271603" table:formula="of:=[.I6]/[.$I$11]" table:style-name="ce5">
            <text:p>38,27%</text:p>
          </table:table-cell>
          <table:table-cell table:number-columns-repeated="32" table:style-name="ce2"/>
          <table:table-cell table:number-columns-repeated="10" table:style-name="ce7"/>
          <table:table-cell table:style-name="ce18"/>
          <table:table-cell table:style-name="ce7"/>
          <table:table-cell table:style-name="ce18"/>
          <table:table-cell table:number-columns-repeated="3"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422" table:formula="of:=427-[.G7]" table:style-name="ce2">
            <text:p>422</text:p>
          </table:table-cell>
          <table:table-cell office:value-type="percentage" office:value="0.37611408199643492" table:formula="of:=[.C7]/[.$C$11]" table:style-name="ce5">
            <text:p>37,61%</text:p>
          </table:table-cell>
          <table:table-cell office:value-type="float" office:value="30" table:formula="of:=44-[.H7]" table:style-name="ce2">
            <text:p>30</text:p>
          </table:table-cell>
          <table:table-cell office:value-type="percentage" office:value="0.3" table:formula="of:=[.E7]/[.$E$11]" table:style-name="ce5">
            <text:p>30,00%</text:p>
          </table:table-cell>
          <table:table-cell office:value-type="float" office:value="5" table:style-name="ce2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19" table:formula="of:=[.G7]+[.H7]" table:style-name="ce2">
            <text:p>19</text:p>
          </table:table-cell>
          <table:table-cell office:value-type="percentage" office:value="0.23456790123456789" table:formula="of:=[.I7]/[.$I$11]" table:style-name="ce5">
            <text:p>23,46%</text:p>
          </table:table-cell>
          <table:table-cell table:number-columns-repeated="32" table:style-name="ce2"/>
          <table:table-cell table:number-columns-repeated="10" table:style-name="ce7"/>
          <table:table-cell table:style-name="ce18"/>
          <table:table-cell table:style-name="ce7"/>
          <table:table-cell table:style-name="ce18"/>
          <table:table-cell table:number-columns-repeated="3"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87" table:formula="of:=88-[.G8]" table:style-name="ce2">
            <text:p>87</text:p>
          </table:table-cell>
          <table:table-cell office:value-type="percentage" office:value="7.7540106951871662E-2" table:formula="of:=[.C8]/[.$C$11]" table:style-name="ce5">
            <text:p>7,75%</text:p>
          </table:table-cell>
          <table:table-cell office:value-type="float" office:value="10" table:formula="of:=14-[.H8]" table:style-name="ce2">
            <text:p>10</text:p>
          </table:table-cell>
          <table:table-cell office:value-type="percentage" office:value="0.1" table:formula="of:=[.E8]/[.$E$11]" table:style-name="ce5">
            <text:p>10,00%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5" table:formula="of:=[.G8]+[.H8]" table:style-name="ce2">
            <text:p>5</text:p>
          </table:table-cell>
          <table:table-cell office:value-type="percentage" office:value="6.1728395061728392E-2" table:formula="of:=[.I8]/[.$I$11]" table:style-name="ce5">
            <text:p>6,17%</text:p>
          </table:table-cell>
          <table:table-cell table:number-columns-repeated="32" table:style-name="ce2"/>
          <table:table-cell table:number-columns-repeated="10" table:style-name="ce7"/>
          <table:table-cell table:style-name="ce18"/>
          <table:table-cell table:style-name="ce7"/>
          <table:table-cell table:style-name="ce18"/>
          <table:table-cell table:number-columns-repeated="3"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nicht einordbar</text:p>
          </table:table-cell>
          <table:table-cell office:value-type="float" office:value="239" table:formula="of:=245-[.G9]" table:style-name="ce2">
            <text:p>239</text:p>
          </table:table-cell>
          <table:table-cell office:value-type="percentage" office:value="0.21301247771836007" table:formula="of:=[.C9]/[.$C$11]" table:style-name="ce5">
            <text:p>21,30%</text:p>
          </table:table-cell>
          <table:table-cell office:value-type="float" office:value="26" table:formula="of:=46-[.H9]" table:style-name="ce2">
            <text:p>26</text:p>
          </table:table-cell>
          <table:table-cell office:value-type="percentage" office:value="0.26" table:formula="of:=[.E9]/[.$E$11]" table:style-name="ce5">
            <text:p>26,00%</text:p>
          </table:table-cell>
          <table:table-cell office:value-type="float" office:value="6" table:style-name="ce2">
            <text:p>6</text:p>
          </table:table-cell>
          <table:table-cell office:value-type="float" office:value="20" table:style-name="ce2">
            <text:p>20</text:p>
          </table:table-cell>
          <table:table-cell office:value-type="float" office:value="26" table:formula="of:=[.G9]+[.H9]" table:style-name="ce2">
            <text:p>26</text:p>
          </table:table-cell>
          <table:table-cell office:value-type="percentage" office:value="0.32098765432098764" table:formula="of:=[.I9]/[.$I$11]" table:style-name="ce5">
            <text:p>32,10%</text:p>
          </table:table-cell>
          <table:table-cell table:number-columns-repeated="32" table:style-name="ce2"/>
          <table:table-cell table:number-columns-repeated="10" table:style-name="ce7"/>
          <table:table-cell table:style-name="ce18"/>
          <table:table-cell table:style-name="ce7"/>
          <table:table-cell table:style-name="ce38"/>
          <table:table-cell table:number-columns-repeated="3" table:style-name="ce7"/>
          <table:table-cell table:style-name="ce38"/>
          <table:table-cell table:style-name="ce7"/>
          <table:table-cell table:style-name="ce38"/>
          <table:table-cell table:style-name="ce7"/>
          <table:table-cell table:number-columns-repeated="2" table:style-name="ce38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11" table:style-name="ce4">
            <text:p>11</text:p>
          </table:table-cell>
          <table:table-cell office:value-type="percentage" office:value="9.8039215686274508E-3" table:formula="of:=[.C10]/[.$C$11]" table:style-name="ce6">
            <text:p>0,98%</text:p>
          </table:table-cell>
          <table:table-cell office:value-type="float" office:value="2" table:formula="of:=3-[.H10]" table:style-name="ce4">
            <text:p>2</text:p>
          </table:table-cell>
          <table:table-cell office:value-type="percentage" office:value="0.02" table:formula="of:=[.E10]/[.$E$11]" table:style-name="ce6">
            <text:p>2,00%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formula="of:=[.G10]+[.H10]" table:style-name="ce4">
            <text:p>1</text:p>
          </table:table-cell>
          <table:table-cell office:value-type="percentage" office:value="1.2345679012345678E-2" table:formula="of:=[.I10]/[.$I$11]" table:style-name="ce6">
            <text:p>1,23%</text:p>
          </table:table-cell>
          <table:table-cell table:number-columns-repeated="25" table:style-name="ce2"/>
          <table:table-cell table:style-name="ce5"/>
          <table:table-cell table:style-name="ce2"/>
          <table:table-cell table:style-name="ce5"/>
          <table:table-cell table:number-columns-repeated="3" table:style-name="ce2"/>
          <table:table-cell table:style-name="ce5"/>
          <table:table-cell table:number-columns-repeated="22" table:style-name="ce7"/>
          <table:table-cell table:number-columns-repeated="16320"/>
        </table:table-row>
        <table:table-row table:style-name="ro1">
          <table:table-cell table:number-columns-repeated="2" table:style-name="ce2"/>
          <table:table-cell office:value-type="float" office:value="1122" table:formula="of:=[.C7]+[.C6]+[.C8]+[.C9]" table:style-name="ce2">
            <text:p>1122</text:p>
          </table:table-cell>
          <table:table-cell office:value-type="percentage" office:value="1" table:formula="of:=[.C11]/[.$C$11]" table:style-name="ce5">
            <text:p>100,00%</text:p>
          </table:table-cell>
          <table:table-cell office:value-type="float" office:value="100" table:formula="of:=[.E7]+[.E6]+[.E8]+[.E9]" table:style-name="ce2">
            <text:p>100</text:p>
          </table:table-cell>
          <table:table-cell office:value-type="percentage" office:value="1" table:formula="of:=[.E11]/[.$E$11]" table:style-name="ce5">
            <text:p>100,00%</text:p>
          </table:table-cell>
          <table:table-cell office:value-type="float" office:value="14" table:formula="of:=[.G7]+[.G6]+[.G8]+[.G9]" table:style-name="ce2">
            <text:p>14</text:p>
          </table:table-cell>
          <table:table-cell office:value-type="float" office:value="67" table:formula="of:=[.H7]+[.H6]+[.H8]+[.H9]" table:style-name="ce2">
            <text:p>67</text:p>
          </table:table-cell>
          <table:table-cell office:value-type="float" office:value="81" table:formula="of:=[.G11]+[.H11]" table:style-name="ce2">
            <text:p>81</text:p>
          </table:table-cell>
          <table:table-cell office:value-type="percentage" office:value="1" table:formula="of:=[.I11]/[.$I$11]" table:style-name="ce5">
            <text:p>100,00%</text:p>
          </table:table-cell>
          <table:table-cell office:value-type="float" office:value="1303" table:formula="of:=[.C11]+[.E11]+[.G11]+[.H11]" table:style-name="ce2">
            <text:p>1303</text:p>
          </table:table-cell>
          <table:table-cell table:style-name="ce39"/>
          <table:table-cell table:number-columns-repeated="3" table:style-name="ce2"/>
          <table:table-cell table:style-name="ce1"/>
          <table:table-cell table:number-columns-repeated="19" table:style-name="ce2"/>
          <table:table-cell table:style-name="ce5"/>
          <table:table-cell table:style-name="ce2"/>
          <table:table-cell table:style-name="ce5"/>
          <table:table-cell table:number-columns-repeated="3" table:style-name="ce2"/>
          <table:table-cell table:style-name="ce5"/>
          <table:table-cell table:style-name="ce7"/>
          <table:table-cell table:style-name="ce38"/>
          <table:table-cell table:number-columns-repeated="20" table:style-name="ce7"/>
          <table:table-cell table:number-columns-repeated="16320"/>
        </table:table-row>
        <table:table-row table:style-name="ro1">
          <table:table-cell table:number-columns-repeated="3" table:style-name="ce2"/>
          <table:table-cell office:value-type="percentage" office:value="1" table:formula="of:=[.D6]+[.D7]+[.D8]+[.D9]" table:style-name="ce39">
            <text:p>100,00%</text:p>
          </table:table-cell>
          <table:table-cell table:style-name="ce2"/>
          <table:table-cell office:value-type="percentage" office:value="1" table:formula="of:=[.F6]+[.F7]+[.F8]+[.F9]" table:style-name="ce39">
            <text:p>100,00%</text:p>
          </table:table-cell>
          <table:table-cell table:number-columns-repeated="3" table:style-name="ce2"/>
          <table:table-cell office:value-type="percentage" office:value="0.99999999999999989" table:formula="of:=[.J6]+[.J7]+[.J8]+[.J9]" table:style-name="ce39">
            <text:p>100,00%</text:p>
          </table:table-cell>
          <table:table-cell table:number-columns-repeated="25" table:style-name="ce2"/>
          <table:table-cell table:style-name="ce39"/>
          <table:table-cell table:style-name="ce2"/>
          <table:table-cell table:style-name="ce39"/>
          <table:table-cell table:number-columns-repeated="3" table:style-name="ce2"/>
          <table:table-cell table:style-name="ce39"/>
          <table:table-cell table:number-columns-repeated="22" table:style-name="ce7"/>
          <table:table-cell table:number-columns-repeated="16320"/>
        </table:table-row>
        <table:table-row table:number-rows-repeated="3" table:style-name="ro1">
          <table:table-cell table:number-columns-repeated="3" table:style-name="ce2"/>
          <table:table-cell table:style-name="ce39"/>
          <table:table-cell table:style-name="ce2"/>
          <table:table-cell table:style-name="ce39"/>
          <table:table-cell table:number-columns-repeated="3" table:style-name="ce2"/>
          <table:table-cell table:style-name="ce39"/>
          <table:table-cell table:number-columns-repeated="32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30">
            <text:p>Ich würde eine AG zu Informatik und Technik wählen</text:p>
          </table:table-cell>
          <table:table-cell table:number-columns-repeated="10" table:style-name="ce2"/>
          <table:table-cell table:style-name="ce2">
            <draw:frame draw:z-index="4" draw:id="id44" draw:style-name="a44" draw:name="Diagramm 5" svg:x="0.10985in" svg:y="0.00379in" svg:width="6.17803in" svg:height="2.82197in" style:rel-width="scale" style:rel-height="scale">
              <draw:object xlink:href="Object 45/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style-name="ce2">
            <draw:frame draw:z-index="5" draw:id="id45" draw:style-name="a45" draw:name="Diagramm 6" svg:x="0.20833in" svg:y="0.02652in" svg:width="6.28409in" svg:height="2.82197in" style:rel-width="scale" style:rel-height="scale">
              <draw:object xlink:href="Object 46/" xlink:type="simple" xlink:show="embed" xlink:actuate="onLoad"/>
              <svg:title/>
              <svg:desc/>
            </draw:frame>
          </table:table-cell>
          <table:table-cell table:number-columns-repeated="6" table:style-name="ce2"/>
          <table:table-cell table:style-name="ce2">
            <draw:frame draw:z-index="17" draw:id="id57" draw:style-name="a57" draw:name="Diagramm 18" svg:x="0.64583in" svg:y="0.05208in" svg:width="6.54924in" svg:height="2.83712in" style:rel-width="scale" style:rel-height="scale">
              <draw:object xlink:href="Object 58/" xlink:type="simple" xlink:show="embed" xlink:actuate="onLoad"/>
              <svg:title/>
              <svg:desc/>
            </draw:frame>
          </table:table-cell>
          <table:table-cell table:number-columns-repeated="7" table:style-name="ce2"/>
          <table:table-cell table:style-name="ce2">
            <draw:frame draw:z-index="6" draw:id="id46" draw:style-name="a46" draw:name="Diagramm 6" svg:x="0.66762in" svg:y="0.04072in" svg:width="6.54924in" svg:height="2.83712in" style:rel-width="scale" style:rel-height="scale">
              <draw:object xlink:href="Object 47/" xlink:type="simple" xlink:show="embed" xlink:actuate="onLoad"/>
              <svg:title/>
              <svg:desc/>
            </draw:frame>
          </table:table-cell>
          <table:table-cell table:number-columns-repeated="9" table:style-name="ce2"/>
          <table:table-cell table:number-columns-repeated="22" table:style-name="ce7"/>
          <table:table-cell table:number-columns-repeated="16320"/>
        </table:table-row>
        <table:table-row table:style-name="ro7">
          <table:table-cell table:number-columns-repeated="2" table:style-name="ce32"/>
          <table:table-cell office:value-type="string" table:number-columns-spanned="2" table:number-rows-spanned="1" table:style-name="ce40">
            <text:p><text:s/>ja sehr gern oder eher ja</text:p>
          </table:table-cell>
          <table:covered-table-cell/>
          <table:table-cell office:value-type="string" table:number-columns-spanned="2" table:number-rows-spanned="1" table:style-name="ce40">
            <text:p>eher nicht oder gar nicht</text:p>
          </table:table-cell>
          <table:covered-table-cell/>
          <table:table-cell office:value-type="string" table:style-name="ce33">
            <text:p>keine Angabe</text:p>
          </table:table-cell>
          <table:table-cell office:value-type="string" table:style-name="ce33">
            <text:p>Weiß nicht</text:p>
          </table:table-cell>
          <table:table-cell office:value-type="string" table:number-columns-spanned="2" table:number-rows-spanned="1" table:style-name="ce40">
            <text:p>ich weiß nicht und keine Angabe</text:p>
          </table:table-cell>
          <table:covered-table-cell/>
          <table:table-cell table:number-columns-repeated="32" table:style-name="ce32"/>
          <table:table-cell table:number-columns-repeated="22" table:style-name="ce34"/>
          <table:table-cell table:number-columns-repeated="16320" table:style-name="ce37"/>
        </table:table-row>
        <table:table-row table:style-name="ro1">
          <table:table-cell table:style-name="ce2"/>
          <table:table-cell office:value-type="string" table:style-name="ce2">
            <text:p>Fragen gesamt</text:p>
          </table:table-cell>
          <table:table-cell office:value-type="float" office:value="746" table:formula="of:=764-[.G18]" table:style-name="ce2">
            <text:p>746</text:p>
          </table:table-cell>
          <table:table-cell office:value-type="percentage" office:value="0.91533742331288348" table:formula="of:=[.C18]/[.$C$24]" table:style-name="ce5">
            <text:p>91,53%</text:p>
          </table:table-cell>
          <table:table-cell office:value-type="float" office:value="294" table:formula="of:=441-[.H18]" table:style-name="ce2">
            <text:p>294</text:p>
          </table:table-cell>
          <table:table-cell office:value-type="percentage" office:value="0.93333333333333335" table:formula="of:=[.E18]/[.$E$24]" table:style-name="ce5">
            <text:p>93,33%</text:p>
          </table:table-cell>
          <table:table-cell office:value-type="float" office:value="18" table:style-name="ce2">
            <text:p>18</text:p>
          </table:table-cell>
          <table:table-cell office:value-type="float" office:value="147" table:style-name="ce2">
            <text:p>147</text:p>
          </table:table-cell>
          <table:table-cell office:value-type="float" office:value="165" table:formula="of:=[.G18]+[.H18]" table:style-name="ce2">
            <text:p>165</text:p>
          </table:table-cell>
          <table:table-cell office:value-type="percentage" office:value="0.95375722543352603" table:formula="of:=[.I18]/[.$I$24]" table:style-name="ce5">
            <text:p>95,38%</text:p>
          </table:table-cell>
          <table:table-cell office:value-type="float" office:value="1205" table:formula="of:=[.C18]+[.E18]+[.G18]+[.H18]" table:style-name="ce2">
            <text:p>1205</text:p>
          </table:table-cell>
          <table:table-cell table:number-columns-repeated="4" table:style-name="ce2"/>
          <table:table-cell table:style-name="ce1"/>
          <table:table-cell table:number-columns-repeated="26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274" table:formula="of:=279-[.G19]" table:style-name="ce2">
            <text:p>274</text:p>
          </table:table-cell>
          <table:table-cell office:value-type="percentage" office:value="0.33619631901840491" table:formula="of:=[.C19]/[.$C$24]" table:style-name="ce5">
            <text:p>33,62%</text:p>
          </table:table-cell>
          <table:table-cell office:value-type="float" office:value="110" table:formula="of:=160-[.H19]" table:style-name="ce2">
            <text:p>110</text:p>
          </table:table-cell>
          <table:table-cell office:value-type="percentage" office:value="0.34920634920634919" table:formula="of:=[.E19]/[.$E$24]" table:style-name="ce5">
            <text:p>34,92%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55" table:formula="of:=[.G19]+[.H19]" table:style-name="ce2">
            <text:p>55</text:p>
          </table:table-cell>
          <table:table-cell office:value-type="percentage" office:value="0.31791907514450868" table:formula="of:=[.I19]/[.$I$24]" table:style-name="ce5">
            <text:p>31,79%</text:p>
          </table:table-cell>
          <table:table-cell table:number-columns-repeated="32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285" table:formula="of:=288-[.G20]" table:style-name="ce2">
            <text:p>285</text:p>
          </table:table-cell>
          <table:table-cell office:value-type="percentage" office:value="0.34969325153374231" table:formula="of:=[.C20]/[.$C$24]" table:style-name="ce5">
            <text:p>34,97%</text:p>
          </table:table-cell>
          <table:table-cell office:value-type="float" office:value="125" table:formula="of:=183-[.H20]" table:style-name="ce2">
            <text:p>125</text:p>
          </table:table-cell>
          <table:table-cell office:value-type="percentage" office:value="0.3968253968253968" table:formula="of:=[.E20]/[.$E$24]" table:style-name="ce5">
            <text:p>39,68%</text:p>
          </table:table-cell>
          <table:table-cell office:value-type="float" office:value="3" table:style-name="ce2">
            <text:p>3</text:p>
          </table:table-cell>
          <table:table-cell office:value-type="float" office:value="58" table:style-name="ce2">
            <text:p>58</text:p>
          </table:table-cell>
          <table:table-cell office:value-type="float" office:value="61" table:formula="of:=[.G20]+[.H20]" table:style-name="ce2">
            <text:p>61</text:p>
          </table:table-cell>
          <table:table-cell office:value-type="percentage" office:value="0.35260115606936415" table:formula="of:=[.I20]/[.$I$24]" table:style-name="ce5">
            <text:p>35,26%</text:p>
          </table:table-cell>
          <table:table-cell table:number-columns-repeated="32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71" table:formula="of:=72-[.G21]" table:style-name="ce2">
            <text:p>71</text:p>
          </table:table-cell>
          <table:table-cell office:value-type="percentage" office:value="8.7116564417177911E-2" table:formula="of:=[.C21]/[.$C$24]" table:style-name="ce5">
            <text:p>8,71%</text:p>
          </table:table-cell>
          <table:table-cell office:value-type="float" office:value="23" table:formula="of:=30-[.H21]" table:style-name="ce2">
            <text:p>23</text:p>
          </table:table-cell>
          <table:table-cell office:value-type="percentage" office:value="7.301587301587302E-2" table:formula="of:=[.E21]/[.$E$24]" table:style-name="ce5">
            <text:p>7,30%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8" table:formula="of:=[.G21]+[.H21]" table:style-name="ce2">
            <text:p>8</text:p>
          </table:table-cell>
          <table:table-cell office:value-type="percentage" office:value="4.6242774566473986E-2" table:formula="of:=[.I21]/[.$I$24]" table:style-name="ce5">
            <text:p>4,62%</text:p>
          </table:table-cell>
          <table:table-cell table:number-columns-repeated="32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nicht einordbar</text:p>
          </table:table-cell>
          <table:table-cell office:value-type="float" office:value="185" table:formula="of:=194-[.G22]" table:style-name="ce2">
            <text:p>185</text:p>
          </table:table-cell>
          <table:table-cell office:value-type="percentage" office:value="0.22699386503067484" table:formula="of:=[.C22]/[.$C$24]" table:style-name="ce5">
            <text:p>22,70%</text:p>
          </table:table-cell>
          <table:table-cell office:value-type="float" office:value="57" table:formula="of:=97-[.H22]" table:style-name="ce2">
            <text:p>57</text:p>
          </table:table-cell>
          <table:table-cell office:value-type="percentage" office:value="0.18095238095238095" table:formula="of:=[.E22]/[.$E$24]" table:style-name="ce5">
            <text:p>18,10%</text:p>
          </table:table-cell>
          <table:table-cell office:value-type="float" office:value="9" table:style-name="ce2">
            <text:p>9</text:p>
          </table:table-cell>
          <table:table-cell office:value-type="float" office:value="40" table:style-name="ce2">
            <text:p>40</text:p>
          </table:table-cell>
          <table:table-cell office:value-type="float" office:value="49" table:formula="of:=[.G22]+[.H22]" table:style-name="ce2">
            <text:p>49</text:p>
          </table:table-cell>
          <table:table-cell office:value-type="percentage" office:value="0.2832369942196532" table:formula="of:=[.I22]/[.$I$24]" table:style-name="ce5">
            <text:p>28,32%</text:p>
          </table:table-cell>
          <table:table-cell table:number-columns-repeated="32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8" table:style-name="ce4">
            <text:p>8</text:p>
          </table:table-cell>
          <table:table-cell office:value-type="percentage" office:value="9.8159509202453993E-3" table:formula="of:=[.C23]/[.$C$24]" table:style-name="ce6">
            <text:p>0,98%</text:p>
          </table:table-cell>
          <table:table-cell office:value-type="float" office:value="6" table:style-name="ce4">
            <text:p>6</text:p>
          </table:table-cell>
          <table:table-cell office:value-type="percentage" office:value="1.9047619047619049E-2" table:formula="of:=[.E23]/[.$E$24]" table:style-name="ce6">
            <text:p>1,90%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[.G23]+[.H23]" table:style-name="ce4">
            <text:p>0</text:p>
          </table:table-cell>
          <table:table-cell office:value-type="percentage" office:value="0" table:formula="of:=[.I23]/[.$I$24]" table:style-name="ce6">
            <text:p>0,00%</text:p>
          </table:table-cell>
          <table:table-cell table:number-columns-repeated="32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number-columns-repeated="2" table:style-name="ce2"/>
          <table:table-cell office:value-type="float" office:value="815" table:formula="of:=[.C20]+[.C19]+[.C21]+[.C22]" table:style-name="ce2">
            <text:p>815</text:p>
          </table:table-cell>
          <table:table-cell office:value-type="percentage" office:value="1" table:formula="of:=[.C24]/[.$C$24]" table:style-name="ce5">
            <text:p>100,00%</text:p>
          </table:table-cell>
          <table:table-cell office:value-type="float" office:value="315" table:formula="of:=[.E20]+[.E19]+[.E21]+[.E22]" table:style-name="ce2">
            <text:p>315</text:p>
          </table:table-cell>
          <table:table-cell office:value-type="percentage" office:value="1" table:formula="of:=[.E24]/[.$E$24]" table:style-name="ce5">
            <text:p>100,00%</text:p>
          </table:table-cell>
          <table:table-cell office:value-type="float" office:value="18" table:formula="of:=[.G20]+[.G19]+[.G21]+[.G22]" table:style-name="ce2">
            <text:p>18</text:p>
          </table:table-cell>
          <table:table-cell office:value-type="float" office:value="155" table:formula="of:=[.H20]+[.H19]+[.H21]+[.H22]" table:style-name="ce2">
            <text:p>155</text:p>
          </table:table-cell>
          <table:table-cell office:value-type="float" office:value="173" table:formula="of:=[.G24]+[.H24]" table:style-name="ce2">
            <text:p>173</text:p>
          </table:table-cell>
          <table:table-cell office:value-type="percentage" office:value="1" table:formula="of:=[.I24]/[.$I$24]" table:style-name="ce5">
            <text:p>100,00%</text:p>
          </table:table-cell>
          <table:table-cell office:value-type="float" office:value="1303" table:formula="of:=[.C24]+[.E24]+[.G24]+[.H24]" table:style-name="ce2">
            <text:p>1303</text:p>
          </table:table-cell>
          <table:table-cell table:style-name="ce39"/>
          <table:table-cell table:style-name="ce1"/>
          <table:table-cell table:number-columns-repeated="29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number-columns-repeated="3" table:style-name="ce2"/>
          <table:table-cell office:value-type="percentage" office:value="1" table:formula="of:=[.D19]+[.D20]+[.D21]+[.D22]" table:style-name="ce39">
            <text:p>100,00%</text:p>
          </table:table-cell>
          <table:table-cell table:style-name="ce2"/>
          <table:table-cell office:value-type="percentage" office:value="1" table:formula="of:=[.F19]+[.F20]+[.F21]+[.F22]" table:style-name="ce39">
            <text:p>100,00%</text:p>
          </table:table-cell>
          <table:table-cell table:number-columns-repeated="3" table:style-name="ce2"/>
          <table:table-cell office:value-type="percentage" office:value="1" table:formula="of:=[.J19]+[.J20]+[.J21]+[.J22]" table:style-name="ce39">
            <text:p>100,00%</text:p>
          </table:table-cell>
          <table:table-cell table:number-columns-repeated="32" table:style-name="ce2"/>
          <table:table-cell table:number-columns-repeated="22" table:style-name="ce7"/>
          <table:table-cell table:number-columns-repeated="16320"/>
        </table:table-row>
        <table:table-row table:number-rows-repeated="2" table:style-name="ro1">
          <table:table-cell table:number-columns-repeated="42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number-columns-repeated="12" table:style-name="ce2"/>
          <table:table-cell table:style-name="ce2">
            <draw:frame draw:z-index="7" draw:id="id47" draw:style-name="a47" draw:name="Diagramm 7" svg:x="0.1553in" svg:y="0.16288in" svg:width="6.20833in" svg:height="2.82197in" style:rel-width="scale" style:rel-height="scale">
              <draw:object xlink:href="Object 48/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style-name="ce2">
            <draw:frame draw:z-index="8" draw:id="id48" draw:style-name="a48" draw:name="Diagramm 8" svg:x="0.21591in" svg:y="0.19697in" svg:width="6.29924in" svg:height="2.78409in" style:rel-width="scale" style:rel-height="scale">
              <draw:object xlink:href="Object 49/" xlink:type="simple" xlink:show="embed" xlink:actuate="onLoad"/>
              <svg:title/>
              <svg:desc/>
            </draw:frame>
          </table:table-cell>
          <table:table-cell table:number-columns-repeated="24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30">
            <text:p>Ich mag Geschichten, die etwas mit Computern und Technik zu tun haben</text:p>
          </table:table-cell>
          <table:table-cell table:number-columns-repeated="22" table:style-name="ce2"/>
          <table:table-cell table:style-name="ce2">
            <draw:frame draw:z-index="18" draw:id="id58" draw:style-name="a58" draw:name="Diagramm 19" svg:x="0.66667in" svg:y="0.01042in" svg:width="6.52651in" svg:height="2.81439in" style:rel-width="scale" style:rel-height="scale">
              <draw:object xlink:href="Object 59/" xlink:type="simple" xlink:show="embed" xlink:actuate="onLoad"/>
              <svg:title/>
              <svg:desc/>
            </draw:frame>
          </table:table-cell>
          <table:table-cell table:number-columns-repeated="7" table:style-name="ce2"/>
          <table:table-cell table:style-name="ce2">
            <draw:frame draw:z-index="9" draw:id="id49" draw:style-name="a49" draw:name="Diagramm 9" svg:x="0.6591in" svg:y="0.01421in" svg:width="6.52651in" svg:height="2.81439in" style:rel-width="scale" style:rel-height="scale">
              <draw:object xlink:href="Object 50/" xlink:type="simple" xlink:show="embed" xlink:actuate="onLoad"/>
              <svg:title/>
              <svg:desc/>
            </draw:frame>
          </table:table-cell>
          <table:table-cell table:number-columns-repeated="9" table:style-name="ce2"/>
          <table:table-cell table:number-columns-repeated="22" table:style-name="ce7"/>
          <table:table-cell table:number-columns-repeated="16320"/>
        </table:table-row>
        <table:table-row table:style-name="ro7">
          <table:table-cell table:number-columns-repeated="2" table:style-name="ce32"/>
          <table:table-cell office:value-type="string" table:number-columns-spanned="2" table:number-rows-spanned="1" table:style-name="ce40">
            <text:p><text:s/>ja sehr gern oder eher ja</text:p>
          </table:table-cell>
          <table:covered-table-cell/>
          <table:table-cell office:value-type="string" table:number-columns-spanned="2" table:number-rows-spanned="1" table:style-name="ce40">
            <text:p>eher nicht oder gar nicht</text:p>
          </table:table-cell>
          <table:covered-table-cell/>
          <table:table-cell office:value-type="string" table:style-name="ce33">
            <text:p>keine Angabe</text:p>
          </table:table-cell>
          <table:table-cell office:value-type="string" table:style-name="ce33">
            <text:p>Weiß nicht</text:p>
          </table:table-cell>
          <table:table-cell office:value-type="string" table:number-columns-spanned="2" table:number-rows-spanned="1" table:style-name="ce40">
            <text:p>ich weiß nicht und keine Angabe</text:p>
          </table:table-cell>
          <table:covered-table-cell/>
          <table:table-cell table:number-columns-repeated="32" table:style-name="ce32"/>
          <table:table-cell table:number-columns-repeated="22" table:style-name="ce34"/>
          <table:table-cell table:number-columns-repeated="16320" table:style-name="ce37"/>
        </table:table-row>
        <table:table-row table:style-name="ro1">
          <table:table-cell table:style-name="ce2"/>
          <table:table-cell office:value-type="string" table:style-name="ce2">
            <text:p>Fragen gesamt</text:p>
          </table:table-cell>
          <table:table-cell office:value-type="float" office:value="802" table:formula="of:=835-[.G31]" table:style-name="ce2">
            <text:p>802</text:p>
          </table:table-cell>
          <table:table-cell office:value-type="percentage" office:value="0.92502883506343714" table:formula="of:=[.C31]/[.$C$37]" table:style-name="ce5">
            <text:p>92,50%</text:p>
          </table:table-cell>
          <table:table-cell office:value-type="float" office:value="315" table:formula="of:=370-[.H31]" table:style-name="ce2">
            <text:p>315</text:p>
          </table:table-cell>
          <table:table-cell office:value-type="percentage" office:value="0.90778097982708938" table:formula="of:=[.E31]/[.$E$37]" table:style-name="ce5">
            <text:p>90,78%</text:p>
          </table:table-cell>
          <table:table-cell office:value-type="float" office:value="33" table:style-name="ce2">
            <text:p>33</text:p>
          </table:table-cell>
          <table:table-cell office:value-type="float" office:value="55" table:style-name="ce2">
            <text:p>55</text:p>
          </table:table-cell>
          <table:table-cell office:value-type="float" office:value="88" table:formula="of:=[.G31]+[.H31]" table:style-name="ce2">
            <text:p>88</text:p>
          </table:table-cell>
          <table:table-cell office:value-type="percentage" office:value="0.9887640449438202" table:formula="of:=[.I31]/[.$I$37]" table:style-name="ce5">
            <text:p>98,88%</text:p>
          </table:table-cell>
          <table:table-cell office:value-type="float" office:value="1205" table:formula="of:=[.C31]+[.E31]+[.G31]+[.H31]" table:style-name="ce2">
            <text:p>1205</text:p>
          </table:table-cell>
          <table:table-cell table:number-columns-repeated="31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294" table:formula="of:=307-[.G32]" table:style-name="ce2">
            <text:p>294</text:p>
          </table:table-cell>
          <table:table-cell office:value-type="percentage" office:value="0.33910034602076122" table:formula="of:=[.C32]/[.$C$37]" table:style-name="ce5">
            <text:p>33,91%</text:p>
          </table:table-cell>
          <table:table-cell office:value-type="float" office:value="116" table:formula="of:=132-[.H32]" table:style-name="ce2">
            <text:p>116</text:p>
          </table:table-cell>
          <table:table-cell office:value-type="percentage" office:value="0.33429394812680113" table:formula="of:=[.E32]/[.$E$37]" table:style-name="ce5">
            <text:p>33,43%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29" table:formula="of:=[.G32]+[.H32]" table:style-name="ce2">
            <text:p>29</text:p>
          </table:table-cell>
          <table:table-cell office:value-type="percentage" office:value="0.3258426966292135" table:formula="of:=[.I32]/[.$I$37]" table:style-name="ce5">
            <text:p>32,58%</text:p>
          </table:table-cell>
          <table:table-cell table:number-columns-repeated="32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320" table:formula="of:=324-[.G33]" table:style-name="ce2">
            <text:p>320</text:p>
          </table:table-cell>
          <table:table-cell office:value-type="percentage" office:value="0.3690888119953864" table:formula="of:=[.C33]/[.$C$37]" table:style-name="ce5">
            <text:p>36,91%</text:p>
          </table:table-cell>
          <table:table-cell office:value-type="float" office:value="128" table:formula="of:=147-[.H33]" table:style-name="ce2">
            <text:p>128</text:p>
          </table:table-cell>
          <table:table-cell office:value-type="percentage" office:value="0.36887608069164263" table:formula="of:=[.E33]/[.$E$37]" table:style-name="ce5">
            <text:p>36,89%</text:p>
          </table:table-cell>
          <table:table-cell office:value-type="float" office:value="4" table:style-name="ce2">
            <text:p>4</text:p>
          </table:table-cell>
          <table:table-cell office:value-type="float" office:value="19" table:style-name="ce2">
            <text:p>19</text:p>
          </table:table-cell>
          <table:table-cell office:value-type="float" office:value="23" table:formula="of:=[.G33]+[.H33]" table:style-name="ce2">
            <text:p>23</text:p>
          </table:table-cell>
          <table:table-cell office:value-type="percentage" office:value="0.25842696629213485" table:formula="of:=[.I33]/[.$I$37]" table:style-name="ce5">
            <text:p>25,84%</text:p>
          </table:table-cell>
          <table:table-cell table:number-columns-repeated="32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68" table:style-name="ce2">
            <text:p>68</text:p>
          </table:table-cell>
          <table:table-cell office:value-type="percentage" office:value="7.8431372549019607E-2" table:formula="of:=[.C34]/[.$C$37]" table:style-name="ce5">
            <text:p>7,84%</text:p>
          </table:table-cell>
          <table:table-cell office:value-type="float" office:value="31" table:formula="of:=34-[.H34]" table:style-name="ce2">
            <text:p>31</text:p>
          </table:table-cell>
          <table:table-cell office:value-type="percentage" office:value="8.9337175792507204E-2" table:formula="of:=[.E34]/[.$E$37]" table:style-name="ce5">
            <text:p>8,93%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3" table:formula="of:=[.G34]+[.H34]" table:style-name="ce2">
            <text:p>3</text:p>
          </table:table-cell>
          <table:table-cell office:value-type="percentage" office:value="3.3707865168539325E-2" table:formula="of:=[.I34]/[.$I$37]" table:style-name="ce5">
            <text:p>3,37%</text:p>
          </table:table-cell>
          <table:table-cell table:number-columns-repeated="32" table:style-name="ce2"/>
          <table:table-cell table:number-columns-repeated="22" table:style-name="ce7"/>
          <table:table-cell table:number-columns-repeated="16320"/>
        </table:table-row>
        <table:table-row table:style-name="ro1">
          <table:table-cell table:style-name="ce2"/>
          <table:table-cell office:value-type="string" table:style-name="ce2">
            <text:p>nicht einordbar</text:p>
          </table:table-cell>
          <table:table-cell office:value-type="float" office:value="185" table:formula="of:=201-[.G35]" table:style-name="ce2">
            <text:p>185</text:p>
          </table:table-cell>
          <table:table-cell office:value-type="percentage" office:value="0.21337946943483277" table:formula="of:=[.C35]/[.$C$37]" table:style-name="ce5">
            <text:p>21,34%</text:p>
          </table:table-cell>
          <table:table-cell office:value-type="float" office:value="72" table:formula="of:=90-[.H35]" table:style-name="ce2">
            <text:p>72</text:p>
          </table:table-cell>
          <table:table-cell office:value-type="percentage" office:value="0.207492795389049" table:formula="of:=[.E35]/[.$E$37]" table:style-name="ce5">
            <text:p>20,75%</text:p>
          </table:table-cell>
          <table:table-cell office:value-type="float" office:value="16" table:style-name="ce2">
            <text:p>16</text:p>
          </table:table-cell>
          <table:table-cell office:value-type="float" office:value="18" table:style-name="ce2">
            <text:p>18</text:p>
          </table:table-cell>
          <table:table-cell office:value-type="float" office:value="34" table:formula="of:=[.G35]+[.H35]" table:style-name="ce2">
            <text:p>34</text:p>
          </table:table-cell>
          <table:table-cell office:value-type="percentage" office:value="0.38202247191011235" table:formula="of:=[.I35]/[.$I$37]" table:style-name="ce5">
            <text:p>38,20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 table:style-name="ce1"/>
        </table:table-row>
        <table:table-row table:style-name="ro1"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10" table:style-name="ce4">
            <text:p>10</text:p>
          </table:table-cell>
          <table:table-cell office:value-type="percentage" office:value="1.1534025374855825E-2" table:formula="of:=[.C36]/[.$C$37]" table:style-name="ce6">
            <text:p>1,15%</text:p>
          </table:table-cell>
          <table:table-cell office:value-type="float" office:value="3" table:formula="of:=4-[.H36]" table:style-name="ce4">
            <text:p>3</text:p>
          </table:table-cell>
          <table:table-cell office:value-type="percentage" office:value="8.6455331412103754E-3" table:formula="of:=[.E36]/[.$E$37]" table:style-name="ce6">
            <text:p>0,86%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formula="of:=[.G36]+[.H36]" table:style-name="ce4">
            <text:p>1</text:p>
          </table:table-cell>
          <table:table-cell office:value-type="percentage" office:value="1.1235955056179775E-2" table:formula="of:=[.I36]/[.$I$37]" table:style-name="ce6">
            <text:p>1,12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 table:style-name="ce1"/>
        </table:table-row>
        <table:table-row table:style-name="ro1">
          <table:table-cell table:number-columns-repeated="2" table:style-name="ce2"/>
          <table:table-cell office:value-type="float" office:value="867" table:formula="of:=[.C33]+[.C32]+[.C34]+[.C35]" table:style-name="ce2">
            <text:p>867</text:p>
          </table:table-cell>
          <table:table-cell office:value-type="percentage" office:value="1" table:formula="of:=[.C37]/[.$C$37]" table:style-name="ce5">
            <text:p>100,00%</text:p>
          </table:table-cell>
          <table:table-cell office:value-type="float" office:value="347" table:formula="of:=[.E33]+[.E32]+[.E34]+[.E35]" table:style-name="ce2">
            <text:p>347</text:p>
          </table:table-cell>
          <table:table-cell office:value-type="percentage" office:value="1" table:formula="of:=[.E37]/[.$E$37]" table:style-name="ce5">
            <text:p>100,00%</text:p>
          </table:table-cell>
          <table:table-cell office:value-type="float" office:value="33" table:formula="of:=[.G33]+[.G32]+[.G34]+[.G35]" table:style-name="ce2">
            <text:p>33</text:p>
          </table:table-cell>
          <table:table-cell office:value-type="float" office:value="56" table:formula="of:=[.H33]+[.H32]+[.H34]+[.H35]" table:style-name="ce2">
            <text:p>56</text:p>
          </table:table-cell>
          <table:table-cell office:value-type="float" office:value="89" table:formula="of:=[.G37]+[.H37]" table:style-name="ce2">
            <text:p>89</text:p>
          </table:table-cell>
          <table:table-cell office:value-type="percentage" office:value="1" table:formula="of:=[.I37]/[.$I$37]" table:style-name="ce5">
            <text:p>100,00%</text:p>
          </table:table-cell>
          <table:table-cell office:value-type="float" office:value="1303" table:formula="of:=[.C37]+[.E37]+[.G37]+[.H37]" table:style-name="ce2">
            <text:p>1303</text:p>
          </table:table-cell>
          <table:table-cell table:style-name="ce39"/>
          <table:table-cell table:number-columns-repeated="30" table:style-name="ce2"/>
          <table:table-cell table:number-columns-repeated="6" table:style-name="ce7"/>
          <table:table-cell table:number-columns-repeated="16336" table:style-name="ce1"/>
        </table:table-row>
        <table:table-row table:style-name="ro1">
          <table:table-cell table:number-columns-repeated="3" table:style-name="ce2"/>
          <table:table-cell office:value-type="percentage" office:value="1" table:formula="of:=[.D32]+[.D33]+[.D34]+[.D35]" table:style-name="ce39">
            <text:p>100,00%</text:p>
          </table:table-cell>
          <table:table-cell table:style-name="ce2"/>
          <table:table-cell office:value-type="percentage" office:value="0.99999999999999989" table:formula="of:=[.F32]+[.F33]+[.F34]+[.F35]" table:style-name="ce39">
            <text:p>100,00%</text:p>
          </table:table-cell>
          <table:table-cell table:number-columns-repeated="3" table:style-name="ce2"/>
          <table:table-cell office:value-type="percentage" office:value="1" table:formula="of:=[.J32]+[.J33]+[.J34]+[.J35]" table:style-name="ce39">
            <text:p>100,00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 table:style-name="ce1"/>
        </table:table-row>
        <table:table-row table:style-name="ro1">
          <table:table-cell table:number-columns-repeated="42" table:style-name="ce2"/>
          <table:table-cell table:number-columns-repeated="6" table:style-name="ce7"/>
          <table:table-cell table:number-columns-repeated="16336" table:style-name="ce1"/>
        </table:table-row>
        <table:table-row table:style-name="ro1">
          <table:table-cell table:number-columns-repeated="5" table:style-name="ce2"/>
          <table:table-cell table:style-name="ce1"/>
          <table:table-cell table:number-columns-repeated="36" table:style-name="ce2"/>
          <table:table-cell table:number-columns-repeated="6" table:style-name="ce7"/>
          <table:table-cell table:number-columns-repeated="16336" table:style-name="ce1"/>
        </table:table-row>
        <table:table-row table:style-name="ro1">
          <table:table-cell table:number-columns-repeated="12" table:style-name="ce2"/>
          <table:table-cell table:style-name="ce2">
            <draw:frame draw:z-index="11" draw:id="id51" draw:style-name="a51" draw:name="Diagramm 11" svg:x="0.1553in" svg:y="0.1553in" svg:width="6.25379in" svg:height="2.76136in" style:rel-width="scale" style:rel-height="scale">
              <draw:object xlink:href="Object 52/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style-name="ce2">
            <draw:frame draw:z-index="12" draw:id="id52" draw:style-name="a52" draw:name="Diagramm 12" svg:x="0.24242in" svg:y="0.1553in" svg:width="6.31061in" svg:height="2.76894in" style:rel-width="scale" style:rel-height="scale">
              <draw:object xlink:href="Object 53/" xlink:type="simple" xlink:show="embed" xlink:actuate="onLoad"/>
              <svg:title/>
              <svg:desc/>
            </draw:frame>
          </table:table-cell>
          <table:table-cell table:number-columns-repeated="6" table:style-name="ce2"/>
          <table:table-cell table:style-name="ce2">
            <draw:frame draw:z-index="19" draw:id="id59" draw:style-name="a59" draw:name="Diagramm 10" svg:x="0.65152in" svg:y="0.18182in" svg:width="6.53409in" svg:height="2.76136in" style:rel-width="scale" style:rel-height="scale">
              <draw:object xlink:href="Object 60/" xlink:type="simple" xlink:show="embed" xlink:actuate="onLoad"/>
              <svg:title/>
              <svg:desc/>
            </draw:frame>
          </table:table-cell>
          <table:table-cell table:number-columns-repeated="7" table:style-name="ce2"/>
          <table:table-cell table:style-name="ce2">
            <draw:frame draw:z-index="10" draw:id="id50" draw:style-name="a50" draw:name="Diagramm 10" svg:x="0.64773in" svg:y="0.17803in" svg:width="6.53409in" svg:height="2.76136in" style:rel-width="scale" style:rel-height="scale">
              <draw:object xlink:href="Object 51/" xlink:type="simple" xlink:show="embed" xlink:actuate="onLoad"/>
              <svg:title/>
              <svg:desc/>
            </draw:frame>
          </table:table-cell>
          <table:table-cell table:number-columns-repeated="9" table:style-name="ce2"/>
          <table:table-cell table:number-columns-repeated="6" table:style-name="ce7"/>
          <table:table-cell table:number-columns-repeated="16336" table:style-name="ce1"/>
        </table:table-row>
        <table:table-row table:style-name="ro1">
          <table:table-cell table:style-name="ce2"/>
          <table:table-cell office:value-type="string" table:style-name="ce30">
            <text:p>Ich möchte später einen Beruf haben, der viel mit Computern zu tun hat</text:p>
          </table:table-cell>
          <table:table-cell table:number-columns-repeated="40" table:style-name="ce2"/>
          <table:table-cell table:number-columns-repeated="6" table:style-name="ce7"/>
          <table:table-cell table:number-columns-repeated="16336" table:style-name="ce1"/>
        </table:table-row>
        <table:table-row table:style-name="ro7">
          <table:table-cell table:number-columns-repeated="2" table:style-name="ce32"/>
          <table:table-cell office:value-type="string" table:number-columns-spanned="2" table:number-rows-spanned="1" table:style-name="ce40">
            <text:p><text:s/>ja sehr gern oder eher ja</text:p>
          </table:table-cell>
          <table:covered-table-cell/>
          <table:table-cell office:value-type="string" table:number-columns-spanned="2" table:number-rows-spanned="1" table:style-name="ce40">
            <text:p>eher nicht oder gar nicht</text:p>
          </table:table-cell>
          <table:covered-table-cell/>
          <table:table-cell office:value-type="string" table:style-name="ce33">
            <text:p>keine Angabe</text:p>
          </table:table-cell>
          <table:table-cell office:value-type="string" table:style-name="ce33">
            <text:p>Weiß nicht</text:p>
          </table:table-cell>
          <table:table-cell office:value-type="string" table:number-columns-spanned="2" table:number-rows-spanned="1" table:style-name="ce40">
            <text:p>ich weiß nicht und keine Angabe</text:p>
          </table:table-cell>
          <table:covered-table-cell/>
          <table:table-cell table:number-columns-repeated="32" table:style-name="ce32"/>
          <table:table-cell table:number-columns-repeated="6" table:style-name="ce34"/>
          <table:table-cell table:number-columns-repeated="16336" table:style-name="ce37"/>
        </table:table-row>
        <table:table-row table:style-name="ro1">
          <table:table-cell table:style-name="ce2"/>
          <table:table-cell office:value-type="string" table:style-name="ce2">
            <text:p>Fragen gesamt</text:p>
          </table:table-cell>
          <table:table-cell office:value-type="float" office:value="482" table:formula="of:=512-[.G44]" table:style-name="ce2">
            <text:p>482</text:p>
          </table:table-cell>
          <table:table-cell office:value-type="percentage" office:value="0.91461100569259957" table:formula="of:=[.C44]/[.$C$50]" table:style-name="ce5">
            <text:p>91,46%</text:p>
          </table:table-cell>
          <table:table-cell office:value-type="float" office:value="526" table:formula="of:=693-[.H44]" table:style-name="ce2">
            <text:p>526</text:p>
          </table:table-cell>
          <table:table-cell office:value-type="percentage" office:value="0.92768959435626097" table:formula="of:=[.E44]/[.$E$50]" table:style-name="ce5">
            <text:p>92,77%</text:p>
          </table:table-cell>
          <table:table-cell office:value-type="float" office:value="30" table:style-name="ce2">
            <text:p>30</text:p>
          </table:table-cell>
          <table:table-cell office:value-type="float" office:value="167" table:style-name="ce2">
            <text:p>167</text:p>
          </table:table-cell>
          <table:table-cell office:value-type="float" office:value="197" table:formula="of:=[.G44]+[.H44]" table:style-name="ce2">
            <text:p>197</text:p>
          </table:table-cell>
          <table:table-cell office:value-type="percentage" office:value="0.9425837320574163" table:formula="of:=[.I44]/[.$I$50]" table:style-name="ce5">
            <text:p>94,26%</text:p>
          </table:table-cell>
          <table:table-cell office:value-type="float" office:value="1205" table:formula="of:=[.C44]+[.E44]+[.G44]+[.H44]" table:style-name="ce2">
            <text:p>1205</text:p>
          </table:table-cell>
          <table:table-cell table:number-columns-repeated="4" table:style-name="ce2"/>
          <table:table-cell table:style-name="ce1"/>
          <table:table-cell table:number-columns-repeated="26" table:style-name="ce2"/>
          <table:table-cell table:number-columns-repeated="6" table:style-name="ce7"/>
          <table:table-cell table:number-columns-repeated="16336" table:style-name="ce1"/>
        </table:table-row>
        <table:table-row table:style-name="ro1"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156" table:formula="of:=165-[.G45]" table:style-name="ce2">
            <text:p>156</text:p>
          </table:table-cell>
          <table:table-cell office:value-type="percentage" office:value="0.29601518026565465" table:formula="of:=[.C45]/[.$C$50]" table:style-name="ce5">
            <text:p>29,60%</text:p>
          </table:table-cell>
          <table:table-cell office:value-type="float" office:value="208" table:formula="of:=274-[.H45]" table:style-name="ce2">
            <text:p>208</text:p>
          </table:table-cell>
          <table:table-cell office:value-type="percentage" office:value="0.36684303350970016" table:formula="of:=[.E45]/[.$E$50]" table:style-name="ce5">
            <text:p>36,68%</text:p>
          </table:table-cell>
          <table:table-cell office:value-type="float" office:value="9" table:style-name="ce2">
            <text:p>9</text:p>
          </table:table-cell>
          <table:table-cell office:value-type="float" office:value="66" table:style-name="ce2">
            <text:p>66</text:p>
          </table:table-cell>
          <table:table-cell office:value-type="float" office:value="75" table:formula="of:=[.G45]+[.H45]" table:style-name="ce2">
            <text:p>75</text:p>
          </table:table-cell>
          <table:table-cell office:value-type="percentage" office:value="0.35885167464114831" table:formula="of:=[.I45]/[.$I$50]" table:style-name="ce5">
            <text:p>35,89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 table:style-name="ce1"/>
        </table:table-row>
        <table:table-row table:style-name="ro1"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198" table:formula="of:=208-[.G46]" table:style-name="ce2">
            <text:p>198</text:p>
          </table:table-cell>
          <table:table-cell office:value-type="percentage" office:value="0.37571157495256169" table:formula="of:=[.C46]/[.$C$50]" table:style-name="ce5">
            <text:p>37,57%</text:p>
          </table:table-cell>
          <table:table-cell office:value-type="float" office:value="199" table:formula="of:=263-[.H46]" table:style-name="ce2">
            <text:p>199</text:p>
          </table:table-cell>
          <table:table-cell office:value-type="percentage" office:value="0.35097001763668428" table:formula="of:=[.E46]/[.$E$50]" table:style-name="ce5">
            <text:p>35,10%</text:p>
          </table:table-cell>
          <table:table-cell office:value-type="float" office:value="10" table:style-name="ce2">
            <text:p>10</text:p>
          </table:table-cell>
          <table:table-cell office:value-type="float" office:value="64" table:style-name="ce2">
            <text:p>64</text:p>
          </table:table-cell>
          <table:table-cell office:value-type="float" office:value="74" table:formula="of:=[.G46]+[.H46]" table:style-name="ce2">
            <text:p>74</text:p>
          </table:table-cell>
          <table:table-cell office:value-type="percentage" office:value="0.35406698564593303" table:formula="of:=[.I46]/[.$I$50]" table:style-name="ce5">
            <text:p>35,41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 table:style-name="ce1"/>
        </table:table-row>
        <table:table-row table:style-name="ro1"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49" table:formula="of:=49-[.G47]" table:style-name="ce2">
            <text:p>49</text:p>
          </table:table-cell>
          <table:table-cell office:value-type="percentage" office:value="9.2979127134724851E-2" table:formula="of:=[.C47]/[.$C$50]" table:style-name="ce5">
            <text:p>9,30%</text:p>
          </table:table-cell>
          <table:table-cell office:value-type="float" office:value="38" table:formula="of:=53-[.H47]" table:style-name="ce2">
            <text:p>38</text:p>
          </table:table-cell>
          <table:table-cell office:value-type="percentage" office:value="6.7019400352733682E-2" table:formula="of:=[.E47]/[.$E$50]" table:style-name="ce5">
            <text:p>6,70%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15" table:formula="of:=[.G47]+[.H47]" table:style-name="ce2">
            <text:p>15</text:p>
          </table:table-cell>
          <table:table-cell office:value-type="percentage" office:value="7.1770334928229665E-2" table:formula="of:=[.I47]/[.$I$50]" table:style-name="ce5">
            <text:p>7,18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 table:style-name="ce1"/>
        </table:table-row>
        <table:table-row table:style-name="ro1">
          <table:table-cell table:style-name="ce2"/>
          <table:table-cell office:value-type="string" table:style-name="ce2">
            <text:p>nicht einordbar</text:p>
          </table:table-cell>
          <table:table-cell office:value-type="float" office:value="124" table:formula="of:=135-[.G48]" table:style-name="ce2">
            <text:p>124</text:p>
          </table:table-cell>
          <table:table-cell office:value-type="percentage" office:value="0.23529411764705882" table:formula="of:=[.C48]/[.$C$50]" table:style-name="ce5">
            <text:p>23,53%</text:p>
          </table:table-cell>
          <table:table-cell office:value-type="float" office:value="122" table:formula="of:=156-[.H48]" table:style-name="ce2">
            <text:p>122</text:p>
          </table:table-cell>
          <table:table-cell office:value-type="percentage" office:value="0.21516754850088182" table:formula="of:=[.E48]/[.$E$50]" table:style-name="ce5">
            <text:p>21,52%</text:p>
          </table:table-cell>
          <table:table-cell office:value-type="float" office:value="11" table:style-name="ce2">
            <text:p>11</text:p>
          </table:table-cell>
          <table:table-cell office:value-type="float" office:value="34" table:style-name="ce2">
            <text:p>34</text:p>
          </table:table-cell>
          <table:table-cell office:value-type="float" office:value="45" table:formula="of:=[.G48]+[.H48]" table:style-name="ce2">
            <text:p>45</text:p>
          </table:table-cell>
          <table:table-cell office:value-type="percentage" office:value="0.21531100478468901" table:formula="of:=[.I48]/[.$I$50]" table:style-name="ce5">
            <text:p>21,53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 table:style-name="ce1"/>
        </table:table-row>
        <table:table-row table:style-name="ro1"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4" table:style-name="ce4">
            <text:p>4</text:p>
          </table:table-cell>
          <table:table-cell office:value-type="percentage" office:value="7.5901328273244783E-3" table:formula="of:=[.C49]/[.$C$50]" table:style-name="ce6">
            <text:p>0,76%</text:p>
          </table:table-cell>
          <table:table-cell office:value-type="float" office:value="8" table:formula="of:=10-[.H49]" table:style-name="ce4">
            <text:p>8</text:p>
          </table:table-cell>
          <table:table-cell office:value-type="percentage" office:value="1.4109347442680775E-2" table:formula="of:=[.E49]/[.$E$50]" table:style-name="ce6">
            <text:p>1,41%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formula="of:=[.G49]+[.H49]" table:style-name="ce4">
            <text:p>2</text:p>
          </table:table-cell>
          <table:table-cell office:value-type="percentage" office:value="9.5693779904306216E-3" table:formula="of:=[.I49]/[.$I$50]" table:style-name="ce6">
            <text:p>0,96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/>
        </table:table-row>
        <table:table-row table:style-name="ro1">
          <table:table-cell table:number-columns-repeated="2" table:style-name="ce2"/>
          <table:table-cell office:value-type="float" office:value="527" table:formula="of:=[.C46]+[.C45]+[.C47]+[.C48]" table:style-name="ce2">
            <text:p>527</text:p>
          </table:table-cell>
          <table:table-cell office:value-type="percentage" office:value="1" table:formula="of:=[.C50]/[.$C$50]" table:style-name="ce5">
            <text:p>100,00%</text:p>
          </table:table-cell>
          <table:table-cell office:value-type="float" office:value="567" table:formula="of:=[.E46]+[.E45]+[.E47]+[.E48]" table:style-name="ce2">
            <text:p>567</text:p>
          </table:table-cell>
          <table:table-cell office:value-type="percentage" office:value="1" table:formula="of:=[.E50]/[.$E$50]" table:style-name="ce5">
            <text:p>100,00%</text:p>
          </table:table-cell>
          <table:table-cell office:value-type="float" office:value="30" table:formula="of:=[.G46]+[.G45]+[.G47]+[.G48]" table:style-name="ce2">
            <text:p>30</text:p>
          </table:table-cell>
          <table:table-cell office:value-type="float" office:value="179" table:formula="of:=[.H46]+[.H45]+[.H47]+[.H48]" table:style-name="ce2">
            <text:p>179</text:p>
          </table:table-cell>
          <table:table-cell office:value-type="float" office:value="209" table:formula="of:=[.G50]+[.H50]" table:style-name="ce2">
            <text:p>209</text:p>
          </table:table-cell>
          <table:table-cell office:value-type="percentage" office:value="1" table:formula="of:=[.I50]/[.$I$50]" table:style-name="ce5">
            <text:p>100,00%</text:p>
          </table:table-cell>
          <table:table-cell office:value-type="float" office:value="1303" table:formula="of:=[.C50]+[.E50]+[.G50]+[.H50]" table:style-name="ce2">
            <text:p>1303</text:p>
          </table:table-cell>
          <table:table-cell table:style-name="ce39"/>
          <table:table-cell table:style-name="ce1"/>
          <table:table-cell table:number-columns-repeated="2" table:style-name="ce2"/>
          <table:table-cell table:style-name="ce1"/>
          <table:table-cell table:number-columns-repeated="26" table:style-name="ce2"/>
          <table:table-cell table:number-columns-repeated="6" table:style-name="ce7"/>
          <table:table-cell table:number-columns-repeated="16336"/>
        </table:table-row>
        <table:table-row table:style-name="ro1">
          <table:table-cell table:number-columns-repeated="3" table:style-name="ce2"/>
          <table:table-cell office:value-type="percentage" office:value="1" table:formula="of:=[.D45]+[.D46]+[.D47]+[.D48]" table:style-name="ce39">
            <text:p>100,00%</text:p>
          </table:table-cell>
          <table:table-cell table:style-name="ce2"/>
          <table:table-cell office:value-type="percentage" office:value="1" table:formula="of:=[.F45]+[.F46]+[.F47]+[.F48]" table:style-name="ce39">
            <text:p>100,00%</text:p>
          </table:table-cell>
          <table:table-cell table:number-columns-repeated="3" table:style-name="ce2"/>
          <table:table-cell office:value-type="percentage" office:value="1" table:formula="of:=[.J45]+[.J46]+[.J48]+[.J47]" table:style-name="ce39">
            <text:p>100,00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/>
        </table:table-row>
        <table:table-row table:number-rows-repeated="2" table:style-name="ro1">
          <table:table-cell table:number-columns-repeated="42" table:style-name="ce2"/>
          <table:table-cell table:number-columns-repeated="6" table:style-name="ce7"/>
          <table:table-cell table:number-columns-repeated="16336"/>
        </table:table-row>
        <table:table-row table:style-name="ro1">
          <table:table-cell table:number-columns-repeated="12" table:style-name="ce2"/>
          <table:table-cell table:style-name="ce2">
            <draw:frame draw:z-index="13" draw:id="id53" draw:style-name="a53" draw:name="Diagramm 13" svg:x="0.17803in" svg:y="0.125in" svg:width="6.28409in" svg:height="2.78409in" style:rel-width="scale" style:rel-height="scale">
              <draw:object xlink:href="Object 54/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style-name="ce2">
            <draw:frame draw:z-index="14" draw:id="id54" draw:style-name="a54" draw:name="Diagramm 14" svg:x="0.27273in" svg:y="0.11742in" svg:width="6.30303in" svg:height="2.81439in" style:rel-width="scale" style:rel-height="scale">
              <draw:object xlink:href="Object 55/" xlink:type="simple" xlink:show="embed" xlink:actuate="onLoad"/>
              <svg:title/>
              <svg:desc/>
            </draw:frame>
          </table:table-cell>
          <table:table-cell table:number-columns-repeated="6" table:style-name="ce2"/>
          <table:table-cell table:style-name="ce2">
            <draw:frame draw:z-index="20" draw:id="id60" draw:style-name="a60" draw:name="Diagramm 21" svg:x="0.66667in" svg:y="0.18182in" svg:width="6.57954in" svg:height="2.79924in" style:rel-width="scale" style:rel-height="scale">
              <draw:object xlink:href="Object 61/" xlink:type="simple" xlink:show="embed" xlink:actuate="onLoad"/>
              <svg:title/>
              <svg:desc/>
            </draw:frame>
          </table:table-cell>
          <table:table-cell table:number-columns-repeated="7" table:style-name="ce2"/>
          <table:table-cell table:style-name="ce2">
            <draw:frame draw:z-index="15" draw:id="id55" draw:style-name="a55" draw:name="Diagramm 15" svg:x="0.67803in" svg:y="0.13257in" svg:width="6.57954in" svg:height="2.79924in" style:rel-width="scale" style:rel-height="scale">
              <draw:object xlink:href="Object 56/" xlink:type="simple" xlink:show="embed" xlink:actuate="onLoad"/>
              <svg:title/>
              <svg:desc/>
            </draw:frame>
          </table:table-cell>
          <table:table-cell table:number-columns-repeated="9" table:style-name="ce2"/>
          <table:table-cell table:number-columns-repeated="6" table:style-name="ce7"/>
          <table:table-cell table:number-columns-repeated="16336"/>
        </table:table-row>
        <table:table-row table:style-name="ro1">
          <table:table-cell table:style-name="ce2"/>
          <table:table-cell office:value-type="string" table:style-name="ce30">
            <text:p>Ich möchte später einen Beruf haben, der wenig mit Computern zu tun hat</text:p>
          </table:table-cell>
          <table:table-cell table:number-columns-repeated="40" table:style-name="ce2"/>
          <table:table-cell table:number-columns-repeated="6" table:style-name="ce7"/>
          <table:table-cell table:number-columns-repeated="16336"/>
        </table:table-row>
        <table:table-row table:style-name="ro7">
          <table:table-cell table:number-columns-repeated="2" table:style-name="ce32"/>
          <table:table-cell office:value-type="string" table:number-columns-spanned="2" table:number-rows-spanned="1" table:style-name="ce40">
            <text:p><text:s/>ja sehr gern oder eher ja</text:p>
          </table:table-cell>
          <table:covered-table-cell/>
          <table:table-cell office:value-type="string" table:number-columns-spanned="2" table:number-rows-spanned="1" table:style-name="ce40">
            <text:p>eher nicht oder gar nicht</text:p>
          </table:table-cell>
          <table:covered-table-cell/>
          <table:table-cell office:value-type="string" table:style-name="ce33">
            <text:p>keine Angabe</text:p>
          </table:table-cell>
          <table:table-cell office:value-type="string" table:style-name="ce33">
            <text:p>Weiß nicht</text:p>
          </table:table-cell>
          <table:table-cell office:value-type="string" table:number-columns-spanned="2" table:number-rows-spanned="1" table:style-name="ce40">
            <text:p>ich weiß nicht und keine Angabe</text:p>
          </table:table-cell>
          <table:covered-table-cell/>
          <table:table-cell table:number-columns-repeated="32" table:style-name="ce32"/>
          <table:table-cell table:number-columns-repeated="6" table:style-name="ce34"/>
          <table:table-cell table:number-columns-repeated="16336" table:style-name="ce37"/>
        </table:table-row>
        <table:table-row table:style-name="ro1">
          <table:table-cell table:style-name="ce2"/>
          <table:table-cell office:value-type="string" table:style-name="ce2">
            <text:p>Fragen gesamt</text:p>
          </table:table-cell>
          <table:table-cell office:value-type="float" office:value="570" table:formula="of:=609-[.G57]" table:style-name="ce2">
            <text:p>570</text:p>
          </table:table-cell>
          <table:table-cell office:value-type="percentage" office:value="0.93442622950819676" table:formula="of:=[.C57]/[.$C$63]" table:style-name="ce5">
            <text:p>93,44%</text:p>
          </table:table-cell>
          <table:table-cell office:value-type="float" office:value="452" table:formula="of:=596-[.H57]" table:style-name="ce2">
            <text:p>452</text:p>
          </table:table-cell>
          <table:table-cell office:value-type="percentage" office:value="0.91497975708502022" table:formula="of:=[.E57]/[.$E$63]" table:style-name="ce5">
            <text:p>91,50%</text:p>
          </table:table-cell>
          <table:table-cell office:value-type="float" office:value="39" table:style-name="ce2">
            <text:p>39</text:p>
          </table:table-cell>
          <table:table-cell office:value-type="float" office:value="144" table:style-name="ce2">
            <text:p>144</text:p>
          </table:table-cell>
          <table:table-cell office:value-type="float" office:value="183" table:formula="of:=[.G57]+[.H57]" table:style-name="ce2">
            <text:p>183</text:p>
          </table:table-cell>
          <table:table-cell office:value-type="percentage" office:value="0.91959798994974873" table:formula="of:=[.I57]/[.$I$63]" table:style-name="ce5">
            <text:p>91,96%</text:p>
          </table:table-cell>
          <table:table-cell office:value-type="float" office:value="1205" table:formula="of:=[.C57]+[.E57]+[.G57]+[.H57]" table:style-name="ce2">
            <text:p>1205</text:p>
          </table:table-cell>
          <table:table-cell table:number-columns-repeated="4" table:style-name="ce2"/>
          <table:table-cell table:style-name="ce1"/>
          <table:table-cell table:number-columns-repeated="26" table:style-name="ce2"/>
          <table:table-cell table:number-columns-repeated="6" table:style-name="ce7"/>
          <table:table-cell table:number-columns-repeated="16336"/>
        </table:table-row>
        <table:table-row table:style-name="ro1">
          <table:table-cell table:style-name="ce2"/>
          <table:table-cell office:value-type="string" table:style-name="ce2">
            <text:p>Interaktionsperspektive</text:p>
          </table:table-cell>
          <table:table-cell office:value-type="float" office:value="221" table:formula="of:=235-[.G58]" table:style-name="ce2">
            <text:p>221</text:p>
          </table:table-cell>
          <table:table-cell office:value-type="percentage" office:value="0.36229508196721311" table:formula="of:=[.C58]/[.$C$63]" table:style-name="ce5">
            <text:p>36,23%</text:p>
          </table:table-cell>
          <table:table-cell office:value-type="float" office:value="144" table:formula="of:=204-[.H58]" table:style-name="ce2">
            <text:p>144</text:p>
          </table:table-cell>
          <table:table-cell office:value-type="percentage" office:value="0.291497975708502" table:formula="of:=[.E58]/[.$E$63]" table:style-name="ce5">
            <text:p>29,15%</text:p>
          </table:table-cell>
          <table:table-cell office:value-type="float" office:value="14" table:style-name="ce2">
            <text:p>14</text:p>
          </table:table-cell>
          <table:table-cell office:value-type="float" office:value="60" table:style-name="ce2">
            <text:p>60</text:p>
          </table:table-cell>
          <table:table-cell office:value-type="float" office:value="74" table:formula="of:=[.G58]+[.H58]" table:style-name="ce2">
            <text:p>74</text:p>
          </table:table-cell>
          <table:table-cell office:value-type="percentage" office:value="0.37185929648241206" table:formula="of:=[.I58]/[.$I$63]" table:style-name="ce5">
            <text:p>37,19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/>
        </table:table-row>
        <table:table-row table:style-name="ro1">
          <table:table-cell table:style-name="ce2"/>
          <table:table-cell office:value-type="string" table:style-name="ce2">
            <text:p>Technologisch-mediale Perspektive</text:p>
          </table:table-cell>
          <table:table-cell office:value-type="float" office:value="218" table:formula="of:=231-[.G59]" table:style-name="ce2">
            <text:p>218</text:p>
          </table:table-cell>
          <table:table-cell office:value-type="percentage" office:value="0.35737704918032787" table:formula="of:=[.C59]/[.$C$63]" table:style-name="ce5">
            <text:p>35,74%</text:p>
          </table:table-cell>
          <table:table-cell office:value-type="float" office:value="194" table:formula="of:=240-[.H59]" table:style-name="ce2">
            <text:p>194</text:p>
          </table:table-cell>
          <table:table-cell office:value-type="percentage" office:value="0.39271255060728744" table:formula="of:=[.E59]/[.$E$63]" table:style-name="ce5">
            <text:p>39,27%</text:p>
          </table:table-cell>
          <table:table-cell office:value-type="float" office:value="13" table:style-name="ce2">
            <text:p>13</text:p>
          </table:table-cell>
          <table:table-cell office:value-type="float" office:value="46" table:style-name="ce2">
            <text:p>46</text:p>
          </table:table-cell>
          <table:table-cell office:value-type="float" office:value="59" table:formula="of:=[.G59]+[.H59]" table:style-name="ce2">
            <text:p>59</text:p>
          </table:table-cell>
          <table:table-cell office:value-type="percentage" office:value="0.29648241206030151" table:formula="of:=[.I59]/[.$I$63]" table:style-name="ce5">
            <text:p>29,65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/>
        </table:table-row>
        <table:table-row table:style-name="ro1">
          <table:table-cell table:style-name="ce2"/>
          <table:table-cell office:value-type="string" table:style-name="ce2">
            <text:p>Gesellschaftlich-Kulturelle Perspektive</text:p>
          </table:table-cell>
          <table:table-cell office:value-type="float" office:value="37" table:formula="of:=41-4" table:style-name="ce2">
            <text:p>37</text:p>
          </table:table-cell>
          <table:table-cell office:value-type="percentage" office:value="6.0655737704918035E-2" table:formula="of:=[.C60]/[.$C$63]" table:style-name="ce5">
            <text:p>6,07%</text:p>
          </table:table-cell>
          <table:table-cell office:value-type="float" office:value="43" table:formula="of:=61-[.H60]" table:style-name="ce2">
            <text:p>43</text:p>
          </table:table-cell>
          <table:table-cell office:value-type="percentage" office:value="8.7044534412955468E-2" table:formula="of:=[.E60]/[.$E$63]" table:style-name="ce5">
            <text:p>8,70%</text:p>
          </table:table-cell>
          <table:table-cell office:value-type="float" office:value="4" table:style-name="ce2">
            <text:p>4</text:p>
          </table:table-cell>
          <table:table-cell office:value-type="float" office:value="18" table:style-name="ce2">
            <text:p>18</text:p>
          </table:table-cell>
          <table:table-cell office:value-type="float" office:value="22" table:formula="of:=[.G60]+[.H60]" table:style-name="ce2">
            <text:p>22</text:p>
          </table:table-cell>
          <table:table-cell office:value-type="percentage" office:value="0.11055276381909548" table:formula="of:=[.I60]/[.$I$63]" table:style-name="ce5">
            <text:p>11,06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/>
        </table:table-row>
        <table:table-row table:style-name="ro1">
          <table:table-cell table:style-name="ce2"/>
          <table:table-cell office:value-type="string" table:style-name="ce2">
            <text:p>nicht einordbar</text:p>
          </table:table-cell>
          <table:table-cell office:value-type="float" office:value="134" table:formula="of:=144-10" table:style-name="ce2">
            <text:p>134</text:p>
          </table:table-cell>
          <table:table-cell office:value-type="percentage" office:value="0.21967213114754097" table:formula="of:=[.C61]/[.$C$63]" table:style-name="ce5">
            <text:p>21,97%</text:p>
          </table:table-cell>
          <table:table-cell office:value-type="float" office:value="113" table:formula="of:=147-[.H61]" table:style-name="ce2">
            <text:p>113</text:p>
          </table:table-cell>
          <table:table-cell office:value-type="percentage" office:value="0.22874493927125505" table:formula="of:=[.E61]/[.$E$63]" table:style-name="ce5">
            <text:p>22,87%</text:p>
          </table:table-cell>
          <table:table-cell office:value-type="float" office:value="10" table:style-name="ce2">
            <text:p>10</text:p>
          </table:table-cell>
          <table:table-cell office:value-type="float" office:value="34" table:style-name="ce2">
            <text:p>34</text:p>
          </table:table-cell>
          <table:table-cell office:value-type="float" office:value="44" table:formula="of:=[.G61]+[.H61]" table:style-name="ce2">
            <text:p>44</text:p>
          </table:table-cell>
          <table:table-cell office:value-type="percentage" office:value="0.22110552763819097" table:formula="of:=[.I61]/[.$I$63]" table:style-name="ce5">
            <text:p>22,11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/>
        </table:table-row>
        <table:table-row table:style-name="ro1">
          <table:table-cell table:style-name="ce2"/>
          <table:table-cell office:value-type="string" table:style-name="ce2">
            <text:p>davon was ist das<text:s/></text:p>
          </table:table-cell>
          <table:table-cell office:value-type="float" office:value="9" table:style-name="ce4">
            <text:p>9</text:p>
          </table:table-cell>
          <table:table-cell office:value-type="percentage" office:value="1.4754098360655738E-2" table:formula="of:=[.C62]/[.$C$63]" table:style-name="ce6">
            <text:p>1,48%</text:p>
          </table:table-cell>
          <table:table-cell office:value-type="float" office:value="4" table:style-name="ce4">
            <text:p>4</text:p>
          </table:table-cell>
          <table:table-cell office:value-type="percentage" office:value="8.0971659919028341E-3" table:formula="of:=[.E62]/[.$E$63]" table:style-name="ce6">
            <text:p>0,81%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[.G62]+[.H62]" table:style-name="ce4">
            <text:p>0</text:p>
          </table:table-cell>
          <table:table-cell office:value-type="percentage" office:value="0" table:formula="of:=[.I62]/[.$I$63]" table:style-name="ce6">
            <text:p>0,00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/>
        </table:table-row>
        <table:table-row table:style-name="ro1">
          <table:table-cell table:number-columns-repeated="2" table:style-name="ce2"/>
          <table:table-cell office:value-type="float" office:value="610" table:formula="of:=[.C59]+[.C58]+[.C60]+[.C61]" table:style-name="ce2">
            <text:p>610</text:p>
          </table:table-cell>
          <table:table-cell office:value-type="percentage" office:value="1" table:formula="of:=[.C63]/[.$C$63]" table:style-name="ce5">
            <text:p>100,00%</text:p>
          </table:table-cell>
          <table:table-cell office:value-type="float" office:value="494" table:formula="of:=[.E59]+[.E58]+[.E60]+[.E61]" table:style-name="ce2">
            <text:p>494</text:p>
          </table:table-cell>
          <table:table-cell office:value-type="percentage" office:value="1" table:formula="of:=[.E63]/[.$E$63]" table:style-name="ce5">
            <text:p>100,00%</text:p>
          </table:table-cell>
          <table:table-cell office:value-type="float" office:value="41" table:formula="of:=[.G59]+[.G58]+[.G60]+[.G61]" table:style-name="ce2">
            <text:p>41</text:p>
          </table:table-cell>
          <table:table-cell office:value-type="float" office:value="158" table:formula="of:=[.H59]+[.H58]+[.H60]+[.H61]" table:style-name="ce2">
            <text:p>158</text:p>
          </table:table-cell>
          <table:table-cell office:value-type="float" office:value="199" table:formula="of:=[.G63]+[.H63]" table:style-name="ce2">
            <text:p>199</text:p>
          </table:table-cell>
          <table:table-cell office:value-type="percentage" office:value="1" table:formula="of:=[.I63]/[.$I$63]" table:style-name="ce5">
            <text:p>100,00%</text:p>
          </table:table-cell>
          <table:table-cell office:value-type="float" office:value="1303" table:formula="of:=[.C63]+[.E63]+[.G63]+[.H63]" table:style-name="ce2">
            <text:p>1303</text:p>
          </table:table-cell>
          <table:table-cell table:style-name="ce39"/>
          <table:table-cell table:style-name="ce1"/>
          <table:table-cell table:number-columns-repeated="29" table:style-name="ce2"/>
          <table:table-cell table:number-columns-repeated="6" table:style-name="ce7"/>
          <table:table-cell table:number-columns-repeated="16336"/>
        </table:table-row>
        <table:table-row table:style-name="ro1">
          <table:table-cell table:number-columns-repeated="3" table:style-name="ce2"/>
          <table:table-cell office:value-type="percentage" office:value="1" table:formula="of:=[.D58]+[.D59]+[.D60]+[.D61]" table:style-name="ce39">
            <text:p>100,00%</text:p>
          </table:table-cell>
          <table:table-cell table:style-name="ce2"/>
          <table:table-cell office:value-type="percentage" office:value="0.99999999999999989" table:formula="of:=[.F58]+[.F59]+[.F60]+[.F61]" table:style-name="ce39">
            <text:p>100,00%</text:p>
          </table:table-cell>
          <table:table-cell table:number-columns-repeated="3" table:style-name="ce2"/>
          <table:table-cell office:value-type="percentage" office:value="1" table:formula="of:=[.J58]+[.J59]+[.J60]+[.J61]" table:style-name="ce39">
            <text:p>100,00%</text:p>
          </table:table-cell>
          <table:table-cell table:number-columns-repeated="32" table:style-name="ce2"/>
          <table:table-cell table:number-columns-repeated="6" table:style-name="ce7"/>
          <table:table-cell table:number-columns-repeated="16336"/>
        </table:table-row>
        <table:table-row table:number-rows-repeated="5" table:style-name="ro1">
          <table:table-cell table:number-columns-repeated="42" table:style-name="ce2"/>
          <table:table-cell table:number-columns-repeated="6" table:style-name="ce7"/>
          <table:table-cell table:number-columns-repeated="16336"/>
        </table:table-row>
        <table:table-row table:style-name="ro1">
          <table:table-cell table:number-columns-repeated="42" table:style-name="ce1"/>
          <table:table-cell table:number-columns-repeated="6" table:style-name="ce7"/>
          <table:table-cell table:number-columns-repeated="16336"/>
        </table:table-row>
        <table:table-row table:number-rows-repeated="10485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Jana Gerdes</meta:initial-creator>
    <dc:creator>Jana Gerdes</dc:creator>
    <meta:creation-date>2019-10-25T10:33:18Z</meta:creation-date>
    <dc:date>2019-11-24T10:49:00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00">
      <style:chart-properties chart:auto-position="false">
        <chart:label-separator>
          <text:p text:style-name="a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false">
        <chart:label-separator>
          <text:p text:style-name="a6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false">
        <chart:label-separator>
          <text:p text:style-name="a8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0070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5" text:class-names="" text:cond-style-name="">;<text:s text:c="1"/></text:p>
        </chart:label-separator>
      </style:chart-properties>
      <style:graphic-properties draw:fill="solid" draw:fill-color="#de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non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7" text:class-names="" text:cond-style-name="">;<text:s text:c="1"/></text:p>
        </chart:label-separator>
      </style:chart-properties>
      <style:graphic-properties draw:fill="solid" draw:fill-color="#00b0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9" text:class-names="" text:cond-style-name="">;<text:s text:c="1"/></text:p>
        </chart:label-separator>
      </style:chart-properties>
      <style:graphic-properties draw:fill="solid" draw:fill-color="#7f7f7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none" draw:stroke="none"/>
    </style:style>
  </office:automatic-styles>
  <office:body>
    <office:chart>
      <chart:chart chart:class="chart:bar" svg:height="171.0669291338583pt" svg:width="440.4002362204724pt" chart:style-name="Crt0">
        <chart:plot-area svg:x="8.613149606299213pt" svg:y="20.56275590551181pt" svg:width="419.553937007874pt" svg:height="146.229448818897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Ergebnis_der_Kategorisierung.$A$5:.$A$8"/>
          </chart:axis>
          <chart:series chart:values-cell-range-address="Ergebnis_der_Kategorisierung.$B$5:.$B$8" chart:class="chart:bar" chart:attached-axis="primary-y" chart:style-name="G0S0">
            <chart:data-label chart:style-name="DL00"/>
            <chart:data-point chart:style-name="G0S0P0">
              <chart:data-label svg:x="71.80496062992125pt" svg:y="26.98968503937008pt" chart:style-name="DL000">
                <text:p text:style-name="a2" text:class-names="" text:cond-style-name="">439</text:p>
              </chart:data-label>
            </chart:data-point>
            <chart:data-point chart:style-name="G0S0P1">
              <chart:data-label svg:x="170.8114960629921pt" svg:y="19.77803149606299pt" chart:style-name="DL001"/>
            </chart:data-point>
            <chart:data-point chart:style-name="G0S0P2">
              <chart:data-label svg:x="270.8177952755905pt" svg:y="104.8741732283465pt" chart:style-name="DL002"/>
            </chart:data-point>
            <chart:data-point chart:style-name="G0S0P3">
              <chart:data-label svg:x="367.823937007874pt" svg:y="59.47984251968504pt" chart:style-name="DL003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0.6362992125984pt" svg:width="403.9091338582677pt" chart:style-name="Crt0">
        <chart:title chart:style-name="CT00">
          <text:p text:style-name="a0" text:class-names="" text:cond-style-name="">Diagrammtitel</text:p>
        </chart:title>
        <chart:legend svg:x="50.10716535433071pt" svg:y="183.1358267716535pt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kreuzergebnisse.$N$41:.$N$46"/>
          </chart:axis>
          <chart:series chart:label-cell-address="Ankreuzergebnisse.$O$39" chart:values-cell-range-address="Ankreuzergebnisse.$P$41:.$P$46" chart:class="chart:bar" chart:attached-axis="primary-y" chart:style-name="G0S0">
            <chart:data-point chart:repeated="6"/>
          </chart:series>
          <chart:series chart:label-cell-address="Ankreuzergebnisse.$R$39" chart:values-cell-range-address="Ankreuzergebnisse.$S$41:.$S$46" chart:class="chart:bar" chart:attached-axis="primary-y" chart:style-name="G0S1">
            <chart:data-point chart:repeated="6"/>
          </chart:series>
          <chart:series chart:label-cell-address="Ankreuzergebnisse.$U$39" chart:values-cell-range-address="Ankreuzergebnisse.$V$41:.$V$46" chart:class="chart:bar" chart:attached-axis="primary-y" chart:style-name="G0S2">
            <chart:data-point chart:repeated="6"/>
          </chart:series>
          <chart:series chart:label-cell-address="Ankreuzergebnisse.$X$39" chart:values-cell-range-address="Ankreuzergebnisse.$Y$41:.$Y$46" chart:class="chart:bar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40.8726771653543pt" svg:width="469.9086614173228pt" chart:style-name="Crt0">
        <chart:title chart:style-name="CT00">
          <text:p text:style-name="a0" text:class-names="" text:cond-style-name="">Ich möchte später einen Beruf haben, der viel mit Computern zu tun hat<text:s text:c="1"/>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kreuzergebnisse.$N$41:.$N$46"/>
          </chart:axis>
          <chart:series chart:label-cell-address="Ankreuzergebnisse.$O$39" chart:values-cell-range-address="Ankreuzergebnisse.$Q$41:.$Q$46" chart:class="chart:bar" chart:attached-axis="primary-y" chart:style-name="G0S0">
            <chart:data-point chart:repeated="6"/>
          </chart:series>
          <chart:series chart:label-cell-address="Ankreuzergebnisse.$R$39" chart:values-cell-range-address="Ankreuzergebnisse.$T$41:.$T$46" chart:class="chart:bar" chart:attached-axis="primary-y" chart:style-name="G0S1">
            <chart:data-point chart:repeated="6"/>
          </chart:series>
          <chart:series chart:label-cell-address="Ankreuzergebnisse.$U$39" chart:values-cell-range-address="Ankreuzergebnisse.$W$41:.$W$46" chart:class="chart:bar" chart:attached-axis="primary-y" chart:style-name="G0S2">
            <chart:data-point chart:repeated="6"/>
          </chart:series>
          <chart:series chart:label-cell-address="Ankreuzergebnisse.$X$39" chart:values-cell-range-address="Ankreuzergebnisse.$Z$41:.$Z$46" chart:class="chart:bar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bar" svg:height="174.9002362204724pt" svg:width="324.0pt" chart:style-name="Crt0">
        <chart:title chart:style-name="CT00">
          <text:p text:style-name="a0" text:class-names="" text:cond-style-name="">Ich möchte mehr über Informatik und Technik im Unterricht lernen ja sehr gern oder eher ja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usammenhang_Absolut.$B$6:.$B$9"/>
          </chart:axis>
          <chart:series chart:values-cell-range-address="Zusammenhang_Absolut.$C$6:.$C$9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bar" svg:height="176.0996850393701pt" svg:width="325.2002362204724pt" chart:style-name="Crt0">
        <chart:title chart:style-name="CT00">
          <text:p text:style-name="a0" text:class-names="" text:cond-style-name="">Ich möchte mehr über Informatik und Technik im Unterricht lernen eher nicht oder gar nich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usammenhang_Absolut.$E$6:.$E$9"/>
          </chart:axis>
          <chart:series chart:values-cell-range-address="Zusammenhang_Absolut.$F$6:.$F$9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bar" svg:height="167.9996850393701pt" svg:width="329.4pt" chart:style-name="Crt0">
        <chart:title chart:style-name="CT00">
          <text:p text:style-name="a0" text:class-names="" text:cond-style-name="">Ich würde eher ja oder ja sehr gern eine AG zu Informatik und Technik wählen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usammenhang_Absolut.$B$17:.$B$20"/>
          </chart:axis>
          <chart:series chart:values-cell-range-address="Zusammenhang_Absolut.$C$17:.$C$20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bar" svg:height="171.9pt" svg:width="327.6pt" chart:style-name="Crt0">
        <chart:title chart:style-name="CT00">
          <text:p text:style-name="a0" text:class-names="" text:cond-style-name="">Ich würde eher nicht oder gar nicht eine AG zu Informatik und Technik wählen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usammenhang_Absolut.$E$17:.$E$20"/>
          </chart:axis>
          <chart:series chart:values-cell-range-address="Zusammenhang_Absolut.$F$17:.$F$20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bar" svg:height="152.6996850393701pt" svg:width="328.8002362204724pt" chart:style-name="Crt0">
        <chart:title chart:style-name="CT00">
          <text:p text:style-name="a0" text:class-names="" text:cond-style-name="">Ich mag Geschichten, die etwas mit Computern und Technik zu tun haben ja sehr gern oder eher ja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usammenhang_Absolut.$B$28:.$B$31"/>
          </chart:axis>
          <chart:series chart:values-cell-range-address="Zusammenhang_Absolut.$C$28:.$C$31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bar" svg:height="154.4996850393701pt" svg:width="327.6pt" chart:style-name="Crt0">
        <chart:title chart:style-name="CT00">
          <text:p text:style-name="a0" text:class-names="" text:cond-style-name="">Ich mag Geschichten, die etwas mit Computern und Technik zu tun haben eher nicht oder gar nich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usammenhang_Absolut.$E$28:.$E$31"/>
          </chart:axis>
          <chart:series chart:values-cell-range-address="Zusammenhang_Absolut.$F$28:.$F$31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bar" svg:height="148.5pt" svg:width="327.0002362204725pt" chart:style-name="Crt0">
        <chart:title chart:style-name="CT00">
          <text:p text:style-name="a0" text:class-names="" text:cond-style-name="">Ich möchte später eine Beruf haben, der viel mit Computern zu tun hat ja sehr gern oder eher ja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usammenhang_Absolut.$B$39:.$B$42"/>
          </chart:axis>
          <chart:series chart:values-cell-range-address="Zusammenhang_Absolut.$C$39:.$C$42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bar" svg:height="153.3002362204724pt" svg:width="327.0002362204725pt" chart:style-name="Crt0">
        <chart:title svg:x="34.29984251968504pt" svg:y="6.0pt" chart:style-name="CT00">
          <text:p text:style-name="a0" text:class-names="" text:cond-style-name="">Ich möchte später eine Beruf haben, der viel mit Computern zu tun hat eher nicht oder gar nich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usammenhang_Absolut.$E$39:.$E$42"/>
          </chart:axis>
          <chart:series chart:values-cell-range-address="Zusammenhang_Absolut.$F$39:.$F$42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DL000">
      <style:chart-properties chart:auto-position="false">
        <chart:label-separator>
          <text:p text:style-name="a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false">
        <chart:label-separator>
          <text:p text:style-name="a7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false">
        <chart:label-separator>
          <text:p text:style-name="a10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0070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de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non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9" text:class-names="" text:cond-style-name="">;<text:s text:c="1"/></text:p>
        </chart:label-separator>
      </style:chart-properties>
      <style:graphic-properties draw:fill="solid" draw:fill-color="#00b0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12" text:class-names="" text:cond-style-name="">;<text:s text:c="1"/></text:p>
        </chart:label-separator>
      </style:chart-properties>
      <style:graphic-properties draw:fill="solid" draw:fill-color="#7f7f7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14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none" draw:stroke="none"/>
    </style:style>
  </office:automatic-styles>
  <office:body>
    <office:chart>
      <chart:chart chart:class="chart:bar" svg:height="290.1044881889764pt" svg:width="530.5146456692913pt" chart:style-name="Crt0">
        <chart:plot-area svg:x="6.029291338582677pt" svg:y="35.71393700787402pt" svg:width="511.2210236220473pt" svg:height="245.236141732283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Ergebnis_der_Kategorisierung.$A$21:.$A$24"/>
          </chart:axis>
          <chart:series chart:values-cell-range-address="Ergebnis_der_Kategorisierung.$C$21:.$C$24" chart:class="chart:bar" chart:attached-axis="primary-y" chart:style-name="G0S0">
            <chart:data-label chart:style-name="DL00"/>
            <chart:data-point chart:style-name="G0S0P0">
              <chart:data-label svg:x="57.48110236220472pt" svg:y="57.43165354330709pt" chart:style-name="DL000">
                <text:p text:style-name="a2" text:class-names="" text:cond-style-name="">33,69%</text:p>
              </chart:data-label>
            </chart:data-point>
            <chart:data-point chart:style-name="G0S0P1">
              <chart:data-label svg:x="186.9737007874016pt" svg:y="43.32212598425196pt" chart:style-name="DL001">
                <text:p text:style-name="a5" text:class-names="" text:cond-style-name="">36,15%</text:p>
              </chart:data-label>
            </chart:data-point>
            <chart:data-point chart:style-name="G0S0P2">
              <chart:data-label svg:x="314.6250393700788pt" svg:y="197.0995275590551pt" chart:style-name="DL002">
                <text:p text:style-name="a8" text:class-names="" text:cond-style-name="">7,83%</text:p>
              </chart:data-label>
            </chart:data-point>
            <chart:data-point chart:style-name="G0S0P3">
              <chart:data-label svg:x="443.8485826771653pt" svg:y="119.2857480314961pt" chart:style-name="DL003">
                <text:p text:style-name="a11" text:class-names="" text:cond-style-name="">22,33%</text:p>
              </chart:data-label>
            </chart:data-point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bar" svg:height="168.8996850393701pt" svg:width="327.6pt" chart:style-name="Crt0">
        <chart:title chart:style-name="CT00">
          <text:p text:style-name="a0" text:class-names="" text:cond-style-name="">Ich möchte später eine Beruf haben, der wenig mit Computern zu tun hat ja sehr gern oder eher ja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usammenhang_Absolut.$B$50:.$B$53"/>
          </chart:axis>
          <chart:series chart:values-cell-range-address="Zusammenhang_Absolut.$C$50:.$C$53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bar" svg:height="168.8996850393701pt" svg:width="327.6pt" chart:style-name="Crt0">
        <chart:title chart:style-name="CT00">
          <text:p text:style-name="a0" text:class-names="" text:cond-style-name="">Ich möchte später eine Beruf haben, der wenig mit Computern zu tun hat eher nicht oder gar nich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usammenhang_Absolut.$E$50:.$E$53"/>
          </chart:axis>
          <chart:series chart:values-cell-range-address="Zusammenhang_Absolut.$F$50:.$F$53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2.867874015748pt" svg:width="474.914094488189pt" chart:style-name="Crt0">
        <chart:title chart:style-name="CT00">
          <text:p text:style-name="a0" text:class-names="" text:cond-style-name="">Ich möchte mehr über Informatik und Technik im Unterricht lernen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allenFragen.$B$6:.$B$9"/>
          </chart:axis>
          <chart:series chart:label-cell-address="Zsmhang_Proz_von_allenFragen.$C$4" chart:values-cell-range-address="Zsmhang_Proz_von_allenFragen.$D$6:.$D$9" chart:class="chart:bar" chart:attached-axis="primary-y" chart:style-name="G0S0">
            <chart:data-point chart:repeated="4"/>
          </chart:series>
          <chart:series chart:label-cell-address="Zsmhang_Proz_von_allenFragen.$E$4" chart:values-cell-range-address="Zsmhang_Proz_von_allenFragen.$F$6:.$F$9" chart:class="chart:bar" chart:attached-axis="primary-y" chart:style-name="G0S1">
            <chart:data-point chart:repeated="4"/>
          </chart:series>
          <chart:series chart:label-cell-address="Zsmhang_Proz_von_allenFragen.$I$4" chart:values-cell-range-address="Zsmhang_Proz_von_allenFragen.$J$6:.$J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3.1011811023622pt" svg:width="445.7166929133858pt" chart:style-name="Crt0">
        <chart:title chart:style-name="CT00">
          <text:p text:style-name="a0" text:class-names="" text:cond-style-name="">Ich möchte mehr über Informatik und Technik im Unterricht lernen - ja sehr gern oder eher ja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allenFragen.$B$6:.$B$9"/>
          </chart:axis>
          <chart:series chart:values-cell-range-address="Zsmhang_Proz_von_allenFragen.$D$6:.$D$9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92d05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1.7677165354331pt" svg:width="448.0905511811023pt" chart:style-name="Crt0">
        <chart:title chart:style-name="CT00">
          <text:p text:style-name="a0" text:class-names="" text:cond-style-name="">Ich möchte mehr über Informatik und Technik im Unterricht lernen - eher nicht oder gar nich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allenFragen.$B$6:.$B$9"/>
          </chart:axis>
          <chart:series chart:values-cell-range-address="Zsmhang_Proz_von_allenFragen.$F$6:.$F$9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3.1818110236221pt" svg:width="444.8181102362205pt" chart:style-name="Crt0">
        <chart:title chart:style-name="CT00">
          <text:p text:style-name="a0" text:class-names="" text:cond-style-name="">Ich würde eine AG zu Informatik und Technik wählen - ja sehr gern oder eher ja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allenFragen.$B$19:.$B$22"/>
          </chart:axis>
          <chart:series chart:values-cell-range-address="Zsmhang_Proz_von_allenFragen.$D$19:.$D$22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3.1818110236221pt" svg:width="452.4544094488189pt" chart:style-name="Crt0">
        <chart:title chart:style-name="CT00">
          <text:p text:style-name="a0" text:class-names="" text:cond-style-name="">Ich würde eine AG zu Informatik und Technik wählen - eher nicht oder gar nich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allenFragen.$B$19:.$B$22"/>
          </chart:axis>
          <chart:series chart:values-cell-range-address="Zsmhang_Proz_von_allenFragen.$F$19:.$F$22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4.2725984251969pt" svg:width="471.5452755905511pt" chart:style-name="Crt0">
        <chart:title chart:style-name="CT00">
          <text:p text:style-name="a0" text:class-names="" text:cond-style-name="">Ich würde eine AG zu Informatik und Technik wählen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allenFragen.$B$19:.$B$22"/>
          </chart:axis>
          <chart:series chart:label-cell-address="Zsmhang_Proz_von_allenFragen.$C$17" chart:values-cell-range-address="Zsmhang_Proz_von_allenFragen.$D$19:.$D$22" chart:class="chart:bar" chart:attached-axis="primary-y" chart:style-name="G0S0">
            <chart:data-point chart:repeated="4"/>
          </chart:series>
          <chart:series chart:label-cell-address="Zsmhang_Proz_von_allenFragen.$E$17" chart:values-cell-range-address="Zsmhang_Proz_von_allenFragen.$F$19:.$F$22" chart:class="chart:bar" chart:attached-axis="primary-y" chart:style-name="G0S1">
            <chart:data-point chart:repeated="4"/>
          </chart:series>
          <chart:series chart:label-cell-address="Zsmhang_Proz_von_allenFragen.$I$17" chart:values-cell-range-address="Zsmhang_Proz_von_allenFragen.$J$19:.$J$2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3.1818110236221pt" svg:width="446.9996850393701pt" chart:style-name="Crt0">
        <chart:title chart:style-name="CT00">
          <text:p text:style-name="a0" text:class-names="" text:cond-style-name="">Ich mag Geschichten, die etwas mit Computern und Technik zu tun haben - ja sehr gern oder eher ja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allenFragen.$B$32:.$B$35"/>
          </chart:axis>
          <chart:series chart:values-cell-range-address="Zsmhang_Proz_von_allenFragen.$D$32:.$D$35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0.4544094488189pt" svg:width="453.5452755905511pt" chart:style-name="Crt0">
        <chart:title chart:style-name="CT00">
          <text:p text:style-name="a0" text:class-names="" text:cond-style-name="">Ich mag Geschichten, die etwas mit Computern und Technik zu tun haben - eher nicht oder gar nich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allenFragen.$B$32:.$B$35"/>
          </chart:axis>
          <chart:series chart:values-cell-range-address="Zsmhang_Proz_von_allenFragen.$F$32:.$F$35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e0e5eb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e0e5e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1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2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8.0503937007874pt" svg:width="360.1007874015748pt" chart:style-name="Crt0">
        <chart:title chart:style-name="CT00">
          <text:p text:style-name="a0" text:class-names="" text:cond-style-name="">Ich möchte mehr über Informatik und Technik im Unterricht lernen</text:p>
        </chart:title>
        <chart:legend chart:legend-position="bottom" chart:legend-align="center" chart:style-name="Lgnd"/>
        <chart:plot-area svg:x="0.0pt" svg:y="50.02370078740157pt" svg:width="360.1007874015748pt" svg:height="119.015275590551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kreuzergebnisse.$B$5:.$B$10"/>
          </chart:axis>
          <chart:series chart:label-cell-address="Ankreuzergebnisse.$D$4" chart:values-cell-range-address="Ankreuzergebnisse.$D$5:.$D$10" chart:class="chart:bar" chart:attached-axis="primary-y" chart:style-name="G0S0">
            <chart:data-point chart:repeated="6"/>
          </chart:series>
          <chart:series chart:label-cell-address="Ankreuzergebnisse.$F$4" chart:values-cell-range-address="Ankreuzergebnisse.$F$5:.$F$10" chart:class="chart:bar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6083cb" draw:end-color="#3e70ca" draw:start-intensity="100%" draw:end-intensity="100%"/>
    <draw:gradient draw:name="a2" draw:style="linear" draw:angle="0" draw:start-color="#f18c55" draw:end-color="#f67b28" draw:start-intensity="100%" draw:end-intensity="100%"/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2.636062992126pt" svg:width="469.9086614173228pt" chart:style-name="Crt0">
        <chart:title chart:style-name="CT00">
          <text:p text:style-name="a0" text:class-names="" text:cond-style-name="">Ich mag Geschichten, die etwas mit Computern und Technik zu tun haben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allenFragen.$B$32:.$B$35"/>
          </chart:axis>
          <chart:series chart:label-cell-address="Zsmhang_Proz_von_allenFragen.$C$30" chart:values-cell-range-address="Zsmhang_Proz_von_allenFragen.$D$32:.$D$35" chart:class="chart:bar" chart:attached-axis="primary-y" chart:style-name="G0S0">
            <chart:data-point chart:repeated="4"/>
          </chart:series>
          <chart:series chart:label-cell-address="Zsmhang_Proz_von_allenFragen.$E$30" chart:values-cell-range-address="Zsmhang_Proz_von_allenFragen.$F$32:.$F$35" chart:class="chart:bar" chart:attached-axis="primary-y" chart:style-name="G0S1">
            <chart:data-point chart:repeated="4"/>
          </chart:series>
          <chart:series chart:label-cell-address="Zsmhang_Proz_von_allenFragen.$I$30" chart:values-cell-range-address="Zsmhang_Proz_von_allenFragen.$J$32:.$J$3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8.817874015748pt" svg:width="470.4544094488189pt" chart:style-name="Crt0">
        <chart:title chart:style-name="CT00">
          <text:p text:style-name="a0" text:class-names="" text:cond-style-name="">Ich möchte später einen Beruf haben, der viel mit Computern zu tun ha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allenFragen.$B$45:.$B$48"/>
          </chart:axis>
          <chart:series chart:label-cell-address="Zsmhang_Proz_von_allenFragen.$C$43" chart:values-cell-range-address="Zsmhang_Proz_von_allenFragen.$D$45:.$D$48" chart:class="chart:bar" chart:attached-axis="primary-y" chart:style-name="G0S0">
            <chart:data-point chart:repeated="4"/>
          </chart:series>
          <chart:series chart:label-cell-address="Zsmhang_Proz_von_allenFragen.$E$43" chart:values-cell-range-address="Zsmhang_Proz_von_allenFragen.$F$45:.$F$48" chart:class="chart:bar" chart:attached-axis="primary-y" chart:style-name="G0S1">
            <chart:data-point chart:repeated="4"/>
          </chart:series>
          <chart:series chart:label-cell-address="Zsmhang_Proz_von_allenFragen.$I$43" chart:values-cell-range-address="Zsmhang_Proz_von_allenFragen.$J$45:.$J$4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98.817874015748pt" svg:width="450.2728346456693pt" chart:style-name="Crt0">
        <chart:title chart:style-name="CT00">
          <text:p text:style-name="a0" text:class-names="" text:cond-style-name="">Ich möchte später einen Beruf haben, der viel mit Computern zu tun hat - ja sehr gern oder eher ja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allenFragen.$B$45:.$B$48"/>
          </chart:axis>
          <chart:series chart:values-cell-range-address="Zsmhang_Proz_von_allenFragen.$D$45:.$D$48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99.3636220472441pt" svg:width="454.3638582677165pt" chart:style-name="Crt0">
        <chart:title chart:style-name="CT00">
          <text:p text:style-name="a0" text:class-names="" text:cond-style-name="">Ich möchte später einen Beruf haben, der viel mit Computern zu tun hat - eher nicht oder gar nich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allenFragen.$B$45:.$B$48"/>
          </chart:axis>
          <chart:series chart:values-cell-range-address="Zsmhang_Proz_von_allenFragen.$F$45:.$F$48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0.4544094488189pt" svg:width="452.4544094488189pt" chart:style-name="Crt0">
        <chart:title chart:style-name="CT00">
          <text:p text:style-name="a0" text:class-names="" text:cond-style-name="">Ich möchte später einen Beruf haben, der wenig mit Computern zu tun hat - ja sehr gern oder eher ja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allenFragen.$B$58:.$B$61"/>
          </chart:axis>
          <chart:series chart:values-cell-range-address="Zsmhang_Proz_von_allenFragen.$D$58:.$D$61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2.636062992126pt" svg:width="453.8181102362205pt" chart:style-name="Crt0">
        <chart:title chart:style-name="CT00">
          <text:p text:style-name="a0" text:class-names="" text:cond-style-name="">Ich möchte später einen Beruf haben, der wenig mit Computern zu tun hat - eher nicht oder gar nich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allenFragen.$B$58:.$B$61"/>
          </chart:axis>
          <chart:series chart:values-cell-range-address="Zsmhang_Proz_von_allenFragen.$F$58:.$F$61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1.5452755905512pt" svg:width="473.7268503937008pt" chart:style-name="Crt0">
        <chart:title chart:style-name="CT00">
          <text:p text:style-name="a0" text:class-names="" text:cond-style-name="">Ich möchte später einen Beruf haben, der wenig mit Computern zu tun ha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allenFragen.$B$58:.$B$61"/>
          </chart:axis>
          <chart:series chart:label-cell-address="Zsmhang_Proz_von_allenFragen.$C$56" chart:values-cell-range-address="Zsmhang_Proz_von_allenFragen.$D$58:.$D$61" chart:class="chart:bar" chart:attached-axis="primary-y" chart:style-name="G0S0">
            <chart:data-point chart:repeated="4"/>
          </chart:series>
          <chart:series chart:label-cell-address="Zsmhang_Proz_von_allenFragen.$E$56" chart:values-cell-range-address="Zsmhang_Proz_von_allenFragen.$F$58:.$F$61" chart:class="chart:bar" chart:attached-axis="primary-y" chart:style-name="G0S1">
            <chart:data-point chart:repeated="4"/>
          </chart:series>
          <chart:series chart:label-cell-address="Zsmhang_Proz_von_allenFragen.$I$56" chart:values-cell-range-address="Zsmhang_Proz_von_allenFragen.$J$58:.$J$6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70c0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de0000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00b05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f7f7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2.867874015748pt" svg:width="474.914094488189pt" chart:style-name="Crt0">
        <chart:title chart:style-name="CT00">
          <text:p text:style-name="a0" text:class-names="" text:cond-style-name="">Ich möchte mehr über Informatik und Technik im Unterricht lerne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point chart:repeated="3"/>
          </chart:series>
          <chart:series chart:label-cell-address="local-table.$E$1" chart:values-cell-range-address="local-table.$E$2:.$E$4" chart:class="chart:bar" chart:attached-axis="primary-y" chart:style-name="G0S3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Interaktionsperspektive</text:p>
              </table:table-cell>
              <table:table-cell office:value-type="string">
                <text:p>Technologisch-mediale Perspektive</text:p>
              </table:table-cell>
              <table:table-cell office:value-type="string">
                <text:p>Gesellschaftlich-Kulturelle Perspektive</text:p>
              </table:table-cell>
              <table:table-cell office:value-type="string">
                <text:p>nicht einordbar</text:p>
              </table:table-cell>
            </table:table-row>
          </table:table-header-rows>
          <table:table-row>
            <table:table-cell office:value-type="string">
              <text:p> ja sehr gern oder eher ja</text:p>
            </table:table-cell>
            <table:table-cell office:value-type="float" office:value="0.28702993092862622"/>
            <table:table-cell office:value-type="float" office:value="0.32386799693016116"/>
            <table:table-cell office:value-type="float" office:value="6.6768994627782047E-2"/>
            <table:table-cell office:value-type="float" office:value="0.18342287029930929"/>
          </table:table-row>
          <table:table-row>
            <table:table-cell office:value-type="string">
              <text:p>eher nicht oder gar nicht</text:p>
            </table:table-cell>
            <table:table-cell office:value-type="float" office:value="2.6093630084420567E-2"/>
            <table:table-cell office:value-type="float" office:value="2.3023791250959325E-2"/>
            <table:table-cell office:value-type="float" office:value="7.6745970836531079E-3"/>
            <table:table-cell office:value-type="float" office:value="1.9953952417498082E-2"/>
          </table:table-row>
          <table:table-row>
            <table:table-cell office:value-type="string">
              <text:p>ich weiß nicht und keine Angabe</text:p>
            </table:table-cell>
            <table:table-cell office:value-type="float" office:value="2.3791250959324637E-2"/>
            <table:table-cell office:value-type="float" office:value="1.4581734458940905E-2"/>
            <table:table-cell office:value-type="float" office:value="3.8372985418265539E-3"/>
            <table:table-cell office:value-type="float" office:value="1.9953952417498082E-2"/>
          </table:table-row>
        </table:table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70c0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de0000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00b05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f7f7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4.2725984251969pt" svg:width="471.5452755905511pt" chart:style-name="Crt0">
        <chart:title chart:style-name="CT00">
          <text:p text:style-name="a0" text:class-names="" text:cond-style-name="">Ich würde eine AG zu Informatik und Technik wähle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point chart:repeated="3"/>
          </chart:series>
          <chart:series chart:label-cell-address="local-table.$E$1" chart:values-cell-range-address="local-table.$E$2:.$E$4" chart:class="chart:bar" chart:attached-axis="primary-y" chart:style-name="G0S3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Interaktionsperspektive</text:p>
              </table:table-cell>
              <table:table-cell office:value-type="string">
                <text:p>Technologisch-mediale Perspektive</text:p>
              </table:table-cell>
              <table:table-cell office:value-type="string">
                <text:p>Gesellschaftlich-Kulturelle Perspektive</text:p>
              </table:table-cell>
              <table:table-cell office:value-type="string">
                <text:p>nicht einordbar</text:p>
              </table:table-cell>
            </table:table-row>
          </table:table-header-rows>
          <table:table-row>
            <table:table-cell office:value-type="string">
              <text:p> ja sehr gern oder eher ja</text:p>
            </table:table-cell>
            <table:table-cell office:value-type="float" office:value="0.21028396009209516"/>
            <table:table-cell office:value-type="float" office:value="0.21872601688411358"/>
            <table:table-cell office:value-type="float" office:value="5.4489639293937069E-2"/>
            <table:table-cell office:value-type="float" office:value="0.14198004604758249"/>
          </table:table-row>
          <table:table-row>
            <table:table-cell office:value-type="string">
              <text:p>eher nicht oder gar nicht</text:p>
            </table:table-cell>
            <table:table-cell office:value-type="float" office:value="8.4420567920184195E-2"/>
            <table:table-cell office:value-type="float" office:value="9.5932463545663857E-2"/>
            <table:table-cell office:value-type="float" office:value="1.7651573292402148E-2"/>
            <table:table-cell office:value-type="float" office:value="4.3745203376822715E-2"/>
          </table:table-row>
          <table:table-row>
            <table:table-cell office:value-type="string">
              <text:p>ich weiß nicht und keine Angabe</text:p>
            </table:table-cell>
            <table:table-cell office:value-type="float" office:value="4.2210283960092097E-2"/>
            <table:table-cell office:value-type="float" office:value="4.6815042210283958E-2"/>
            <table:table-cell office:value-type="float" office:value="6.1396776669224865E-3"/>
            <table:table-cell office:value-type="float" office:value="3.760552570990023E-2"/>
          </table:table-row>
        </table:table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70c0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de0000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00b05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f7f7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2.636062992126pt" svg:width="469.9086614173228pt" chart:style-name="Crt0">
        <chart:title chart:style-name="CT00">
          <text:p text:style-name="a0" text:class-names="" text:cond-style-name="">Ich mag Geschichten, die etwas mit Computern und Technik zu tun habe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point chart:repeated="3"/>
          </chart:series>
          <chart:series chart:label-cell-address="local-table.$E$1" chart:values-cell-range-address="local-table.$E$2:.$E$4" chart:class="chart:bar" chart:attached-axis="primary-y" chart:style-name="G0S3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Interaktionsperspektive</text:p>
              </table:table-cell>
              <table:table-cell office:value-type="string">
                <text:p>Technologisch-mediale Perspektive</text:p>
              </table:table-cell>
              <table:table-cell office:value-type="string">
                <text:p>Gesellschaftlich-Kulturelle Perspektive</text:p>
              </table:table-cell>
              <table:table-cell office:value-type="string">
                <text:p>nicht einordbar</text:p>
              </table:table-cell>
            </table:table-row>
          </table:table-header-rows>
          <table:table-row>
            <table:table-cell office:value-type="string">
              <text:p> ja sehr gern oder eher ja</text:p>
            </table:table-cell>
            <table:table-cell office:value-type="float" office:value="0.22563315425940139"/>
            <table:table-cell office:value-type="float" office:value="0.24558710667689945"/>
            <table:table-cell office:value-type="float" office:value="5.2187260168841135E-2"/>
            <table:table-cell office:value-type="float" office:value="0.14198004604758249"/>
          </table:table-row>
          <table:table-row>
            <table:table-cell office:value-type="string">
              <text:p>eher nicht oder gar nicht</text:p>
            </table:table-cell>
            <table:table-cell office:value-type="float" office:value="8.9025326170376048E-2"/>
            <table:table-cell office:value-type="float" office:value="9.8234842670759784E-2"/>
            <table:table-cell office:value-type="float" office:value="2.3791250959324637E-2"/>
            <table:table-cell office:value-type="float" office:value="5.5257099002302378E-2"/>
          </table:table-row>
          <table:table-row>
            <table:table-cell office:value-type="string">
              <text:p>ich weiß nicht und keine Angabe</text:p>
            </table:table-cell>
            <table:table-cell office:value-type="float" office:value="2.2256331542594012E-2"/>
            <table:table-cell office:value-type="float" office:value="1.7651573292402148E-2"/>
            <table:table-cell office:value-type="float" office:value="2.3023791250959325E-3"/>
            <table:table-cell office:value-type="float" office:value="2.6093630084420567E-2"/>
          </table:table-row>
        </table:table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e0e5eb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e0e5e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1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2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6.286377952756pt" svg:width="363.8570078740157pt" chart:style-name="Crt0">
        <chart:title chart:style-name="CT00">
          <text:p text:style-name="a0" text:class-names="" text:cond-style-name="">Ich würde eine AG zu Informatik und Technik wählen</text:p>
        </chart:title>
        <chart:legend chart:legend-position="bottom" chart:legend-align="center" chart:style-name="Lgnd"/>
        <chart:plot-area svg:x="0.0pt" svg:y="49.4388188976378pt" svg:width="363.8570078740157pt" svg:height="118.555984251968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kreuzergebnisse.$B$19:.$B$24"/>
          </chart:axis>
          <chart:series chart:label-cell-address="Ankreuzergebnisse.$D$18" chart:values-cell-range-address="Ankreuzergebnisse.$D$19:.$D$24" chart:class="chart:bar" chart:attached-axis="primary-y" chart:style-name="G0S0">
            <chart:data-point chart:repeated="6"/>
          </chart:series>
          <chart:series chart:label-cell-address="Ankreuzergebnisse.$F$18" chart:values-cell-range-address="Ankreuzergebnisse.$F$19:.$F$24" chart:class="chart:bar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6083cb" draw:end-color="#3e70ca" draw:start-intensity="100%" draw:end-intensity="100%"/>
    <draw:gradient draw:name="a2" draw:style="linear" draw:angle="0" draw:start-color="#f18c55" draw:end-color="#f67b28" draw:start-intensity="100%" draw:end-intensity="100%"/>
  </office:styles>
</office:document-styles>
</file>

<file path=Object 4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70c0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de0000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00b05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f7f7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98.817874015748pt" svg:width="470.4544094488189pt" chart:style-name="Crt0">
        <chart:title chart:style-name="CT00">
          <text:p text:style-name="a0" text:class-names="" text:cond-style-name="">Ich möchte später einen Beruf haben, der viel mit Computern zu tun hat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point chart:repeated="3"/>
          </chart:series>
          <chart:series chart:label-cell-address="local-table.$E$1" chart:values-cell-range-address="local-table.$E$2:.$E$4" chart:class="chart:bar" chart:attached-axis="primary-y" chart:style-name="G0S3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Interaktionsperspektive</text:p>
              </table:table-cell>
              <table:table-cell office:value-type="string">
                <text:p>Technologisch-mediale Perspektive</text:p>
              </table:table-cell>
              <table:table-cell office:value-type="string">
                <text:p>Gesellschaftlich-Kulturelle Perspektive</text:p>
              </table:table-cell>
              <table:table-cell office:value-type="string">
                <text:p>nicht einordbar</text:p>
              </table:table-cell>
            </table:table-row>
          </table:table-header-rows>
          <table:table-row>
            <table:table-cell office:value-type="string">
              <text:p> ja sehr gern oder eher ja</text:p>
            </table:table-cell>
            <table:table-cell office:value-type="float" office:value="0.11972371450498849"/>
            <table:table-cell office:value-type="float" office:value="0.15195702225633154"/>
            <table:table-cell office:value-type="float" office:value="3.760552570990023E-2"/>
            <table:table-cell office:value-type="float" office:value="9.5165003837298548E-2"/>
          </table:table-row>
          <table:table-row>
            <table:table-cell office:value-type="string">
              <text:p>eher nicht oder gar nicht</text:p>
            </table:table-cell>
            <table:table-cell office:value-type="float" office:value="0.15963161933998465"/>
            <table:table-cell office:value-type="float" office:value="0.15272448196469685"/>
            <table:table-cell office:value-type="float" office:value="2.916346891788181E-2"/>
            <table:table-cell office:value-type="float" office:value="9.3630084420567916E-2"/>
          </table:table-row>
          <table:table-row>
            <table:table-cell office:value-type="string">
              <text:p>ich weiß nicht und keine Angabe</text:p>
            </table:table-cell>
            <table:table-cell office:value-type="float" office:value="5.7559478127398311E-2"/>
            <table:table-cell office:value-type="float" office:value="5.6792018419033002E-2"/>
            <table:table-cell office:value-type="float" office:value="1.1511895625479662E-2"/>
            <table:table-cell office:value-type="float" office:value="3.4535686876438987E-2"/>
          </table:table-row>
        </table:table>
      </chart:chart>
    </office:chart>
  </office:body>
</office:document-content>
</file>

<file path=Object 4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70c0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de0000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00b05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f7f7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1.5452755905512pt" svg:width="473.7268503937008pt" chart:style-name="Crt0">
        <chart:title chart:style-name="CT00">
          <text:p text:style-name="a0" text:class-names="" text:cond-style-name="">Ich möchte später einen Beruf haben, der wenig mit Computern zu tun hat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point chart:repeated="3"/>
          </chart:series>
          <chart:series chart:label-cell-address="local-table.$E$1" chart:values-cell-range-address="local-table.$E$2:.$E$4" chart:class="chart:bar" chart:attached-axis="primary-y" chart:style-name="G0S3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Interaktionsperspektive</text:p>
              </table:table-cell>
              <table:table-cell office:value-type="string">
                <text:p>Technologisch-mediale Perspektive</text:p>
              </table:table-cell>
              <table:table-cell office:value-type="string">
                <text:p>Gesellschaftlich-Kulturelle Perspektive</text:p>
              </table:table-cell>
              <table:table-cell office:value-type="string">
                <text:p>nicht einordbar</text:p>
              </table:table-cell>
            </table:table-row>
          </table:table-header-rows>
          <table:table-row>
            <table:table-cell office:value-type="string">
              <text:p> ja sehr gern oder eher ja</text:p>
            </table:table-cell>
            <table:table-cell office:value-type="float" office:value="0.1696085955487337"/>
            <table:table-cell office:value-type="float" office:value="0.16730621642363777"/>
            <table:table-cell office:value-type="float" office:value="2.8396009209516501E-2"/>
            <table:table-cell office:value-type="float" office:value="0.10283960092095165"/>
          </table:table-row>
          <table:table-row>
            <table:table-cell office:value-type="string">
              <text:p>eher nicht oder gar nicht</text:p>
            </table:table-cell>
            <table:table-cell office:value-type="float" office:value="0.11051419800460476"/>
            <table:table-cell office:value-type="float" office:value="0.1488871834228703"/>
            <table:table-cell office:value-type="float" office:value="3.3000767459708362E-2"/>
            <table:table-cell office:value-type="float" office:value="8.6722947045280122E-2"/>
          </table:table-row>
          <table:table-row>
            <table:table-cell office:value-type="string">
              <text:p>ich weiß nicht und keine Angabe</text:p>
            </table:table-cell>
            <table:table-cell office:value-type="float" office:value="5.6792018419033002E-2"/>
            <table:table-cell office:value-type="float" office:value="4.528012279355334E-2"/>
            <table:table-cell office:value-type="float" office:value="1.6884113584036839E-2"/>
            <table:table-cell office:value-type="float" office:value="3.3768227168073678E-2"/>
          </table:table-row>
        </table:table>
      </chart:chart>
    </office:chart>
  </office:body>
</office:document-content>
</file>

<file path=Object 4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2.867874015748pt" svg:width="474.914094488189pt" chart:style-name="Crt0">
        <chart:title chart:style-name="CT00">
          <text:p text:style-name="a0" text:class-names="" text:cond-style-name="">Ich möchte mehr über Informatik und Technik im Unterricht lernen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Kategorie.$B$6:.$B$9"/>
          </chart:axis>
          <chart:series chart:label-cell-address="Zsmhang_Proz_von_Kategorie.$C$4" chart:values-cell-range-address="Zsmhang_Proz_von_Kategorie.$D$6:.$D$9" chart:class="chart:bar" chart:attached-axis="primary-y" chart:style-name="G0S0">
            <chart:data-point chart:repeated="4"/>
          </chart:series>
          <chart:series chart:label-cell-address="Zsmhang_Proz_von_Kategorie.$E$4" chart:values-cell-range-address="Zsmhang_Proz_von_Kategorie.$F$6:.$F$9" chart:class="chart:bar" chart:attached-axis="primary-y" chart:style-name="G0S1">
            <chart:data-point chart:repeated="4"/>
          </chart:series>
          <chart:series chart:label-cell-address="Zsmhang_Proz_von_Kategorie.$I$4" chart:values-cell-range-address="Zsmhang_Proz_von_Kategorie.$J$6:.$J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3.1011811023622pt" svg:width="445.7166929133858pt" chart:style-name="Crt0">
        <chart:title chart:style-name="CT00">
          <text:p text:style-name="a0" text:class-names="" text:cond-style-name="">Ich möchte mehr über Informatik und Technik im Unterricht lernen - ja sehr gern oder eher ja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Kategorie.$B$6:.$B$9"/>
          </chart:axis>
          <chart:series chart:values-cell-range-address="Zsmhang_Proz_von_Kategorie.$D$6:.$D$9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4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92d05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1.7677165354331pt" svg:width="448.0905511811023pt" chart:style-name="Crt0">
        <chart:title chart:style-name="CT00">
          <text:p text:style-name="a0" text:class-names="" text:cond-style-name="">Ich möchte mehr über Informatik und Technik im Unterricht lernen - eher nicht oder gar nich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Kategorie.$B$6:.$B$9"/>
          </chart:axis>
          <chart:series chart:values-cell-range-address="Zsmhang_Proz_von_Kategorie.$F$6:.$F$9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4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3.1818110236221pt" svg:width="444.8181102362205pt" chart:style-name="Crt0">
        <chart:title chart:style-name="CT00">
          <text:p text:style-name="a0" text:class-names="" text:cond-style-name="">Ich würde eine AG zu Informatik und Technik wählen - ja sehr gern oder eher ja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Kategorie.$B$19:.$B$22"/>
          </chart:axis>
          <chart:series chart:values-cell-range-address="Zsmhang_Proz_von_Kategorie.$D$19:.$D$22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4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3.1818110236221pt" svg:width="452.4544094488189pt" chart:style-name="Crt0">
        <chart:title chart:style-name="CT00">
          <text:p text:style-name="a0" text:class-names="" text:cond-style-name="">Ich würde eine AG zu Informatik und Technik wählen - eher nicht oder gar nich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Kategorie.$B$19:.$B$22"/>
          </chart:axis>
          <chart:series chart:values-cell-range-address="Zsmhang_Proz_von_Kategorie.$F$19:.$F$22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4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4.2725984251969pt" svg:width="471.5452755905511pt" chart:style-name="Crt0">
        <chart:title chart:style-name="CT00">
          <text:p text:style-name="a0" text:class-names="" text:cond-style-name="">Ich würde eine AG zu Informatik und Technik wählen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Kategorie.$B$19:.$B$22"/>
          </chart:axis>
          <chart:series chart:label-cell-address="Zsmhang_Proz_von_Kategorie.$C$17" chart:values-cell-range-address="Zsmhang_Proz_von_Kategorie.$D$19:.$D$22" chart:class="chart:bar" chart:attached-axis="primary-y" chart:style-name="G0S0">
            <chart:data-point chart:repeated="4"/>
          </chart:series>
          <chart:series chart:label-cell-address="Zsmhang_Proz_von_Kategorie.$E$17" chart:values-cell-range-address="Zsmhang_Proz_von_Kategorie.$F$19:.$F$22" chart:class="chart:bar" chart:attached-axis="primary-y" chart:style-name="G0S1">
            <chart:data-point chart:repeated="4"/>
          </chart:series>
          <chart:series chart:label-cell-address="Zsmhang_Proz_von_Kategorie.$I$17" chart:values-cell-range-address="Zsmhang_Proz_von_Kategorie.$J$19:.$J$2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3.1818110236221pt" svg:width="446.9996850393701pt" chart:style-name="Crt0">
        <chart:title chart:style-name="CT00">
          <text:p text:style-name="a0" text:class-names="" text:cond-style-name="">Ich mag Geschichten, die etwas mit Computern und Technik zu tun haben - ja sehr gern oder eher ja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Kategorie.$B$32:.$B$35"/>
          </chart:axis>
          <chart:series chart:values-cell-range-address="Zsmhang_Proz_von_Kategorie.$D$32:.$D$35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4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0.4544094488189pt" svg:width="453.5452755905511pt" chart:style-name="Crt0">
        <chart:title chart:style-name="CT00">
          <text:p text:style-name="a0" text:class-names="" text:cond-style-name="">Ich mag Geschichten, die etwas mit Computern und Technik zu tun haben - eher nicht oder gar nich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Kategorie.$B$32:.$B$35"/>
          </chart:axis>
          <chart:series chart:values-cell-range-address="Zsmhang_Proz_von_Kategorie.$F$32:.$F$35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4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e0e5eb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e0e5e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1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2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3.1089763779528pt" svg:width="360.1007874015748pt" chart:style-name="Crt0">
        <chart:title chart:style-name="CT00">
          <text:p text:style-name="a0" text:class-names="" text:cond-style-name="">Ich mag Geschichten, die etwas mit Computern und Technik zu tun haben</text:p>
        </chart:title>
        <chart:legend chart:legend-position="bottom" chart:legend-align="center" chart:style-name="Lgnd"/>
        <chart:plot-area svg:x="0.0pt" svg:y="48.63850393700787pt" svg:width="360.1007874015748pt" svg:height="116.6368503937008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kreuzergebnisse.$B$32:.$B$37"/>
          </chart:axis>
          <chart:series chart:label-cell-address="Ankreuzergebnisse.$D$31" chart:values-cell-range-address="Ankreuzergebnisse.$D$32:.$D$37" chart:class="chart:bar" chart:attached-axis="primary-y" chart:style-name="G0S0">
            <chart:data-point chart:repeated="6"/>
          </chart:series>
          <chart:series chart:label-cell-address="Ankreuzergebnisse.$F$31" chart:values-cell-range-address="Ankreuzergebnisse.$F$32:.$F$37" chart:class="chart:bar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6083cb" draw:end-color="#3e70ca" draw:start-intensity="100%" draw:end-intensity="100%"/>
    <draw:gradient draw:name="a2" draw:style="linear" draw:angle="0" draw:start-color="#f18c55" draw:end-color="#f67b28" draw:start-intensity="100%" draw:end-intensity="100%"/>
  </office:styles>
</office:document-styles>
</file>

<file path=Object 5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2.636062992126pt" svg:width="469.9086614173228pt" chart:style-name="Crt0">
        <chart:title chart:style-name="CT00">
          <text:p text:style-name="a0" text:class-names="" text:cond-style-name="">Ich mag Geschichten, die etwas mit Computern und Technik zu tun haben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Kategorie.$B$32:.$B$35"/>
          </chart:axis>
          <chart:series chart:label-cell-address="Zsmhang_Proz_von_Kategorie.$C$30" chart:values-cell-range-address="Zsmhang_Proz_von_Kategorie.$D$32:.$D$35" chart:class="chart:bar" chart:attached-axis="primary-y" chart:style-name="G0S0">
            <chart:data-point chart:repeated="4"/>
          </chart:series>
          <chart:series chart:label-cell-address="Zsmhang_Proz_von_Kategorie.$E$30" chart:values-cell-range-address="Zsmhang_Proz_von_Kategorie.$F$32:.$F$35" chart:class="chart:bar" chart:attached-axis="primary-y" chart:style-name="G0S1">
            <chart:data-point chart:repeated="4"/>
          </chart:series>
          <chart:series chart:label-cell-address="Zsmhang_Proz_von_Kategorie.$I$30" chart:values-cell-range-address="Zsmhang_Proz_von_Kategorie.$J$32:.$J$3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5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8.817874015748pt" svg:width="470.4544094488189pt" chart:style-name="Crt0">
        <chart:title chart:style-name="CT00">
          <text:p text:style-name="a0" text:class-names="" text:cond-style-name="">Ich möchte später einen Beruf haben, der viel mit Computern zu tun ha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Kategorie.$B$45:.$B$48"/>
          </chart:axis>
          <chart:series chart:label-cell-address="Zsmhang_Proz_von_Kategorie.$C$43" chart:values-cell-range-address="Zsmhang_Proz_von_Kategorie.$D$45:.$D$48" chart:class="chart:bar" chart:attached-axis="primary-y" chart:style-name="G0S0">
            <chart:data-point chart:repeated="4"/>
          </chart:series>
          <chart:series chart:label-cell-address="Zsmhang_Proz_von_Kategorie.$E$43" chart:values-cell-range-address="Zsmhang_Proz_von_Kategorie.$F$45:.$F$48" chart:class="chart:bar" chart:attached-axis="primary-y" chart:style-name="G0S1">
            <chart:data-point chart:repeated="4"/>
          </chart:series>
          <chart:series chart:label-cell-address="Zsmhang_Proz_von_Kategorie.$I$43" chart:values-cell-range-address="Zsmhang_Proz_von_Kategorie.$J$45:.$J$4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5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98.817874015748pt" svg:width="450.2728346456693pt" chart:style-name="Crt0">
        <chart:title chart:style-name="CT00">
          <text:p text:style-name="a0" text:class-names="" text:cond-style-name="">Ich möchte später einen Beruf haben, der viel mit Computern zu tun hat - ja sehr gern oder eher ja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Kategorie.$B$45:.$B$48"/>
          </chart:axis>
          <chart:series chart:values-cell-range-address="Zsmhang_Proz_von_Kategorie.$D$45:.$D$48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5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99.3636220472441pt" svg:width="454.3638582677165pt" chart:style-name="Crt0">
        <chart:title chart:style-name="CT00">
          <text:p text:style-name="a0" text:class-names="" text:cond-style-name="">Ich möchte später einen Beruf haben, der viel mit Computern zu tun hat - eher nicht oder gar nich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Kategorie.$B$45:.$B$48"/>
          </chart:axis>
          <chart:series chart:values-cell-range-address="Zsmhang_Proz_von_Kategorie.$F$45:.$F$48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5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0.4544094488189pt" svg:width="452.4544094488189pt" chart:style-name="Crt0">
        <chart:title chart:style-name="CT00">
          <text:p text:style-name="a0" text:class-names="" text:cond-style-name="">Ich möchte später einen Beruf haben, der wenig mit Computern zu tun hat - ja sehr gern oder eher ja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Kategorie.$B$58:.$B$61"/>
          </chart:axis>
          <chart:series chart:values-cell-range-address="Zsmhang_Proz_von_Kategorie.$D$58:.$D$61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5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070c0" draw:opacity="100%" draw:stroke="none"/>
    </style:style>
    <style:style style:family="chart" style:name="G0S0P1">
      <style:graphic-properties draw:fill="solid" draw:fill-color="#de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f7f7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2.636062992126pt" svg:width="453.8181102362205pt" chart:style-name="Crt0">
        <chart:title chart:style-name="CT00">
          <text:p text:style-name="a0" text:class-names="" text:cond-style-name="">Ich möchte später einen Beruf haben, der wenig mit Computern zu tun hat - eher nicht oder gar nich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Kategorie.$B$58:.$B$61"/>
          </chart:axis>
          <chart:series chart:values-cell-range-address="Zsmhang_Proz_von_Kategorie.$F$58:.$F$61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5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1.5452755905512pt" svg:width="473.7268503937008pt" chart:style-name="Crt0">
        <chart:title chart:style-name="CT00">
          <text:p text:style-name="a0" text:class-names="" text:cond-style-name="">Ich möchte später einen Beruf haben, der wenig mit Computern zu tun ha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Zsmhang_Proz_von_Kategorie.$B$58:.$B$61"/>
          </chart:axis>
          <chart:series chart:label-cell-address="Zsmhang_Proz_von_Kategorie.$C$56" chart:values-cell-range-address="Zsmhang_Proz_von_Kategorie.$D$58:.$D$61" chart:class="chart:bar" chart:attached-axis="primary-y" chart:style-name="G0S0">
            <chart:data-point chart:repeated="4"/>
          </chart:series>
          <chart:series chart:label-cell-address="Zsmhang_Proz_von_Kategorie.$E$56" chart:values-cell-range-address="Zsmhang_Proz_von_Kategorie.$F$58:.$F$61" chart:class="chart:bar" chart:attached-axis="primary-y" chart:style-name="G0S1">
            <chart:data-point chart:repeated="4"/>
          </chart:series>
          <chart:series chart:label-cell-address="Zsmhang_Proz_von_Kategorie.$I$56" chart:values-cell-range-address="Zsmhang_Proz_von_Kategorie.$J$58:.$J$6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5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70c0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de0000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00b05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f7f7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2.867874015748pt" svg:width="474.914094488189pt" chart:style-name="Crt0">
        <chart:title chart:style-name="CT00">
          <text:p text:style-name="a0" text:class-names="" text:cond-style-name="">Ich möchte mehr über Informatik und Technik im Unterricht lerne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point chart:repeated="3"/>
          </chart:series>
          <chart:series chart:label-cell-address="local-table.$E$1" chart:values-cell-range-address="local-table.$E$2:.$E$4" chart:class="chart:bar" chart:attached-axis="primary-y" chart:style-name="G0S3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Interaktionsperspektive</text:p>
              </table:table-cell>
              <table:table-cell office:value-type="string">
                <text:p>Technologisch-mediale Perspektive</text:p>
              </table:table-cell>
              <table:table-cell office:value-type="string">
                <text:p>Gesellschaftlich-Kulturelle Perspektive</text:p>
              </table:table-cell>
              <table:table-cell office:value-type="string">
                <text:p>nicht einordbar</text:p>
              </table:table-cell>
            </table:table-row>
          </table:table-header-rows>
          <table:table-row>
            <table:table-cell office:value-type="string">
              <text:p> ja sehr gern oder eher ja</text:p>
            </table:table-cell>
            <table:table-cell office:value-type="float" office:value="0.33333333333333331"/>
            <table:table-cell office:value-type="float" office:value="0.37611408199643492"/>
            <table:table-cell office:value-type="float" office:value="7.7540106951871662E-2"/>
            <table:table-cell office:value-type="float" office:value="0.21301247771836007"/>
          </table:table-row>
          <table:table-row>
            <table:table-cell office:value-type="string">
              <text:p>eher nicht oder gar nicht</text:p>
            </table:table-cell>
            <table:table-cell office:value-type="float" office:value="0.34"/>
            <table:table-cell office:value-type="float" office:value="0.3"/>
            <table:table-cell office:value-type="float" office:value="0.1"/>
            <table:table-cell office:value-type="float" office:value="0.26"/>
          </table:table-row>
          <table:table-row>
            <table:table-cell office:value-type="string">
              <text:p>ich weiß nicht und keine Angabe</text:p>
            </table:table-cell>
            <table:table-cell office:value-type="float" office:value="0.38271604938271603"/>
            <table:table-cell office:value-type="float" office:value="0.23456790123456789"/>
            <table:table-cell office:value-type="float" office:value="6.1728395061728392E-2"/>
            <table:table-cell office:value-type="float" office:value="0.32098765432098764"/>
          </table:table-row>
        </table:table>
      </chart:chart>
    </office:chart>
  </office:body>
</office:document-content>
</file>

<file path=Object 5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70c0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de0000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00b05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f7f7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4.2725984251969pt" svg:width="471.5452755905511pt" chart:style-name="Crt0">
        <chart:title chart:style-name="CT00">
          <text:p text:style-name="a0" text:class-names="" text:cond-style-name="">Ich würde eine AG zu Informatik und Technik wähle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point chart:repeated="3"/>
          </chart:series>
          <chart:series chart:label-cell-address="local-table.$E$1" chart:values-cell-range-address="local-table.$E$2:.$E$4" chart:class="chart:bar" chart:attached-axis="primary-y" chart:style-name="G0S3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Interaktionsperspektive</text:p>
              </table:table-cell>
              <table:table-cell office:value-type="string">
                <text:p>Technologisch-mediale Perspektive</text:p>
              </table:table-cell>
              <table:table-cell office:value-type="string">
                <text:p>Gesellschaftlich-Kulturelle Perspektive</text:p>
              </table:table-cell>
              <table:table-cell office:value-type="string">
                <text:p>nicht einordbar</text:p>
              </table:table-cell>
            </table:table-row>
          </table:table-header-rows>
          <table:table-row>
            <table:table-cell office:value-type="string">
              <text:p> ja sehr gern oder eher ja</text:p>
            </table:table-cell>
            <table:table-cell office:value-type="float" office:value="0.33619631901840491"/>
            <table:table-cell office:value-type="float" office:value="0.34969325153374231"/>
            <table:table-cell office:value-type="float" office:value="8.7116564417177911E-2"/>
            <table:table-cell office:value-type="float" office:value="0.22699386503067484"/>
          </table:table-row>
          <table:table-row>
            <table:table-cell office:value-type="string">
              <text:p>eher nicht oder gar nicht</text:p>
            </table:table-cell>
            <table:table-cell office:value-type="float" office:value="0.34920634920634919"/>
            <table:table-cell office:value-type="float" office:value="0.3968253968253968"/>
            <table:table-cell office:value-type="float" office:value="7.301587301587302E-2"/>
            <table:table-cell office:value-type="float" office:value="0.18095238095238095"/>
          </table:table-row>
          <table:table-row>
            <table:table-cell office:value-type="string">
              <text:p>ich weiß nicht und keine Angabe</text:p>
            </table:table-cell>
            <table:table-cell office:value-type="float" office:value="0.31791907514450868"/>
            <table:table-cell office:value-type="float" office:value="0.35260115606936415"/>
            <table:table-cell office:value-type="float" office:value="4.6242774566473986E-2"/>
            <table:table-cell office:value-type="float" office:value="0.2832369942196532"/>
          </table:table-row>
        </table:table>
      </chart:chart>
    </office:chart>
  </office:body>
</office:document-content>
</file>

<file path=Object 5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70c0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de0000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00b05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f7f7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2.636062992126pt" svg:width="469.9086614173228pt" chart:style-name="Crt0">
        <chart:title chart:style-name="CT00">
          <text:p text:style-name="a0" text:class-names="" text:cond-style-name="">Ich mag Geschichten, die etwas mit Computern und Technik zu tun habe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point chart:repeated="3"/>
          </chart:series>
          <chart:series chart:label-cell-address="local-table.$E$1" chart:values-cell-range-address="local-table.$E$2:.$E$4" chart:class="chart:bar" chart:attached-axis="primary-y" chart:style-name="G0S3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Interaktionsperspektive</text:p>
              </table:table-cell>
              <table:table-cell office:value-type="string">
                <text:p>Technologisch-mediale Perspektive</text:p>
              </table:table-cell>
              <table:table-cell office:value-type="string">
                <text:p>Gesellschaftlich-Kulturelle Perspektive</text:p>
              </table:table-cell>
              <table:table-cell office:value-type="string">
                <text:p>nicht einordbar</text:p>
              </table:table-cell>
            </table:table-row>
          </table:table-header-rows>
          <table:table-row>
            <table:table-cell office:value-type="string">
              <text:p> ja sehr gern oder eher ja</text:p>
            </table:table-cell>
            <table:table-cell office:value-type="float" office:value="0.33910034602076122"/>
            <table:table-cell office:value-type="float" office:value="0.3690888119953864"/>
            <table:table-cell office:value-type="float" office:value="7.8431372549019607E-2"/>
            <table:table-cell office:value-type="float" office:value="0.21337946943483277"/>
          </table:table-row>
          <table:table-row>
            <table:table-cell office:value-type="string">
              <text:p>eher nicht oder gar nicht</text:p>
            </table:table-cell>
            <table:table-cell office:value-type="float" office:value="0.33429394812680113"/>
            <table:table-cell office:value-type="float" office:value="0.36887608069164263"/>
            <table:table-cell office:value-type="float" office:value="8.9337175792507204E-2"/>
            <table:table-cell office:value-type="float" office:value="0.207492795389049"/>
          </table:table-row>
          <table:table-row>
            <table:table-cell office:value-type="string">
              <text:p>ich weiß nicht und keine Angabe</text:p>
            </table:table-cell>
            <table:table-cell office:value-type="float" office:value="0.3258426966292135"/>
            <table:table-cell office:value-type="float" office:value="0.25842696629213485"/>
            <table:table-cell office:value-type="float" office:value="3.3707865168539325E-2"/>
            <table:table-cell office:value-type="float" office:value="0.38202247191011235"/>
          </table:table-row>
        </table:table>
      </chart:chart>
    </office:chart>
  </office:body>
</office:document-content>
</file>

<file path=Object 5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e0e5eb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e0e5e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1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2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3.1089763779528pt" svg:width="360.1007874015748pt" chart:style-name="Crt0">
        <chart:title chart:style-name="CT00">
          <text:p text:style-name="a0" text:class-names="" text:cond-style-name="">Ich möchte später einen Beruf haben, der viel mit Computern zu tun hat<text:s text:c="1"/></text:p>
        </chart:title>
        <chart:legend chart:legend-position="bottom" chart:legend-align="center" chart:style-name="Lgnd"/>
        <chart:plot-area svg:x="0.0pt" svg:y="48.63850393700787pt" svg:width="360.1007874015748pt" svg:height="116.636929133858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kreuzergebnisse.$B$45:.$B$50"/>
          </chart:axis>
          <chart:series chart:label-cell-address="Ankreuzergebnisse.$D$44" chart:values-cell-range-address="Ankreuzergebnisse.$D$45:.$D$50" chart:class="chart:bar" chart:attached-axis="primary-y" chart:style-name="G0S0">
            <chart:data-point chart:repeated="6"/>
          </chart:series>
          <chart:series chart:label-cell-address="Ankreuzergebnisse.$F$44" chart:values-cell-range-address="Ankreuzergebnisse.$F$45:.$F$50" chart:class="chart:bar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6083cb" draw:end-color="#3e70ca" draw:start-intensity="100%" draw:end-intensity="100%"/>
    <draw:gradient draw:name="a2" draw:style="linear" draw:angle="0" draw:start-color="#f18c55" draw:end-color="#f67b28" draw:start-intensity="100%" draw:end-intensity="100%"/>
  </office:styles>
</office:document-styles>
</file>

<file path=Object 6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70c0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de0000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00b05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f7f7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98.817874015748pt" svg:width="470.4544094488189pt" chart:style-name="Crt0">
        <chart:title chart:style-name="CT00">
          <text:p text:style-name="a0" text:class-names="" text:cond-style-name="">Ich möchte später einen Beruf haben, der viel mit Computern zu tun hat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point chart:repeated="3"/>
          </chart:series>
          <chart:series chart:label-cell-address="local-table.$E$1" chart:values-cell-range-address="local-table.$E$2:.$E$4" chart:class="chart:bar" chart:attached-axis="primary-y" chart:style-name="G0S3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Interaktionsperspektive</text:p>
              </table:table-cell>
              <table:table-cell office:value-type="string">
                <text:p>Technologisch-mediale Perspektive</text:p>
              </table:table-cell>
              <table:table-cell office:value-type="string">
                <text:p>Gesellschaftlich-Kulturelle Perspektive</text:p>
              </table:table-cell>
              <table:table-cell office:value-type="string">
                <text:p>nicht einordbar</text:p>
              </table:table-cell>
            </table:table-row>
          </table:table-header-rows>
          <table:table-row>
            <table:table-cell office:value-type="string">
              <text:p> ja sehr gern oder eher ja</text:p>
            </table:table-cell>
            <table:table-cell office:value-type="float" office:value="0.29601518026565465"/>
            <table:table-cell office:value-type="float" office:value="0.37571157495256169"/>
            <table:table-cell office:value-type="float" office:value="9.2979127134724851E-2"/>
            <table:table-cell office:value-type="float" office:value="0.23529411764705882"/>
          </table:table-row>
          <table:table-row>
            <table:table-cell office:value-type="string">
              <text:p>eher nicht oder gar nicht</text:p>
            </table:table-cell>
            <table:table-cell office:value-type="float" office:value="0.36684303350970016"/>
            <table:table-cell office:value-type="float" office:value="0.35097001763668428"/>
            <table:table-cell office:value-type="float" office:value="6.7019400352733682E-2"/>
            <table:table-cell office:value-type="float" office:value="0.21516754850088182"/>
          </table:table-row>
          <table:table-row>
            <table:table-cell office:value-type="string">
              <text:p>ich weiß nicht und keine Angabe</text:p>
            </table:table-cell>
            <table:table-cell office:value-type="float" office:value="0.35885167464114831"/>
            <table:table-cell office:value-type="float" office:value="0.35406698564593303"/>
            <table:table-cell office:value-type="float" office:value="7.1770334928229665E-2"/>
            <table:table-cell office:value-type="float" office:value="0.21531100478468901"/>
          </table:table-row>
        </table:table>
      </chart:chart>
    </office:chart>
  </office:body>
</office:document-content>
</file>

<file path=Object 6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70c0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de0000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00b05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f7f7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1.5452755905512pt" svg:width="473.7268503937008pt" chart:style-name="Crt0">
        <chart:title chart:style-name="CT00">
          <text:p text:style-name="a0" text:class-names="" text:cond-style-name="">Ich möchte später einen Beruf haben, der wenig mit Computern zu tun hat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point chart:repeated="3"/>
          </chart:series>
          <chart:series chart:label-cell-address="local-table.$E$1" chart:values-cell-range-address="local-table.$E$2:.$E$4" chart:class="chart:bar" chart:attached-axis="primary-y" chart:style-name="G0S3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Interaktionsperspektive</text:p>
              </table:table-cell>
              <table:table-cell office:value-type="string">
                <text:p>Technologisch-mediale Perspektive</text:p>
              </table:table-cell>
              <table:table-cell office:value-type="string">
                <text:p>Gesellschaftlich-Kulturelle Perspektive</text:p>
              </table:table-cell>
              <table:table-cell office:value-type="string">
                <text:p>nicht einordbar</text:p>
              </table:table-cell>
            </table:table-row>
          </table:table-header-rows>
          <table:table-row>
            <table:table-cell office:value-type="string">
              <text:p> ja sehr gern oder eher ja</text:p>
            </table:table-cell>
            <table:table-cell office:value-type="float" office:value="0.36229508196721311"/>
            <table:table-cell office:value-type="float" office:value="0.35737704918032787"/>
            <table:table-cell office:value-type="float" office:value="6.0655737704918035E-2"/>
            <table:table-cell office:value-type="float" office:value="0.21967213114754097"/>
          </table:table-row>
          <table:table-row>
            <table:table-cell office:value-type="string">
              <text:p>eher nicht oder gar nicht</text:p>
            </table:table-cell>
            <table:table-cell office:value-type="float" office:value="0.291497975708502"/>
            <table:table-cell office:value-type="float" office:value="0.39271255060728744"/>
            <table:table-cell office:value-type="float" office:value="8.7044534412955468E-2"/>
            <table:table-cell office:value-type="float" office:value="0.22874493927125505"/>
          </table:table-row>
          <table:table-row>
            <table:table-cell office:value-type="string">
              <text:p>ich weiß nicht und keine Angabe</text:p>
            </table:table-cell>
            <table:table-cell office:value-type="float" office:value="0.37185929648241206"/>
            <table:table-cell office:value-type="float" office:value="0.29648241206030151"/>
            <table:table-cell office:value-type="float" office:value="0.11055276381909548"/>
            <table:table-cell office:value-type="float" office:value="0.22110552763819097"/>
          </table:table-row>
        </table:table>
      </chart:chart>
    </office:chart>
  </office:body>
</office:document-content>
</file>

<file path=Object 6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e0e5eb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e0e5e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1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2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3.2097637795275pt" svg:width="360.1007874015748pt" chart:style-name="Crt0">
        <chart:title chart:style-name="CT00">
          <text:p text:style-name="a0" text:class-names="" text:cond-style-name="">Ich möchte später einen Beruf haben, der wenig mit Computern zu tun hat<text:s text:c="1"/></text:p>
        </chart:title>
        <chart:legend chart:legend-position="bottom" chart:legend-align="center" chart:style-name="Lgnd"/>
        <chart:plot-area svg:x="0.0pt" svg:y="48.66669291338582pt" svg:width="360.1007874015748pt" svg:height="116.6854330708661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kreuzergebnisse.$B$59:.$B$64"/>
          </chart:axis>
          <chart:series chart:label-cell-address="Ankreuzergebnisse.$D$58" chart:values-cell-range-address="Ankreuzergebnisse.$D$59:.$D$64" chart:class="chart:bar" chart:attached-axis="primary-y" chart:style-name="G0S0">
            <chart:data-point chart:repeated="6"/>
          </chart:series>
          <chart:series chart:label-cell-address="Ankreuzergebnisse.$F$58" chart:values-cell-range-address="Ankreuzergebnisse.$F$59:.$F$64" chart:class="chart:bar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6083cb" draw:end-color="#3e70ca" draw:start-intensity="100%" draw:end-intensity="100%"/>
    <draw:gradient draw:name="a2" draw:style="linear" draw:angle="0" draw:start-color="#f18c55" draw:end-color="#f67b28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e0e5eb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e0e5e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1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anguage="de" fo:country="D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2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3.1089763779528pt" svg:width="360.1007874015748pt" chart:style-name="Crt0">
        <chart:title chart:style-name="CT00">
          <text:p text:style-name="a0" text:class-names="" text:cond-style-name="">Ich möchte später einen Beruf haben, der viel mit Computern zu tun hat<text:s text:c="1"/></text:p>
        </chart:title>
        <chart:legend chart:legend-position="bottom" chart:legend-align="center" chart:style-name="Lgnd"/>
        <chart:plot-area svg:x="0.0pt" svg:y="48.63850393700787pt" svg:width="360.1007874015748pt" svg:height="116.636929133858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kreuzergebnisse.$B$45:.$B$50"/>
          </chart:axis>
          <chart:series chart:label-cell-address="Ankreuzergebnisse.$D$44" chart:values-cell-range-address="Ankreuzergebnisse.$D$45:.$D$50" chart:class="chart:bar" chart:attached-axis="primary-y" chart:style-name="G0S0">
            <chart:data-point chart:repeated="6"/>
          </chart:series>
          <chart:series chart:label-cell-address="Ankreuzergebnisse.$F$44" chart:values-cell-range-address="Ankreuzergebnisse.$F$45:.$F$50" chart:class="chart:bar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6083cb" draw:end-color="#3e70ca" draw:start-intensity="100%" draw:end-intensity="100%"/>
    <draw:gradient draw:name="a2" draw:style="linear" draw:angle="0" draw:start-color="#f18c55" draw:end-color="#f67b28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48.9996850393701pt" svg:width="438.8824409448819pt" chart:style-name="Crt0">
        <chart:title chart:style-name="CT00">
          <text:p text:style-name="a0" text:class-names="" text:cond-style-name="">Ich möchte später einen Beruf haben, der viel mit Computern zu tun ha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kreuzergebnisse.$N$41:.$N$46"/>
          </chart:axis>
          <chart:series chart:label-cell-address="Ankreuzergebnisse.$O$39" chart:values-cell-range-address="Ankreuzergebnisse.$P$41:.$P$46" chart:class="chart:bar" chart:attached-axis="primary-y" chart:style-name="G0S0">
            <chart:data-point chart:repeated="6"/>
          </chart:series>
          <chart:series chart:label-cell-address="Ankreuzergebnisse.$R$39" chart:values-cell-range-address="Ankreuzergebnisse.$S$41:.$S$46" chart:class="chart:bar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